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rg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e59f1c">1. Set default tweaks</text:a></text:p>
          <text:p text:style-name="Contents_20_1"><text:a xlink:type="simple" xlink:href="#orga846edc">2. Save all temporary files in auto-save</text:a></text:p>
          <text:p text:style-name="Contents_20_2"><text:a xlink:type="simple" xlink:href="#org1b2e598">2.1. Saves backup and auto-save in temporary directory</text:a></text:p>
          <text:p text:style-name="Contents_20_1"><text:a xlink:type="simple" xlink:href="#orgbc544e2">3. Install try</text:a></text:p>
          <text:p text:style-name="Contents_20_2"><text:a xlink:type="simple" xlink:href="#org1a1ecaf">3.1. Package to try packages for only that session</text:a></text:p>
          <text:p text:style-name="Contents_20_1"><text:a xlink:type="simple" xlink:href="#org9bfacad">4. Auto completion</text:a></text:p>
          <text:p text:style-name="Contents_20_2"><text:a xlink:type="simple" xlink:href="#org1a64b21">4.1. Enable ido package to make auto-completion better for completing commands in mini-buffer</text:a></text:p>
          <text:p text:style-name="Contents_20_2"><text:a xlink:type="simple" xlink:href="#orgcfe3736">4.2. which-key helps to auto-complete commands in mini-buffer. Type C-c and allow 2 seconds to pass, a pop up menu shows you possible keys</text:a></text:p>
          <text:p text:style-name="Contents_20_2"><text:a xlink:type="simple" xlink:href="#org1cf3062">4.3. smart-parens for completing parenthesis brackets, etc..</text:a></text:p>
          <text:p text:style-name="Contents_20_1"><text:a xlink:type="simple" xlink:href="#orgfbed8e6">5. Adds 80 character line tweaks</text:a></text:p>
          <text:p text:style-name="Contents_20_1"><text:a xlink:type="simple" xlink:href="#org2ff2db2">6. org-mode</text:a></text:p>
          <text:p text:style-name="Contents_20_2"><text:a xlink:type="simple" xlink:href="#orgafdbf5d">6.1. Installs and loads org-mode + adds flyspell for spell-checking</text:a></text:p>
          <text:p text:style-name="Contents_20_2"><text:a xlink:type="simple" xlink:href="#org6a121c0">6.2. Adds languages to org-mode</text:a></text:p>
          <text:p text:style-name="Contents_20_2"><text:a xlink:type="simple" xlink:href="#orgd9ca083">6.3. Setup org-mode</text:a></text:p>
          <text:p text:style-name="Contents_20_2"><text:a xlink:type="simple" xlink:href="#orgc08bead">6.4. Setup org-agenda</text:a></text:p>
          <text:p text:style-name="Contents_20_2"><text:a xlink:type="simple" xlink:href="#org8e2a7a9">6.5. org-capture templates</text:a></text:p>
          <text:p text:style-name="Contents_20_2"><text:a xlink:type="simple" xlink:href="#org203cfe4">6.6. Insert today's date</text:a></text:p>
          <text:p text:style-name="Contents_20_1"><text:a xlink:type="simple" xlink:href="#org4f7b339">7. On startup</text:a></text:p>
          <text:p text:style-name="Contents_20_2"><text:a xlink:type="simple" xlink:href="#orgdd5bf1e">7.1. Open inbox</text:a></text:p>
          <text:p text:style-name="Contents_20_1"><text:a xlink:type="simple" xlink:href="#orgbf055b9">8. List buffers</text:a></text:p>
          <text:p text:style-name="Contents_20_2"><text:a xlink:type="simple" xlink:href="#orgee35ca3">8.1. Switch list-buffer to ibuffer</text:a></text:p>
          <text:p text:style-name="Contents_20_2"><text:a xlink:type="simple" xlink:href="#org5e6def6">8.2. Package to place numbers on the windows to switch quicker</text:a></text:p>
          <text:p text:style-name="Contents_20_1"><text:a xlink:type="simple" xlink:href="#org0679c7d">9. org-ref</text:a></text:p>
          <text:p text:style-name="Contents_20_2"><text:a xlink:type="simple" xlink:href="#org3281a21">9.1. Package to handle references and notes in literature reviews</text:a></text:p>
          <text:p text:style-name="Contents_20_1"><text:a xlink:type="simple" xlink:href="#org6cda6fe">10. YAML mode</text:a></text:p>
          <text:p text:style-name="Contents_20_1"><text:a xlink:type="simple" xlink:href="#org6e397cb">11. Searching in Emacs</text:a></text:p>
          <text:p text:style-name="Contents_20_2"><text:a xlink:type="simple" xlink:href="#org96f4527">11.1. swiper</text:a></text:p>
          <text:p text:style-name="Contents_20_2"><text:a xlink:type="simple" xlink:href="#org874f818">11.2. avy for moving quickly in a file</text:a></text:p>
          <text:p text:style-name="Contents_20_1"><text:a xlink:type="simple" xlink:href="#org10f8dcf">12. Emacs theme</text:a></text:p>
          <text:p text:style-name="Contents_20_2"><text:a xlink:type="simple" xlink:href="#org5ef58ac">12.1. Spacemacs: used this before, keeping here if want to come back</text:a></text:p>
          <text:p text:style-name="Contents_20_2"><text:a xlink:type="simple" xlink:href="#org830f630">12.2. moe-theme: used this before, keeping here if want to come back</text:a></text:p>
          <text:p text:style-name="Contents_20_2"><text:a xlink:type="simple" xlink:href="#orgfbe370f">12.3. Doom theme: current</text:a></text:p>
          <text:p text:style-name="Contents_20_1"><text:a xlink:type="simple" xlink:href="#org4a3df86">13. Projectile</text:a></text:p>
          <text:p text:style-name="Contents_20_1"><text:a xlink:type="simple" xlink:href="#org5018fbc">14. ESS for statistics</text:a></text:p>
          <text:p text:style-name="Contents_20_2"><text:a xlink:type="simple" xlink:href="#orgac42b06">14.1. Load ESS</text:a></text:p>
          <text:p text:style-name="Contents_20_2"><text:a xlink:type="simple" xlink:href="#org452bec1">14.2. Set different modes in ESS</text:a></text:p>
          <text:p text:style-name="Contents_20_2"><text:a xlink:type="simple" xlink:href="#orgc071f94">14.3. Tweaks to ESS config</text:a></text:p>
          <text:p text:style-name="Contents_20_2"><text:a xlink:type="simple" xlink:href="#orgfa89d61">14.4. Forces help to appear only on R script</text:a></text:p>
          <text:p text:style-name="Contents_20_2"><text:a xlink:type="simple" xlink:href="#org7503610">14.5. Auto-completion in ESS</text:a></text:p>
          <text:p text:style-name="Contents_20_2"><text:a xlink:type="simple" xlink:href="#org865c568">14.6. Pipe operator shortcut</text:a></text:p>
          <text:p text:style-name="Contents_20_2"><text:a xlink:type="simple" xlink:href="#org8421c55">14.7. Assign operator shortcut</text:a></text:p>
          <text:p text:style-name="Contents_20_2"><text:a xlink:type="simple" xlink:href="#orgd59afe7">14.8. Make Shift-Enter do a lot in ESS</text:a></text:p>
          <text:p text:style-name="Contents_20_2"><text:a xlink:type="simple" xlink:href="#orgf3e772b">14.9. Scratch script R</text:a></text:p>
          <text:p text:style-name="Contents_20_2"><text:a xlink:type="simple" xlink:href="#org3f1694f">14.10. Add Shiny shortcut</text:a></text:p>
          <text:p text:style-name="Contents_20_2"><text:a xlink:type="simple" xlink:href="#org08c5e73">14.11. Insert RMarkdown chunk</text:a></text:p>
          <text:p text:style-name="Contents_20_2"><text:a xlink:type="simple" xlink:href="#org16a8640">14.12. Drake workflow</text:a></text:p>
          <text:p text:style-name="Contents_20_1"><text:a xlink:type="simple" xlink:href="#orgc16d2be">15. Stan</text:a></text:p>
          <text:p text:style-name="Contents_20_2"><text:a xlink:type="simple" xlink:href="#orgf5e7d39">15.1. Install Stan</text:a></text:p>
          <text:p text:style-name="Contents_20_1"><text:a xlink:type="simple" xlink:href="#org4c8233f">16. Magit</text:a></text:p>
          <text:p text:style-name="Contents_20_1"><text:a xlink:type="simple" xlink:href="#org3d4137c">17. Python</text:a></text:p>
          <text:p text:style-name="Contents_20_2"><text:a xlink:type="simple" xlink:href="#org62e792b">17.1. Set Python interpreter</text:a></text:p>
          <text:p text:style-name="Contents_20_2"><text:a xlink:type="simple" xlink:href="#org417dbdb">17.2. Install elpy</text:a></text:p>
          <text:p text:style-name="Contents_20_2"><text:a xlink:type="simple" xlink:href="#org05342c8">17.3. Assign operator shortcut</text:a></text:p>
          <text:p text:style-name="Contents_20_2"><text:a xlink:type="simple" xlink:href="#org4906ebb">17.4. Scratch script Python</text:a></text:p>
          <text:p text:style-name="Contents_20_2"><text:a xlink:type="simple" xlink:href="#orgae4a46f">17.5. Make Shift-Enter similar to ESS</text:a></text:p>
          <text:p text:style-name="Contents_20_1"><text:a xlink:type="simple" xlink:href="#orga958297">18. Yasnippet</text:a></text:p>
          <text:p text:style-name="Contents_20_1"><text:a xlink:type="simple" xlink:href="#org5016861">19. Flycheck</text:a></text:p>
          <text:p text:style-name="Contents_20_1"><text:a xlink:type="simple" xlink:href="#org4716440">20. expand-region</text:a></text:p>
          <text:p text:style-name="Contents_20_1"><text:a xlink:type="simple" xlink:href="#org4fad0cf">21. Google Calendar and Org-agenda</text:a></text:p>
          <text:p text:style-name="Contents_20_2"><text:a xlink:type="simple" xlink:href="#orgaaf54b4">21.1. Google Calendar</text:a></text:p>
          <text:p text:style-name="Contents_20_1"><text:a xlink:type="simple" xlink:href="#org2d7597a">22. P.A.R.A</text:a></text:p>
          <text:p text:style-name="Contents_20_2"><text:a xlink:type="simple" xlink:href="#org5090bce">22.1. Functions to move faster acros P.A.R.A</text:a></text:p>
          <text:p text:style-name="Contents_20_2"><text:a xlink:type="simple" xlink:href="#org83af61a">22.2. Functions to navigate quickly to org-agenda</text:a></text:p>
          <text:p text:style-name="Contents_20_2"><text:a xlink:type="simple" xlink:href="#org3ee7f9d">22.3. Functions for daily/weekly review</text:a></text:p>
          <text:p text:style-name="Contents_20_1"><text:a xlink:type="simple" xlink:href="#orgfaf724d">23. Macros</text:a></text:p>
          <text:p text:style-name="Contents_20_1"><text:a xlink:type="simple" xlink:href="#org30276cd">24. Julia</text:a></text:p>
          <text:p text:style-name="Contents_20_2"><text:a xlink:type="simple" xlink:href="#org45b98dc">24.1. Set Julia to the julia executable</text:a></text:p>
          <text:p text:style-name="Contents_20_2"><text:a xlink:type="simple" xlink:href="#orge12b637">24.2. Julia from scratch</text:a></text:p>
          <text:p text:style-name="Contents_20_2"><text:a xlink:type="simple" xlink:href="#orgcc65839">24.3. Install other Julia modes (apart from ESS)</text:a></text:p>
          <text:p text:style-name="Contents_20_1"><text:a xlink:type="simple" xlink:href="#orgdd7dc8e">25. Customize eshell</text:a></text:p>
          <text:p text:style-name="Contents_20_1"><text:a xlink:type="simple" xlink:href="#org0d38729">26. Docker</text:a></text:p>
          <text:p text:style-name="Contents_20_1"><text:a xlink:type="simple" xlink:href="#orgaa261e0">27. Rename buffers</text:a></text:p>
        </text:index-body>
      </text:table-of-content>
      <text:p text:style-name="Text_20_body">This file is called from <text:span text:style-name="OrgCode">init.el</text:span> which has the definition of the MELPA repository and  <text:span text:style-name="OrgCode">use-package</text:span> to install all of the packages
</text:p>
      <text:h text:style-name="Heading_20_1" text:outline-level="1" text:is-list-header="false">
<text:bookmark-start text:name="OrgXref.org6e59f1c"/>
<text:bookmark text:name="org6e59f1c"/>Set default tweaks
<text:bookmark-end text:name="OrgXref.org6e59f1c"/></text:h>
      <text:p text:style-name="OrgSrcBlock"><text:span text:style-name="OrgSrcFontLockCommentDelimiterFace">;;<text:s/></text:span><text:span text:style-name="OrgSrcFontLockCommentFace">Sets<text:s/>default<text:s/>directory</text:span></text:p>
      <text:p text:style-name="OrgSrcBlock">(<text:span text:style-name="OrgSrcFontLockKeywordFace">setq</text:span><text:s/>default<text:span text:style-name="OrgSrcHighlightOperatorsFace">-</text:span>directory<text:s/><text:span text:style-name="OrgSrcFontLockStringFace">"~/"</text:span>)</text:p>
      <text:p text:style-name="OrgSrcBlock"><text:span text:style-name="OrgSrcFontLockCommentDelimiterFace">;;<text:s/></text:span><text:span text:style-name="OrgSrcFontLockCommentFace">Inhibits<text:s/>the<text:s/>Emacs<text:s/>startup<text:s/>message<text:s/>w/<text:s/>tutorial,<text:s/>etc..</text:span></text:p>
      <text:p text:style-name="OrgSrcBlock">(<text:span text:style-name="OrgSrcFontLockKeywordFace">setq</text:span><text:s/>inhibit<text:span text:style-name="OrgSrcHighlightOperatorsFace">-</text:span>startup<text:span text:style-name="OrgSrcHighlightOperatorsFace">-</text:span>message<text:s/>t)</text:p>
      <text:p text:style-name="OrgSrcBlock">(tool<text:span text:style-name="OrgSrcHighlightOperatorsFace">-</text:span>bar<text:span text:style-name="OrgSrcHighlightOperatorsFace">-</text:span>mode<text:s/><text:span text:style-name="OrgSrcHighlightNumbersNumber">-1</text:span>)</text:p>
      <text:p text:style-name="OrgSrcBlock"/>
      <text:p text:style-name="OrgSrcBlock"><text:span text:style-name="OrgSrcFontLockCommentDelimiterFace">;;<text:s/></text:span><text:span text:style-name="OrgSrcFontLockCommentFace">Whenever<text:s/>emacs<text:s/>asks<text:s/>for<text:s/>yes<text:s/>or<text:s/>no,<text:s/>just<text:s/>y<text:s/>or<text:s/>n</text:span></text:p>
      <text:p text:style-name="OrgSrcBlock">(fset<text:s/>'yes<text:span text:style-name="OrgSrcHighlightOperatorsFace">-</text:span>or<text:span text:style-name="OrgSrcHighlightOperatorsFace">-</text:span>no<text:span text:style-name="OrgSrcHighlightOperatorsFace">-</text:span>p<text:s/>'y<text:span text:style-name="OrgSrcHighlightOperatorsFace">-</text:span>or<text:span text:style-name="OrgSrcHighlightOperatorsFace">-</text:span>n<text:span text:style-name="OrgSrcHighlightOperatorsFace">-</text:span>p)</text:p>
      <text:p text:style-name="OrgSrcBlock"/>
      <text:p text:style-name="OrgSrcBlock"><text:span text:style-name="OrgSrcFontLockCommentDelimiterFace">;;<text:s/></text:span><text:span text:style-name="OrgSrcFontLockCommentFace">Reload<text:s/>buffer<text:s/>without<text:s/>reopening<text:s/>with<text:s/>F5</text:span></text:p>
      <text:p text:style-name="OrgSrcBlock">(global<text:span text:style-name="OrgSrcHighlightOperatorsFace">-</text:span>set<text:span text:style-name="OrgSrcHighlightOperatorsFace">-</text:span>key<text:s/>(kbd<text:s/><text:span text:style-name="OrgSrcFontLockStringFace">"&lt;f5&gt;"</text:span>)<text:s/>'revert<text:span text:style-name="OrgSrcHighlightOperatorsFace">-</text:span>buffer)</text:p>
      <text:p text:style-name="OrgSrcBlock"/>
      <text:p text:style-name="OrgSrcBlock"><text:span text:style-name="OrgSrcFontLockCommentDelimiterFace">;;<text:s/></text:span><text:span text:style-name="OrgSrcFontLockCommentFace">Start<text:s/>emacs<text:s/>with<text:s/>full<text:s/>screen</text:span></text:p>
      <text:p text:style-name="OrgSrcBlock">(add<text:span text:style-name="OrgSrcHighlightOperatorsFace">-</text:span>to<text:span text:style-name="OrgSrcHighlightOperatorsFace">-</text:span>list<text:s/>'default<text:span text:style-name="OrgSrcHighlightOperatorsFace">-</text:span>frame<text:span text:style-name="OrgSrcHighlightOperatorsFace">-</text:span>alist<text:s/>'(fullscreen<text:s/><text:span text:style-name="OrgSrcHighlightOperatorsFace">.</text:span><text:s/>maximized))</text:p>
      <text:p text:style-name="OrgSrcBlock"/>
      <text:p text:style-name="OrgSrcBlock"><text:span text:style-name="OrgSrcFontLockCommentDelimiterFace">;;<text:s/></text:span><text:span text:style-name="OrgSrcFontLockCommentFace">Show<text:s/>line<text:s/>numbering<text:s/>on<text:s/>all<text:s/>buffers</text:span></text:p>
      <text:p text:style-name="OrgSrcBlock"><text:span text:style-name="OrgSrcFontLockCommentDelimiterFace">;;<text:s/></text:span><text:span text:style-name="OrgSrcFontLockCommentFace">Ideally,<text:s/>I'd<text:s/>like<text:s/>only<text:s/>line<text:s/>numbering</text:span></text:p>
      <text:p text:style-name="OrgSrcBlock"><text:span text:style-name="OrgSrcFontLockCommentDelimiterFace">;;<text:s/></text:span><text:span text:style-name="OrgSrcFontLockCommentFace">on<text:s/>the<text:s/>left<text:s/>buffers<text:s/>but<text:s/>I<text:s/>don't<text:s/>know</text:span></text:p>
      <text:p text:style-name="OrgSrcBlock"><text:span text:style-name="OrgSrcFontLockCommentDelimiterFace">;;<text:s/></text:span><text:span text:style-name="OrgSrcFontLockCommentFace">how<text:s/>to<text:s/>do<text:s/>it.</text:span></text:p>
      <text:p text:style-name="OrgSrcBlock">(global<text:span text:style-name="OrgSrcHighlightOperatorsFace">-</text:span>display<text:span text:style-name="OrgSrcHighlightOperatorsFace">-</text:span>line<text:span text:style-name="OrgSrcHighlightOperatorsFace">-</text:span>numbers<text:span text:style-name="OrgSrcHighlightOperatorsFace">-</text:span>mode)</text:p>
      <text:p text:style-name="OrgSrcBlock"/>
      <text:p text:style-name="OrgSrcBlock"><text:span text:style-name="OrgSrcFontLockCommentDelimiterFace">;;<text:s/></text:span><text:span text:style-name="OrgSrcFontLockCommentFace">To<text:s/>highlight<text:s/>complementary<text:s/>parenthesis<text:s/>when<text:s/>cursor<text:s/>is<text:s/>on<text:s/>top</text:span></text:p>
      <text:p text:style-name="OrgSrcBlock">(show<text:span text:style-name="OrgSrcHighlightOperatorsFace">-</text:span>paren<text:span text:style-name="OrgSrcHighlightOperatorsFace">-</text:span>mode<text:s/><text:span text:style-name="OrgSrcHighlightNumbersNumber">1</text:span>)</text:p>
      <text:p text:style-name="OrgSrcBlock">(<text:span text:style-name="OrgSrcFontLockKeywordFace">setq</text:span><text:s/>show<text:span text:style-name="OrgSrcHighlightOperatorsFace">-</text:span>paren<text:span text:style-name="OrgSrcHighlightOperatorsFace">-</text:span>delay<text:s/><text:span text:style-name="OrgSrcHighlightNumbersNumber">0</text:span>)</text:p>
      <text:p text:style-name="OrgSrcBlock">(<text:span text:style-name="OrgSrcFontLockKeywordFace">setq</text:span><text:s/>org<text:span text:style-name="OrgSrcHighlightOperatorsFace">-</text:span>src<text:span text:style-name="OrgSrcHighlightOperatorsFace">-</text:span>tab<text:span text:style-name="OrgSrcHighlightOperatorsFace">-</text:span>acts<text:span text:style-name="OrgSrcHighlightOperatorsFace">-</text:span>natively<text:s/>t)</text:p>
      <text:p text:style-name="OrgSrcBlock"/>
      <text:p text:style-name="OrgSrcBlock"><text:span text:style-name="OrgSrcFontLockCommentDelimiterFace">;;<text:s/></text:span><text:span text:style-name="OrgSrcFontLockCommentFace">Set<text:s/>lines<text:s/>to<text:s/>continue<text:s/>if<text:s/>they're<text:s/>too<text:s/>long<text:s/>instead<text:s/>of</text:span></text:p>
      <text:p text:style-name="OrgSrcBlock"><text:span text:style-name="OrgSrcFontLockCommentDelimiterFace">;;<text:s/></text:span><text:span text:style-name="OrgSrcFontLockCommentFace">continuing<text:s/>them<text:s/>in<text:s/>the<text:s/>next<text:s/>line</text:span></text:p>
      <text:p text:style-name="OrgSrcBlock">(setq<text:span text:style-name="OrgSrcHighlightOperatorsFace">-</text:span>default<text:s/>truncate<text:span text:style-name="OrgSrcHighlightOperatorsFace">-</text:span>lines<text:s/>t)</text:p>
      <text:p text:style-name="OrgSrcBlock"><text:span text:style-name="OrgSrcFontLockCommentDelimiterFace">;;<text:s/></text:span><text:span text:style-name="OrgSrcFontLockCommentFace">(setq<text:s/>toggle-truncate-lines<text:s/>t)</text:span></text:p>
      <text:p text:style-name="OrgSrcBlock"><text:span text:style-name="OrgSrcFontLockCommentDelimiterFace">;;<text:s/></text:span><text:span text:style-name="OrgSrcFontLockCommentFace">(setq<text:s/>truncate-partial-width-windows<text:s/>nil)</text:span></text:p>
      <text:p text:style-name="OrgSrcBlock"/>
      <text:p text:style-name="OrgSrcBlock"><text:span text:style-name="OrgSrcFontLockCommentDelimiterFace">;;<text:s/></text:span><text:span text:style-name="OrgSrcFontLockCommentFace">Remaps<text:s/>kill<text:s/>this<text:s/>buffer<text:s/>to<text:s/>familiar<text:s/>CTRL<text:s/>+<text:s/>W</text:span></text:p>
      <text:p text:style-name="OrgSrcBlock">(global<text:span text:style-name="OrgSrcHighlightOperatorsFace">-</text:span>set<text:span text:style-name="OrgSrcHighlightOperatorsFace">-</text:span>key<text:s/>[(control<text:s/>w)]<text:s/>'kill<text:span text:style-name="OrgSrcHighlightOperatorsFace">-</text:span>this<text:span text:style-name="OrgSrcHighlightOperatorsFace">-</text:span>buffer)</text:p>
      <text:p text:style-name="OrgSrcBlock">(global<text:span text:style-name="OrgSrcHighlightOperatorsFace">-</text:span>set<text:span text:style-name="OrgSrcHighlightOperatorsFace">-</text:span>key<text:s/>(kbd<text:s/><text:span text:style-name="OrgSrcFontLockStringFace">"M-k"</text:span>)<text:s/><text:s/>'kill<text:span text:style-name="OrgSrcHighlightOperatorsFace">-</text:span>region)</text:p>
      <text:p text:style-name="OrgSrcBlockLastLine">(global<text:span text:style-name="OrgSrcHighlightOperatorsFace">-</text:span>set<text:span text:style-name="OrgSrcHighlightOperatorsFace">-</text:span>key<text:s/>(kbd<text:s/><text:span text:style-name="OrgSrcFontLockStringFace">"M-k"</text:span>)<text:s/><text:s/>'kill<text:span text:style-name="OrgSrcHighlightOperatorsFace">-</text:span>region)</text:p>
      <text:h text:style-name="Heading_20_1" text:outline-level="1" text:is-list-header="false">
<text:bookmark-start text:name="OrgXref.orga846edc"/>
<text:bookmark text:name="orga846edc"/>Save all temporary files in auto-save
<text:bookmark-end text:name="OrgXref.orga846edc"/></text:h>
      <text:h text:style-name="Heading_20_2" text:outline-level="2" text:is-list-header="false">
<text:bookmark-start text:name="OrgXref.org1b2e598"/>
<text:bookmark text:name="org1b2e598"/>Saves backup and auto-save in temporary directory
<text:bookmark-end text:name="OrgXref.org1b2e598"/></text:h>
      <text:p text:style-name="OrgSrcBlock"><text:span text:style-name="OrgSrcFontLockCommentDelimiterFace">;;<text:s/></text:span><text:span text:style-name="OrgSrcFontLockCommentFace">store<text:s/>all<text:s/>backup<text:s/>and<text:s/>autosave<text:s/>files<text:s/>in<text:s/>the<text:s/>tmp<text:s/>dir</text:span></text:p>
      <text:p text:style-name="OrgSrcBlock">(<text:span text:style-name="OrgSrcFontLockKeywordFace">setq</text:span><text:s/>backup<text:span text:style-name="OrgSrcHighlightOperatorsFace">-</text:span>directory<text:span text:style-name="OrgSrcHighlightOperatorsFace">-</text:span>alist</text:p>
      <text:p text:style-name="OrgSrcBlock"><text:s/><text:s/><text:s/><text:s/><text:s/><text:s/>`((<text:span text:style-name="OrgSrcFontLockStringFace">".*"</text:span><text:s/><text:span text:style-name="OrgSrcHighlightOperatorsFace">.</text:span><text:s/><text:span text:style-name="OrgSrcHighlightOperatorsFace">,</text:span>temporary<text:span text:style-name="OrgSrcHighlightOperatorsFace">-</text:span>file<text:span text:style-name="OrgSrcHighlightOperatorsFace">-</text:span>directory)))</text:p>
      <text:p text:style-name="OrgSrcBlock">(<text:span text:style-name="OrgSrcFontLockKeywordFace">setq</text:span><text:s/>auto<text:span text:style-name="OrgSrcHighlightOperatorsFace">-</text:span>save<text:span text:style-name="OrgSrcHighlightOperatorsFace">-</text:span>file<text:span text:style-name="OrgSrcHighlightOperatorsFace">-</text:span>name<text:span text:style-name="OrgSrcHighlightOperatorsFace">-</text:span>transforms</text:p>
      <text:p text:style-name="OrgSrcBlock"><text:s/><text:s/><text:s/><text:s/><text:s/><text:s/>`((<text:span text:style-name="OrgSrcFontLockStringFace">".*"</text:span><text:s/><text:span text:style-name="OrgSrcHighlightOperatorsFace">,</text:span>temporary<text:span text:style-name="OrgSrcHighlightOperatorsFace">-</text:span>file<text:span text:style-name="OrgSrcHighlightOperatorsFace">-</text:span>directory<text:s/>t)))</text:p>
      <text:p text:style-name="OrgSrcBlock"/>
      <text:p text:style-name="OrgSrcBlockLastLine">(setq<text:span text:style-name="OrgSrcHighlightOperatorsFace">-</text:span>default<text:s/>auto<text:span text:style-name="OrgSrcHighlightOperatorsFace">-</text:span>save<text:span text:style-name="OrgSrcHighlightOperatorsFace">-</text:span>default<text:s/>t)</text:p>
      <text:p text:style-name="OrgSrcBlockLastLine"/>
      <text:h text:style-name="Heading_20_1" text:outline-level="1" text:is-list-header="false">
<text:bookmark-start text:name="OrgXref.orgbc544e2"/>
<text:bookmark text:name="orgbc544e2"/>Install try
<text:bookmark-end text:name="OrgXref.orgbc544e2"/></text:h>
      <text:h text:style-name="Heading_20_2" text:outline-level="2" text:is-list-header="false">
<text:bookmark-start text:name="OrgXref.org1a1ecaf"/>
<text:bookmark text:name="org1a1ecaf"/>Package to try packages for only that session
<text:bookmark-end text:name="OrgXref.org1a1ecaf"/></text:h>
      <text:p text:style-name="OrgSrcBlock">(use<text:span text:style-name="OrgSrcHighlightOperatorsFace">-</text:span>package<text:s/><text:span text:style-name="OrgSrcFontLockConstantFace">try</text:span></text:p>
      <text:p text:style-name="OrgSrcBlockLastLine"><text:s/><text:s/><text:span text:style-name="OrgSrcHighlightOperatorsFace">:</text:span>ensure<text:s/>t)</text:p>
      <text:h text:style-name="Heading_20_1" text:outline-level="1" text:is-list-header="false">
<text:bookmark-start text:name="OrgXref.org9bfacad"/>
<text:bookmark text:name="org9bfacad"/>Auto completion
<text:bookmark-end text:name="OrgXref.org9bfacad"/></text:h>
      <text:h text:style-name="Heading_20_2" text:outline-level="2" text:is-list-header="false">
<text:bookmark-start text:name="OrgXref.org1a64b21"/>
<text:bookmark text:name="org1a64b21"/>Enable ido package to make auto-completion better for completing commands in mini-buffer
<text:bookmark-end text:name="OrgXref.org1a64b21"/></text:h>
      <text:p text:style-name="OrgSrcBlock">(<text:span text:style-name="OrgSrcFontLockKeywordFace">setq</text:span><text:s/>indo<text:span text:style-name="OrgSrcHighlightOperatorsFace">-</text:span>enable<text:span text:style-name="OrgSrcHighlightOperatorsFace">-</text:span>flex<text:span text:style-name="OrgSrcHighlightOperatorsFace">-</text:span>matching<text:s/>t)</text:p>
      <text:p text:style-name="OrgSrcBlock">(<text:span text:style-name="OrgSrcFontLockKeywordFace">setq</text:span><text:s/>indo<text:span text:style-name="OrgSrcHighlightOperatorsFace">-</text:span>everywhere<text:s/>t)</text:p>
      <text:p text:style-name="OrgSrcBlock">(<text:span text:style-name="OrgSrcFontLockKeywordFace">setq</text:span><text:s/>ido<text:span text:style-name="OrgSrcHighlightOperatorsFace">-</text:span>create<text:span text:style-name="OrgSrcHighlightOperatorsFace">-</text:span>new<text:span text:style-name="OrgSrcHighlightOperatorsFace">-</text:span>buffer<text:s/>'always)</text:p>
      <text:p text:style-name="OrgSrcBlockLastLine">(ido<text:span text:style-name="OrgSrcHighlightOperatorsFace">-</text:span>mode<text:s/><text:span text:style-name="OrgSrcHighlightNumbersNumber">1</text:span>)</text:p>
      <text:h text:style-name="Heading_20_2" text:outline-level="2" text:is-list-header="false">
<text:bookmark-start text:name="OrgXref.orgcfe3736"/>
<text:bookmark text:name="orgcfe3736"/>which-key helps to auto-complete commands in mini-buffer. Type C-c and allow 2 seconds to pass, a pop up menu shows you possible keys
<text:bookmark-end text:name="OrgXref.orgcfe3736"/></text:h>
      <text:p text:style-name="OrgSrcBlock">(use<text:span text:style-name="OrgSrcHighlightOperatorsFace">-</text:span>package<text:s/>which<text:span text:style-name="OrgSrcHighlightOperatorsFace">-</text:span>key</text:p>
      <text:p text:style-name="OrgSrcBlock"><text:s/><text:s/><text:span text:style-name="OrgSrcHighlightOperatorsFace">:</text:span>ensure<text:s/>t</text:p>
      <text:p text:style-name="OrgSrcBlockLastLine"><text:s/><text:s/><text:span text:style-name="OrgSrcHighlightOperatorsFace">:</text:span>config<text:s/>(which<text:span text:style-name="OrgSrcHighlightOperatorsFace">-</text:span>key<text:span text:style-name="OrgSrcHighlightOperatorsFace">-</text:span>mode))</text:p>
      <text:h text:style-name="Heading_20_2" text:outline-level="2" text:is-list-header="false">
<text:bookmark-start text:name="OrgXref.org1cf3062"/>
<text:bookmark text:name="org1cf3062"/>smart-parens for completing parenthesis brackets, etc..
<text:bookmark-end text:name="OrgXref.org1cf3062"/></text:h>
      <text:p text:style-name="OrgSrcBlock">(use<text:span text:style-name="OrgSrcHighlightOperatorsFace">-</text:span>package<text:s/><text:span text:style-name="OrgSrcFontLockConstantFace">smartparens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text:s/>(smartparens<text:span text:style-name="OrgSrcHighlightOperatorsFace">-</text:span>global<text:span text:style-name="OrgSrcHighlightOperatorsFace">-</text:span>mode<text:s/>t))</text:p>
      <text:p text:style-name="OrgSrcBlock"/>
      <text:p text:style-name="OrgSrcBlock"><text:span text:style-name="OrgSrcFontLockCommentDelimiterFace">;;<text:s/></text:span><text:span text:style-name="OrgSrcFontLockCommentFace">To<text:s/>highlight<text:s/>some<text:s/>text<text:s/>and<text:s/>press<text:s/>*<text:s/>to<text:s/>wrap<text:s/>it<text:s/>in<text:s/>*<text:s/>*</text:span></text:p>
      <text:p text:style-name="OrgSrcBlock">(sp<text:span text:style-name="OrgSrcHighlightOperatorsFace">-</text:span>with<text:span text:style-name="OrgSrcHighlightOperatorsFace">-</text:span>modes<text:s/>'(org<text:span text:style-name="OrgSrcHighlightOperatorsFace">-</text:span>mode)</text:p>
      <text:p text:style-name="OrgSrcBlockLastLine"><text:s/><text:s/>(sp<text:span text:style-name="OrgSrcHighlightOperatorsFace">-</text:span>local<text:span text:style-name="OrgSrcHighlightOperatorsFace">-</text:span>pair<text:s/><text:span text:style-name="OrgSrcFontLockStringFace">"*"</text:span><text:s/><text:span text:style-name="OrgSrcFontLockStringFace">"*"</text:span>))</text:p>
      <text:p text:style-name="OrgSrcBlockLastLine"/>
      <text:h text:style-name="Heading_20_1" text:outline-level="1" text:is-list-header="false">
<text:bookmark-start text:name="OrgXref.orgfbed8e6"/>
<text:bookmark text:name="orgfbed8e6"/>Adds 80 character line tweaks
<text:bookmark-end text:name="OrgXref.orgfbed8e6"/></text:h>
      <text:p text:style-name="OrgSrcBlock"/>
      <text:p text:style-name="OrgSrcBlock">(setq<text:span text:style-name="OrgSrcHighlightOperatorsFace">-</text:span>default</text:p>
      <text:p text:style-name="OrgSrcBlock"><text:s/>whitespace<text:span text:style-name="OrgSrcHighlightOperatorsFace">-</text:span>line<text:span text:style-name="OrgSrcHighlightOperatorsFace">-</text:span>column<text:s/><text:span text:style-name="OrgSrcHighlightNumbersNumber">80</text:span></text:p>
      <text:p text:style-name="OrgSrcBlock"><text:s/>whitespace<text:span text:style-name="OrgSrcHighlightOperatorsFace">-</text:span>style<text:s/><text:s/><text:s/><text:s/><text:s/><text:s/><text:s/>'(face<text:s/>lines<text:span text:style-name="OrgSrcHighlightOperatorsFace">-</text:span>tail))</text:p>
      <text:p text:style-name="OrgSrcBlock"/>
      <text:p text:style-name="OrgSrcBlock">(add<text:span text:style-name="OrgSrcHighlightOperatorsFace">-</text:span>hook<text:s/>'prog<text:span text:style-name="OrgSrcHighlightOperatorsFace">-</text:span>mode<text:span text:style-name="OrgSrcHighlightOperatorsFace">-</text:span>hook<text:s/>#'whitespace<text:span text:style-name="OrgSrcHighlightOperatorsFace">-</text:span>mode)</text:p>
      <text:p text:style-name="OrgSrcBlockLastLine"/>
      <text:p text:style-name="OrgSrcBlockLastLine">(setq<text:span text:style-name="OrgSrcHighlightOperatorsFace">-</text:span>default<text:s/>fill<text:span text:style-name="OrgSrcHighlightOperatorsFace">-</text:span>column<text:s/><text:span text:style-name="OrgSrcHighlightNumbersNumber">80</text:span>)</text:p>
      <text:p text:style-name="OrgSrcBlockLastLine"/>
      <text:h text:style-name="Heading_20_1" text:outline-level="1" text:is-list-header="false">
<text:bookmark-start text:name="OrgXref.org2ff2db2"/>
<text:bookmark text:name="org2ff2db2"/>org-mode
<text:bookmark-end text:name="OrgXref.org2ff2db2"/></text:h>
      <text:h text:style-name="Heading_20_2" text:outline-level="2" text:is-list-header="false">
<text:bookmark-start text:name="OrgXref.orgafdbf5d"/>
<text:bookmark text:name="orgafdbf5d"/>Installs and loads org-mode + adds flyspell for spell-checking
<text:bookmark-end text:name="OrgXref.orgafdbf5d"/></text:h>
      <text:list text:style-name="OrgBulletedList" text:continue-numbering="false">
        <text:list-item>
          <text:p text:style-name="Text_20_body">See <text:a xlink:type="simple" xlink:href="http://pragmaticemacs.com/emacs/check-and-fix-spelling-as-you-type/">http://pragmaticemacs.com/emacs/check-and-fix-spelling-as-you-type/</text:a> for the spell-checking part. I've removed flyspell because it needs to be installed in the computer
</text:p>
        </text:list-item>
      </text:list>
      <text:p text:style-name="OrgSrcBlock">(use<text:span text:style-name="OrgSrcHighlightOperatorsFace">-</text:span>package<text:s/>org<text:span text:style-name="OrgSrcHighlightOperatorsFace">-</text:span>bullets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/text:p>
      <text:p text:style-name="OrgSrcBlock"><text:s/><text:s/>(add<text:span text:style-name="OrgSrcHighlightOperatorsFace">-</text:span>hook<text:s/>'org<text:span text:style-name="OrgSrcHighlightOperatorsFace">-</text:span>mode<text:span text:style-name="OrgSrcHighlightOperatorsFace">-</text:span>hook<text:s/>(<text:span text:style-name="OrgSrcFontLockKeywordFace">lambda</text:span>()<text:s/>(org<text:span text:style-name="OrgSrcHighlightOperatorsFace">-</text:span>bullets<text:span text:style-name="OrgSrcHighlightOperatorsFace">-</text:span>mode<text:s/><text:span text:style-name="OrgSrcHighlightNumbersNumber">1</text:span>))))</text:p>
      <text:p text:style-name="OrgSrcBlock"><text:span text:style-name="OrgSrcFontLockCommentDelimiterFace">;;<text:s/><text:s/><text:s/><text:s/><text:s/><text:s/><text:s/><text:s/></text:span><text:span text:style-name="OrgSrcFontLockCommentFace">(add-hook<text:s/>'text-mode-hook<text:s/>'flyspell-mode))</text:span></text:p>
      <text:p text:style-name="OrgSrcBlock"/>
      <text:p text:style-name="OrgSrcBlock">(use<text:span text:style-name="OrgSrcHighlightOperatorsFace">-</text:span>package<text:s/><text:span text:style-name="OrgSrcFontLockConstantFace">org</text:span></text:p>
      <text:p text:style-name="OrgSrcBlock"><text:s/><text:s/><text:span text:style-name="OrgSrcHighlightOperatorsFace">:</text:span>bind<text:s/>(<text:span text:style-name="OrgSrcHighlightOperatorsFace">:</text:span>map<text:s/>org<text:span text:style-name="OrgSrcHighlightOperatorsFace">-</text:span>mode<text:span text:style-name="OrgSrcHighlightOperatorsFace">-</text:span>map</text:p>
      <text:p text:style-name="OrgSrcBlock"><text:tab/><text:s/><text:s/><text:s/><text:s/><text:s/><text:s/>(<text:span text:style-name="OrgSrcFontLockStringFace">"M-n"</text:span><text:s/><text:span text:style-name="OrgSrcHighlightOperatorsFace">.</text:span><text:s/>eval<text:span text:style-name="OrgSrcHighlightOperatorsFace">-</text:span>region)))</text:p>
      <text:p text:style-name="OrgSrcBlock"/>
      <text:p text:style-name="OrgSrcBlock">(with<text:span text:style-name="OrgSrcHighlightOperatorsFace">-</text:span>eval<text:span text:style-name="OrgSrcHighlightOperatorsFace">-</text:span>after<text:span text:style-name="OrgSrcHighlightOperatorsFace">-</text:span>load<text:s/>'org</text:p>
      <text:p text:style-name="OrgSrcBlockLastLine"><text:s/><text:s/>(bind<text:span text:style-name="OrgSrcHighlightOperatorsFace">-</text:span>key<text:s/><text:span text:style-name="OrgSrcFontLockStringFace">"M-n"</text:span><text:s/>#'eval<text:span text:style-name="OrgSrcHighlightOperatorsFace">-</text:span>region<text:s/>org<text:span text:style-name="OrgSrcHighlightOperatorsFace">-</text:span>mode<text:span text:style-name="OrgSrcHighlightOperatorsFace">-</text:span>map))</text:p>
      <text:p text:style-name="OrgSrcBlockLastLine"/>
      <text:h text:style-name="Heading_20_2" text:outline-level="2" text:is-list-header="false">
<text:bookmark-start text:name="OrgXref.org6a121c0"/>
<text:bookmark text:name="org6a121c0"/>Adds languages to org-mode
<text:bookmark-end text:name="OrgXref.org6a121c0"/></text:h>
      <text:p text:style-name="OrgSrcBlock">(org<text:span text:style-name="OrgSrcHighlightOperatorsFace">-</text:span>babel<text:span text:style-name="OrgSrcHighlightOperatorsFace">-</text:span>do<text:span text:style-name="OrgSrcHighlightOperatorsFace">-</text:span>load<text:span text:style-name="OrgSrcHighlightOperatorsFace">-</text:span>languages</text:p>
      <text:p text:style-name="OrgSrcBlock"><text:s/>'org<text:span text:style-name="OrgSrcHighlightOperatorsFace">-</text:span>babel<text:span text:style-name="OrgSrcHighlightOperatorsFace">-</text:span>load<text:span text:style-name="OrgSrcHighlightOperatorsFace">-</text:span>languages</text:p>
      <text:p text:style-name="OrgSrcBlockLastLine"><text:s/>'((R<text:s/><text:span text:style-name="OrgSrcHighlightOperatorsFace">.</text:span><text:s/>t)))</text:p>
      <text:p text:style-name="OrgSrcBlockLastLine"/>
      <text:h text:style-name="Heading_20_2" text:outline-level="2" text:is-list-header="false">
<text:bookmark-start text:name="OrgXref.orgd9ca083"/>
<text:bookmark text:name="orgd9ca083"/>Setup org-mode
<text:bookmark-end text:name="OrgXref.orgd9ca083"/></text:h>
      <text:p text:style-name="OrgSrcBlock">(global<text:span text:style-name="OrgSrcHighlightOperatorsFace">-</text:span>set<text:span text:style-name="OrgSrcHighlightOperatorsFace">-</text:span>key<text:s/>(kbd<text:s/><text:span text:style-name="OrgSrcFontLockStringFace">"C-c<text:s/>l"</text:span>)<text:s/>'org<text:span text:style-name="OrgSrcHighlightOperatorsFace">-</text:span>store<text:span text:style-name="OrgSrcHighlightOperatorsFace">-</text:span>link)</text:p>
      <text:p text:style-name="OrgSrcBlock">(global<text:span text:style-name="OrgSrcHighlightOperatorsFace">-</text:span>set<text:span text:style-name="OrgSrcHighlightOperatorsFace">-</text:span>key<text:s/>(kbd<text:s/><text:span text:style-name="OrgSrcFontLockStringFace">"C-c<text:s/>c"</text:span>)<text:s/>'org<text:span text:style-name="OrgSrcHighlightOperatorsFace">-</text:span>capture)</text:p>
      <text:p text:style-name="OrgSrcBlock">(global<text:span text:style-name="OrgSrcHighlightOperatorsFace">-</text:span>set<text:span text:style-name="OrgSrcHighlightOperatorsFace">-</text:span>key<text:s/>(kbd<text:s/><text:span text:style-name="OrgSrcFontLockStringFace">"C-c<text:s/>a"</text:span>)<text:s/>'org<text:span text:style-name="OrgSrcHighlightOperatorsFace">-</text:span>agenda)</text:p>
      <text:p text:style-name="OrgSrcBlock">(global<text:span text:style-name="OrgSrcHighlightOperatorsFace">-</text:span>set<text:span text:style-name="OrgSrcHighlightOperatorsFace">-</text:span>key<text:s/>(kbd<text:s/><text:span text:style-name="OrgSrcFontLockStringFace">"C-c<text:s/>b"</text:span>)<text:s/>'org<text:span text:style-name="OrgSrcHighlightOperatorsFace">-</text:span>switchb)</text:p>
      <text:p text:style-name="OrgSrcBlock"/>
      <text:p text:style-name="OrgSrcBlock">(<text:span text:style-name="OrgSrcFontLockKeywordFace">setq</text:span><text:s/>org<text:span text:style-name="OrgSrcHighlightOperatorsFace">-</text:span>todo<text:span text:style-name="OrgSrcHighlightOperatorsFace">-</text:span>keywords'</text:p>
      <text:p text:style-name="OrgSrcBlock"><text:s/><text:s/><text:s/><text:s/><text:s/><text:s/>((sequence<text:s/><text:span text:style-name="OrgSrcFontLockStringFace">"TODO"</text:span><text:s/><text:span text:style-name="OrgSrcFontLockStringFace">"IN<text:s/>PROCESS"</text:span><text:s/><text:span text:style-name="OrgSrcFontLockStringFace">"WAITING"</text:span><text:s/><text:span text:style-name="OrgSrcFontLockStringFace">"|"</text:span><text:s/><text:span text:style-name="OrgSrcFontLockStringFace">"DONE"</text:span>))</text:p>
      <text:p text:style-name="OrgSrcBlock"><text:s/><text:s/><text:s/><text:s/><text:s/><text:s/>)</text:p>
      <text:p text:style-name="OrgSrcBlock"/>
      <text:p text:style-name="OrgSrcBlock"><text:span text:style-name="OrgSrcFontLockCommentDelimiterFace">;;<text:s/></text:span><text:span text:style-name="OrgSrcFontLockCommentFace">To<text:s/>archive<text:s/>all<text:s/>TODO's<text:s/>in<text:s/>an<text:s/>org<text:s/>file.</text:span></text:p>
      <text:p text:style-name="OrgSrcBlock"><text:span text:style-name="OrgSrcFontLockCommentDelimiterFace">;;<text:s/></text:span><text:span text:style-name="OrgSrcFontLockCommentFace">Taken<text:s/>from<text:s/>https://stackoverflow.com/questions/6997387/how-to-archive-all-the</text:span><text:span text:style-name="OrgSrcWhitespaceLine">-done-tasks-using-a-single-command/27043756#27043756</text:span></text:p>
      <text:p text:style-name="OrgSrcBlock">(<text:span text:style-name="OrgSrcFontLockKeywordFace">defun</text:span><text:s/>org<text:span text:style-name="OrgSrcHighlightOperatorsFace">-</text:span>archive<text:span text:style-name="OrgSrcHighlightOperatorsFace">-</text:span>done<text:span text:style-name="OrgSrcHighlightOperatorsFace">-</text:span>tasks<text:s/>()</text:p>
      <text:p text:style-name="OrgSrcBlock"><text:s/><text:s/>(<text:span text:style-name="OrgSrcFontLockKeywordFace">interactive</text:span>)</text:p>
      <text:p text:style-name="OrgSrcBlock"><text:s/><text:s/>(org<text:span text:style-name="OrgSrcHighlightOperatorsFace">-</text:span>map<text:span text:style-name="OrgSrcHighlightOperatorsFace">-</text:span>entries</text:p>
      <text:p text:style-name="OrgSrcBlock"><text:s/><text:s/><text:s/>(<text:span text:style-name="OrgSrcFontLockKeywordFace">lambda</text:span><text:s/>()</text:p>
      <text:p text:style-name="OrgSrcBlock"><text:s/><text:s/><text:s/><text:s/><text:s/>(org<text:span text:style-name="OrgSrcHighlightOperatorsFace">-</text:span>archive<text:span text:style-name="OrgSrcHighlightOperatorsFace">-</text:span>subtree)</text:p>
      <text:p text:style-name="OrgSrcBlock"><text:s/><text:s/><text:s/><text:s/><text:s/>(<text:span text:style-name="OrgSrcFontLockKeywordFace">setq</text:span><text:s/>org<text:span text:style-name="OrgSrcHighlightOperatorsFace">-</text:span>map<text:span text:style-name="OrgSrcHighlightOperatorsFace">-</text:span>continue<text:span text:style-name="OrgSrcHighlightOperatorsFace">-</text:span>from<text:s/>(org<text:span text:style-name="OrgSrcHighlightOperatorsFace">-</text:span>element<text:span text:style-name="OrgSrcHighlightOperatorsFace">-</text:span>property<text:s/><text:span text:style-name="OrgSrcHighlightOperatorsFace">:</text:span>begin<text:s/>(org<text:span text:style-name="OrgSrcHighlightOperatorsFace">-</text:span>element<text:span text:style-name="OrgSrcHighlightOperatorsFace">-</text:span>at<text:span text:style-name="OrgSrcHighlightOperatorsFace">-</text:span>po<text:span text:style-name="OrgSrcWhitespaceLine">int))))</text:span></text:p>
      <text:p text:style-name="OrgSrcBlock"><text:s/><text:s/><text:s/><text:span text:style-name="OrgSrcFontLockStringFace">"/DONE"</text:span><text:s/>'file))</text:p>
      <text:p text:style-name="OrgSrcBlock"/>
      <text:p text:style-name="OrgSrcBlock">(global<text:span text:style-name="OrgSrcHighlightOperatorsFace">-</text:span>set<text:span text:style-name="OrgSrcHighlightOperatorsFace">-</text:span>key<text:s/>(kbd<text:s/><text:span text:style-name="OrgSrcFontLockStringFace">"C-x<text:s/>C-a<text:s/>C-a"</text:span>)<text:s/>'org<text:span text:style-name="OrgSrcHighlightOperatorsFace">-</text:span>archive<text:span text:style-name="OrgSrcHighlightOperatorsFace">-</text:span>done<text:span text:style-name="OrgSrcHighlightOperatorsFace">-</text:span>tasks)</text:p>
      <text:p text:style-name="OrgSrcBlock"/>
      <text:p text:style-name="OrgSrcBlock"><text:span text:style-name="OrgSrcFontLockCommentDelimiterFace">;;<text:s/></text:span><text:span text:style-name="OrgSrcFontLockCommentFace">Sets<text:s/>a<text:s/>closed<text:s/>timestamp</text:span></text:p>
      <text:p text:style-name="OrgSrcBlock">(<text:span text:style-name="OrgSrcFontLockKeywordFace">setq</text:span><text:s/>org<text:span text:style-name="OrgSrcHighlightOperatorsFace">-</text:span>log<text:span text:style-name="OrgSrcHighlightOperatorsFace">-</text:span>done<text:s/>'time)</text:p>
      <text:p text:style-name="OrgSrcBlock"/>
      <text:p text:style-name="OrgSrcBlock"><text:span text:style-name="OrgSrcFontLockCommentDelimiterFace">;;<text:s/></text:span><text:span text:style-name="OrgSrcFontLockCommentFace">Prompts<text:s/>for<text:s/>a<text:s/>note<text:s/>after<text:s/>TODO<text:s/>is<text:s/>set<text:s/>to<text:s/>DONE</text:span></text:p>
      <text:p text:style-name="OrgSrcBlockLastLine">(<text:span text:style-name="OrgSrcFontLockKeywordFace">setq</text:span><text:s/>org<text:span text:style-name="OrgSrcHighlightOperatorsFace">-</text:span>log<text:span text:style-name="OrgSrcHighlightOperatorsFace">-</text:span>done<text:s/>'note)</text:p>
      <text:h text:style-name="Heading_20_2" text:outline-level="2" text:is-list-header="false">
<text:bookmark-start text:name="OrgXref.orgc08bead"/>
<text:bookmark text:name="orgc08bead"/>Setup org-agenda
<text:bookmark-end text:name="OrgXref.orgc08bead"/></text:h>
      <text:p text:style-name="OrgSrcBlock"><text:span text:style-name="OrgSrcFontLockCommentDelimiterFace">;;<text:s/></text:span><text:span text:style-name="OrgSrcFontLockCommentFace">(defun<text:s/>cj-org-agenda-show-agenda-and-todo<text:s/>(&amp;optional<text:s/>arg)</text:span></text:p>
      <text:p text:style-name="OrgSrcBlock"><text:span text:style-name="OrgSrcFontLockCommentDelimiterFace">;;<text:s/><text:s/><text:s/></text:span><text:span text:style-name="OrgSrcFontLockCommentFace">(interactive<text:s/>"P")</text:span></text:p>
      <text:p text:style-name="OrgSrcBlock"><text:span text:style-name="OrgSrcFontLockCommentDelimiterFace">;;<text:s/><text:s/><text:s/></text:span><text:span text:style-name="OrgSrcFontLockCommentFace">(org-agenda<text:s/>arg<text:s/>"n"))</text:span></text:p>
      <text:p text:style-name="OrgSrcBlock"/>
      <text:p text:style-name="OrgSrcBlock"/>
      <text:p text:style-name="OrgSrcBlock"><text:span text:style-name="OrgSrcFontLockCommentDelimiterFace">;;<text:s/></text:span><text:span text:style-name="OrgSrcFontLockCommentFace">(define-key<text:s/>global-map<text:s/>(kbd<text:s/>"C-c<text:s/>a")<text:s/>'cj-org-agenda-show-agenda-and-todo)</text:span></text:p>
      <text:p text:style-name="OrgSrcBlock"/>
      <text:p text:style-name="OrgSrcBlock">(<text:span text:style-name="OrgSrcFontLockKeywordFace">setq</text:span><text:s/>org<text:span text:style-name="OrgSrcHighlightOperatorsFace">-</text:span>agenda<text:span text:style-name="OrgSrcHighlightOperatorsFace">-</text:span>files</text:p>
      <text:p text:style-name="OrgSrcBlockLastLine"><text:s/><text:s/><text:s/><text:s/><text:s/><text:s/>(list<text:s/><text:span text:style-name="OrgSrcFontLockStringFace">"~/google_drive/gtd/inbox.org"</text:span><text:s/><text:span text:style-name="OrgSrcFontLockStringFace">"~/google_drive/gtd/gcal.org"</text:span>))</text:p>
      <text:p text:style-name="OrgSrcBlockLastLine"/>
      <text:h text:style-name="Heading_20_2" text:outline-level="2" text:is-list-header="false">
<text:bookmark-start text:name="OrgXref.org8e2a7a9"/>
<text:bookmark text:name="org8e2a7a9"/>org-capture templates
<text:bookmark-end text:name="OrgXref.org8e2a7a9"/></text:h>
      <text:p text:style-name="OrgSrcBlock"/>
      <text:p text:style-name="OrgSrcBlock">(<text:span text:style-name="OrgSrcFontLockKeywordFace">setq</text:span><text:s/>org<text:span text:style-name="OrgSrcHighlightOperatorsFace">-</text:span>capture<text:span text:style-name="OrgSrcHighlightOperatorsFace">-</text:span>templates</text:p>
      <text:p text:style-name="OrgSrcBlock"><text:s/><text:s/><text:s/><text:s/><text:s/><text:s/>'((<text:span text:style-name="OrgSrcFontLockStringFace">"a"</text:span><text:s/><text:span text:style-name="OrgSrcFontLockStringFace">"Appointment"</text:span><text:s/>entry<text:s/>(file<text:s/><text:s/><text:span text:style-name="OrgSrcFontLockStringFace">"~/google_drive/gtd/gcal.org"</text:span><text:s/>)</text:p>
      <text:p text:style-name="OrgSrcBlock"><text:tab/><text:s/><text:span text:style-name="OrgSrcFontLockStringFace">"*<text:s/>%?</text:span><text:span text:style-name="OrgSrcHesEscapeBackslashFace">\</text:span><text:span text:style-name="OrgSrcHesEscapeSequenceFace">n</text:span><text:span text:style-name="OrgSrcHesEscapeBackslashFace">\</text:span><text:span text:style-name="OrgSrcHesEscapeSequenceFace">n</text:span><text:span text:style-name="OrgSrcFontLockStringFace">%^T</text:span><text:span text:style-name="OrgSrcHesEscapeBackslashFace">\</text:span><text:span text:style-name="OrgSrcHesEscapeSequenceFace">n</text:span><text:span text:style-name="OrgSrcHesEscapeBackslashFace">\</text:span><text:span text:style-name="OrgSrcHesEscapeSequenceFace">n</text:span><text:span text:style-name="OrgSrcFontLockStringFace">:PROPERTIES:</text:span><text:span text:style-name="OrgSrcHesEscapeBackslashFace">\</text:span><text:span text:style-name="OrgSrcHesEscapeSequenceFace">n</text:span><text:span text:style-name="OrgSrcHesEscapeBackslashFace">\</text:span><text:span text:style-name="OrgSrcHesEscapeSequenceFace">n</text:span><text:span text:style-name="OrgSrcFontLockStringFace">:END:</text:span><text:span text:style-name="OrgSrcHesEscapeBackslashFace">\</text:span><text:span text:style-name="OrgSrcHesEscapeSequenceFace">n</text:span><text:span text:style-name="OrgSrcHesEscapeBackslashFace">\</text:span><text:span text:style-name="OrgSrcHesEscapeSequenceFace">n</text:span><text:span text:style-name="OrgSrcFontLockStringFace">"</text:span>)</text:p>
      <text:p text:style-name="OrgSrcBlock"><text:tab/>(<text:span text:style-name="OrgSrcFontLockStringFace">"t"</text:span><text:s/><text:span text:style-name="OrgSrcFontLockStringFace">"To<text:s/>Do<text:s/>Item"</text:span><text:s/>entry<text:s/>(file<text:span text:style-name="OrgSrcHighlightOperatorsFace">+</text:span>headline<text:s/><text:span text:style-name="OrgSrcFontLockStringFace">"~/google_drive/gtd/inbox.org"</text:span><text:s/><text:span text:style-name="OrgSrcFontLockStringFace">"T</text:span><text:span text:style-name="OrgSrcWhitespaceLine">o<text:s/>Do"</text:span><text:span text:style-name="OrgSrcWhitespaceLine">)</text:span></text:p>
      <text:p text:style-name="OrgSrcBlockLastLine"><text:tab/><text:s/><text:span text:style-name="OrgSrcFontLockStringFace">"*<text:s/>TODO<text:s/>%?</text:span><text:span text:style-name="OrgSrcHesEscapeBackslashFace">\</text:span><text:span text:style-name="OrgSrcHesEscapeSequenceFace">n</text:span><text:span text:style-name="OrgSrcFontLockStringFace">%u"</text:span><text:s/><text:span text:style-name="OrgSrcHighlightOperatorsFace">:</text:span>prepend<text:s/>t)))</text:p>
      <text:p text:style-name="OrgSrcBlockLastLine"/>
      <text:p text:style-name="OrgSrcBlockLastLine"/>
      <text:h text:style-name="Heading_20_2" text:outline-level="2" text:is-list-header="false">
<text:bookmark-start text:name="OrgXref.org203cfe4"/>
<text:bookmark text:name="org203cfe4"/>Insert today's date
<text:bookmark-end text:name="OrgXref.org203cfe4"/></text:h>
      <text:p text:style-name="OrgSrcBlock"><text:span text:style-name="OrgSrcFontLockCommentDelimiterFace">;;<text:s/></text:span><text:span text:style-name="OrgSrcFontLockCommentFace">from<text:s/>http://emacswiki.org/emacs/InsertingTodaysDate</text:span></text:p>
      <text:p text:style-name="OrgSrcBlock">(<text:span text:style-name="OrgSrcFontLockKeywordFace">defun</text:span><text:s/>insert<text:span text:style-name="OrgSrcHighlightOperatorsFace">-</text:span>todays<text:span text:style-name="OrgSrcHighlightOperatorsFace">-</text:span>date<text:s/>(arg)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insert<text:s/>(<text:span text:style-name="OrgSrcFontLockKeywordFace">if</text:span><text:s/>arg</text:p>
      <text:p text:style-name="OrgSrcBlock"><text:tab/><text:s/><text:s/><text:s/><text:s/><text:s/><text:s/>(format<text:span text:style-name="OrgSrcHighlightOperatorsFace">-</text:span>time<text:span text:style-name="OrgSrcHighlightOperatorsFace">-</text:span>string<text:s/><text:span text:style-name="OrgSrcFontLockStringFace">"%d-%m-%Y"</text:span>)</text:p>
      <text:p text:style-name="OrgSrcBlockLastLine"><text:tab/><text:s/><text:s/><text:s/><text:s/>(format<text:span text:style-name="OrgSrcHighlightOperatorsFace">-</text:span>time<text:span text:style-name="OrgSrcHighlightOperatorsFace">-</text:span>string<text:s/><text:span text:style-name="OrgSrcFontLockStringFace">"%Y-%m-%d"</text:span>))))</text:p>
      <text:h text:style-name="Heading_20_1" text:outline-level="1" text:is-list-header="false">
<text:bookmark-start text:name="OrgXref.org4f7b339"/>
<text:bookmark text:name="org4f7b339"/>On startup
<text:bookmark-end text:name="OrgXref.org4f7b339"/></text:h>
      <text:p text:style-name="Text_20_body">Do not move this to the front because I do stuff in <text:span text:style-name="OrgCode">~org-mode~</text:span> which affects org files
</text:p>
      <text:h text:style-name="Heading_20_2" text:outline-level="2" text:is-list-header="false">
<text:bookmark-start text:name="OrgXref.orgdd5bf1e"/>
<text:bookmark text:name="orgdd5bf1e"/>Open inbox
<text:bookmark-end text:name="OrgXref.orgdd5bf1e"/></text:h>
      <text:p text:style-name="OrgSrcBlock"><text:span text:style-name="OrgSrcFontLockCommentDelimiterFace">;;<text:s/></text:span><text:span text:style-name="OrgSrcFontLockCommentFace">;;<text:s/>On<text:s/>startup<text:s/>open<text:s/>TODO<text:s/>list</text:span></text:p>
      <text:p text:style-name="OrgSrcBlockLastLine">(find<text:span text:style-name="OrgSrcHighlightOperatorsFace">-</text:span>file<text:s/><text:span text:style-name="OrgSrcFontLockStringFace">"~/google_drive/gtd/inbox.org"</text:span>)</text:p>
      <text:h text:style-name="Heading_20_1" text:outline-level="1" text:is-list-header="false">
<text:bookmark-start text:name="OrgXref.orgbf055b9"/>
<text:bookmark text:name="orgbf055b9"/>List buffers
<text:bookmark-end text:name="OrgXref.orgbf055b9"/></text:h>
      <text:h text:style-name="Heading_20_2" text:outline-level="2" text:is-list-header="false">
<text:bookmark-start text:name="OrgXref.orgee35ca3"/>
<text:bookmark text:name="orgee35ca3"/>Switch list-buffer to ibuffer
<text:bookmark-end text:name="OrgXref.orgee35ca3"/></text:h>
      <text:p text:style-name="OrgSrcBlockLastLine">(<text:span text:style-name="OrgSrcFontLockKeywordFace">defalias</text:span><text:s/>'list<text:span text:style-name="OrgSrcHighlightOperatorsFace">-</text:span>buffers<text:s/>'ibuffer)</text:p>
      <text:h text:style-name="Heading_20_2" text:outline-level="2" text:is-list-header="false">
<text:bookmark-start text:name="OrgXref.org5e6def6"/>
<text:bookmark text:name="org5e6def6"/>Package to place numbers on the windows to switch quicker
<text:bookmark-end text:name="OrgXref.org5e6def6"/></text:h>
      <text:p text:style-name="OrgSrcBlock">(use<text:span text:style-name="OrgSrcHighlightOperatorsFace">-</text:span>package<text:s/>ace<text:span text:style-name="OrgSrcHighlightOperatorsFace">-</text:span>window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/text:p>
      <text:p text:style-name="OrgSrcBlock"><text:s/><text:s/>(<text:span text:style-name="OrgSrcFontLockKeywordFace">progn</text:span></text:p>
      <text:p text:style-name="OrgSrcBlock"><text:s/><text:s/><text:s/><text:s/>(global<text:span text:style-name="OrgSrcHighlightOperatorsFace">-</text:span>set<text:span text:style-name="OrgSrcHighlightOperatorsFace">-</text:span>key<text:s/>[remap<text:s/>other<text:span text:style-name="OrgSrcHighlightOperatorsFace">-</text:span>window]<text:s/>'ace<text:span text:style-name="OrgSrcHighlightOperatorsFace">-</text:span>window)</text:p>
      <text:p text:style-name="OrgSrcBlock"><text:s/><text:s/><text:s/><text:s/>(custom<text:span text:style-name="OrgSrcHighlightOperatorsFace">-</text:span>set<text:span text:style-name="OrgSrcHighlightOperatorsFace">-</text:span>faces</text:p>
      <text:p text:style-name="OrgSrcBlock"><text:s/><text:s/><text:s/><text:s/><text:s/>'(aw<text:span text:style-name="OrgSrcHighlightOperatorsFace">-</text:span>leading<text:span text:style-name="OrgSrcHighlightOperatorsFace">-</text:span>char<text:span text:style-name="OrgSrcHighlightOperatorsFace">-</text:span>face</text:p>
      <text:p text:style-name="OrgSrcBlock"><text:s/><text:s/><text:s/><text:s/><text:s/><text:s/><text:s/>((t<text:s/>(<text:span text:style-name="OrgSrcHighlightOperatorsFace">:</text:span>inherit<text:span text:style-name="OrgSrcHighlightOperatorsFace">-</text:span><text:s/>ace<text:span text:style-name="OrgSrcHighlightOperatorsFace">-</text:span>jump<text:span text:style-name="OrgSrcHighlightOperatorsFace">-</text:span>face<text:span text:style-name="OrgSrcHighlightOperatorsFace">-</text:span>foreground<text:s/><text:span text:style-name="OrgSrcHighlightOperatorsFace">:</text:span>height<text:s/><text:span text:style-name="OrgSrcHighlightNumbersNumber">3.0</text:span>)))))</text:p>
      <text:p text:style-name="OrgSrcBlockLastLine"><text:s/><text:s/><text:s/><text:s/>))</text:p>
      <text:h text:style-name="Heading_20_1" text:outline-level="1" text:is-list-header="false">
<text:bookmark-start text:name="OrgXref.org0679c7d"/>
<text:bookmark text:name="org0679c7d"/>org-ref
<text:bookmark-end text:name="OrgXref.org0679c7d"/></text:h>
      <text:h text:style-name="Heading_20_2" text:outline-level="2" text:is-list-header="false">
<text:bookmark-start text:name="OrgXref.org3281a21"/>
<text:bookmark text:name="org3281a21"/>Package to handle references and notes in literature reviews
<text:bookmark-end text:name="OrgXref.org3281a21"/></text:h>
      <text:p text:style-name="OrgSrcBlock">(use<text:span text:style-name="OrgSrcHighlightOperatorsFace">-</text:span>package<text:s/>org<text:span text:style-name="OrgSrcHighlightOperatorsFace">-</text:span>ref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/text:p>
      <text:p text:style-name="OrgSrcBlock"><text:s/><text:s/>(<text:span text:style-name="OrgSrcFontLockKeywordFace">setq</text:span><text:s/>reftex<text:span text:style-name="OrgSrcHighlightOperatorsFace">-</text:span>default<text:span text:style-name="OrgSrcHighlightOperatorsFace">-</text:span>bibliography<text:s/>'(<text:span text:style-name="OrgSrcFontLockStringFace">"~/google_drive/literature/references.bib"</text:span><text:span text:style-name="OrgSrcWhitespaceLine">)</text:span></text:p>
      <text:p text:style-name="OrgSrcBlock"><text:tab/>org<text:span text:style-name="OrgSrcHighlightOperatorsFace">-</text:span>ref<text:span text:style-name="OrgSrcHighlightOperatorsFace">-</text:span>bibliography<text:span text:style-name="OrgSrcHighlightOperatorsFace">-</text:span>notes<text:s/><text:span text:style-name="OrgSrcFontLockStringFace">"~/google_drive/literature/notes.org"</text:span></text:p>
      <text:p text:style-name="OrgSrcBlock"><text:tab/>org<text:span text:style-name="OrgSrcHighlightOperatorsFace">-</text:span>ref<text:span text:style-name="OrgSrcHighlightOperatorsFace">-</text:span>default<text:span text:style-name="OrgSrcHighlightOperatorsFace">-</text:span>bibliography<text:s/><text:s/>'(<text:span text:style-name="OrgSrcFontLockStringFace">"~/google_drive/literature/references.bi</text:span><text:span text:style-name="OrgSrcWhitespaceLine">b"</text:span><text:span text:style-name="OrgSrcWhitespaceLine">)</text:span></text:p>
      <text:p text:style-name="OrgSrcBlockLastLine"><text:tab/>org<text:span text:style-name="OrgSrcHighlightOperatorsFace">-</text:span>ref<text:span text:style-name="OrgSrcHighlightOperatorsFace">-</text:span>pdf<text:span text:style-name="OrgSrcHighlightOperatorsFace">-</text:span>directory<text:s/><text:span text:style-name="OrgSrcFontLockStringFace">"~/google_drive/literature/pdfs/"</text:span>))</text:p>
      <text:h text:style-name="Heading_20_1" text:outline-level="1" text:is-list-header="false">
<text:bookmark-start text:name="OrgXref.org6cda6fe"/>
<text:bookmark text:name="org6cda6fe"/>YAML mode
<text:bookmark-end text:name="OrgXref.org6cda6fe"/></text:h>
      <text:p text:style-name="OrgSrcBlock"/>
      <text:p text:style-name="OrgSrcBlock">(use<text:span text:style-name="OrgSrcHighlightOperatorsFace">-</text:span>package<text:s/>yaml<text:span text:style-name="OrgSrcHighlightOperatorsFace">-</text:span>mode</text:p>
      <text:p text:style-name="OrgSrcBlock"><text:s/><text:s/><text:span text:style-name="OrgSrcHighlightOperatorsFace">:</text:span>ensure<text:s/>t)</text:p>
      <text:p text:style-name="OrgSrcBlockLastLine"/>
      <text:p text:style-name="OrgSrcBlockLastLine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</text:span><text:span text:style-name="OrgSrcHesEscapeBackslashFace">\</text:span><text:span text:style-name="OrgSrcHesEscapeSequenceFace">\</text:span><text:span text:style-name="OrgSrcFontLockStringFace">.yml</text:span><text:span text:style-name="OrgSrcHesEscapeBackslashFace">\</text:span><text:span text:style-name="OrgSrcHesEscapeSequenceFace">\</text:span><text:span text:style-name="OrgSrcFontLockStringFace">'"</text:span><text:s/><text:span text:style-name="OrgSrcHighlightOperatorsFace">.</text:span><text:s/>yaml<text:span text:style-name="OrgSrcHighlightOperatorsFace">-</text:span>mode))</text:p>
      <text:p text:style-name="OrgSrcBlockLastLine"/>
      <text:h text:style-name="Heading_20_1" text:outline-level="1" text:is-list-header="false">
<text:bookmark-start text:name="OrgXref.org6e397cb"/>
<text:bookmark text:name="org6e397cb"/>Searching in Emacs
<text:bookmark-end text:name="OrgXref.org6e397cb"/></text:h>
      <text:h text:style-name="Heading_20_2" text:outline-level="2" text:is-list-header="false">
<text:bookmark-start text:name="OrgXref.org96f4527"/>
<text:bookmark text:name="org96f4527"/>swiper
<text:bookmark-end text:name="OrgXref.org96f4527"/></text:h>
      <text:p text:style-name="OrgSrcBlock"><text:span text:style-name="OrgSrcFontLockCommentDelimiterFace">;;<text:s/></text:span><text:span text:style-name="OrgSrcFontLockCommentFace">counsel<text:s/>is<text:s/>used<text:s/>by<text:s/>swiper<text:s/>so<text:s/>install<text:s/>before</text:span></text:p>
      <text:p text:style-name="OrgSrcBlock">(use<text:span text:style-name="OrgSrcHighlightOperatorsFace">-</text:span>package<text:s/><text:span text:style-name="OrgSrcFontLockConstantFace">counsel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bind</text:p>
      <text:p text:style-name="OrgSrcBlock"><text:s/><text:s/>((<text:span text:style-name="OrgSrcFontLockStringFace">"M-y"</text:span><text:s/><text:span text:style-name="OrgSrcHighlightOperatorsFace">.</text:span><text:s/>counsel<text:span text:style-name="OrgSrcHighlightOperatorsFace">-</text:span>yank<text:span text:style-name="OrgSrcHighlightOperatorsFace">-</text:span>pop)</text:p>
      <text:p text:style-name="OrgSrcBlock"><text:s/><text:s/><text:s/><text:span text:style-name="OrgSrcHighlightOperatorsFace">:</text:span>map<text:s/>ivy<text:span text:style-name="OrgSrcHighlightOperatorsFace">-</text:span>minibuffer<text:span text:style-name="OrgSrcHighlightOperatorsFace">-</text:span>map</text:p>
      <text:p text:style-name="OrgSrcBlock"><text:s/><text:s/><text:s/>(<text:span text:style-name="OrgSrcFontLockStringFace">"M-y"</text:span><text:s/><text:span text:style-name="OrgSrcHighlightOperatorsFace">.</text:span><text:s/>ivy<text:span text:style-name="OrgSrcHighlightOperatorsFace">-</text:span>next<text:span text:style-name="OrgSrcHighlightOperatorsFace">-</text:span>line))</text:p>
      <text:p text:style-name="OrgSrcBlock"><text:s/><text:s/>)</text:p>
      <text:p text:style-name="OrgSrcBlock"/>
      <text:p text:style-name="OrgSrcBlock">(use<text:span text:style-name="OrgSrcHighlightOperatorsFace">-</text:span>package<text:s/><text:span text:style-name="OrgSrcFontLockConstantFace">swiper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/text:p>
      <text:p text:style-name="OrgSrcBlock"><text:s/><text:s/>(<text:span text:style-name="OrgSrcFontLockKeywordFace">progn</text:span></text:p>
      <text:p text:style-name="OrgSrcBlock"><text:s/><text:s/><text:s/><text:s/>(ivy<text:span text:style-name="OrgSrcHighlightOperatorsFace">-</text:span>mode<text:s/><text:span text:style-name="OrgSrcHighlightNumbersNumber">1</text:span>)</text:p>
      <text:p text:style-name="OrgSrcBlock"><text:s/><text:s/><text:s/><text:s/>(<text:span text:style-name="OrgSrcFontLockKeywordFace">setq</text:span><text:s/>ivy<text:span text:style-name="OrgSrcHighlightOperatorsFace">-</text:span>use<text:span text:style-name="OrgSrcHighlightOperatorsFace">-</text:span>virtual<text:span text:style-name="OrgSrcHighlightOperatorsFace">-</text:span>buffers<text:s/>t)</text:p>
      <text:p text:style-name="OrgSrcBlock"><text:s/><text:s/><text:s/><text:s/>(<text:span text:style-name="OrgSrcFontLockKeywordFace">setq</text:span><text:s/>enable<text:span text:style-name="OrgSrcHighlightOperatorsFace">-</text:span>recursive<text:span text:style-name="OrgSrcHighlightOperatorsFace">-</text:span>minibuffers<text:s/>t)</text:p>
      <text:p text:style-name="OrgSrcBlock"><text:s/><text:s/><text:s/><text:s/><text:span text:style-name="OrgSrcFontLockCommentDelimiterFace">;;<text:s/></text:span><text:span text:style-name="OrgSrcFontLockCommentFace">enable<text:s/>this<text:s/>if<text:s/>you<text:s/>want<text:s/>`</text:span><text:span text:style-name="OrgSrcFontLockConstantFace">swiper</text:span><text:span text:style-name="OrgSrcFontLockCommentFace">'<text:s/>to<text:s/>use<text:s/>it</text:span></text:p>
      <text:p text:style-name="OrgSrcBlock"><text:s/><text:s/><text:s/><text:s/><text:span text:style-name="OrgSrcFontLockCommentDelimiterFace">;;<text:s/></text:span><text:span text:style-name="OrgSrcFontLockCommentFace">(setq<text:s/>search-default-mode<text:s/>#'char-fold-to-regexp)</text:span></text:p>
      <text:p text:style-name="OrgSrcBlock"><text:s/><text:s/><text:s/><text:s/>(global<text:span text:style-name="OrgSrcHighlightOperatorsFace">-</text:span>set<text:span text:style-name="OrgSrcHighlightOperatorsFace">-</text:span>key<text:s/><text:span text:style-name="OrgSrcFontLockStringFace">"</text:span><text:span text:style-name="OrgSrcHesEscapeBackslashFace">\</text:span><text:span text:style-name="OrgSrcHesEscapeSequenceFace">C</text:span><text:span text:style-name="OrgSrcFontLockStringFace">-s"</text:span><text:s/>'swiper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c<text:s/>C-r"</text:span>)<text:s/>'ivy<text:span text:style-name="OrgSrcHighlightOperatorsFace">-</text:span>resume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&lt;f6&gt;"</text:span>)<text:s/>'ivy<text:span text:style-name="OrgSrcHighlightOperatorsFace">-</text:span>resume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M-x"</text:span>)<text:s/>'counsel<text:span text:style-name="OrgSrcHighlightOperatorsFace">-</text:span>M<text:span text:style-name="OrgSrcHighlightOperatorsFace">-</text:span>x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x<text:s/>C-f"</text:span>)<text:s/>'counsel<text:span text:style-name="OrgSrcHighlightOperatorsFace">-</text:span>find<text:span text:style-name="OrgSrcHighlightOperatorsFace">-</text:span>file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&lt;f1&gt;<text:s/>f"</text:span>)<text:s/>'counsel<text:span text:style-name="OrgSrcHighlightOperatorsFace">-</text:span>describe<text:span text:style-name="OrgSrcHighlightOperatorsFace">-</text:span>function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&lt;f1&gt;<text:s/>v"</text:span>)<text:s/>'counsel<text:span text:style-name="OrgSrcHighlightOperatorsFace">-</text:span>describe<text:span text:style-name="OrgSrcHighlightOperatorsFace">-</text:span>variable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&lt;f1&gt;<text:s/>l"</text:span>)<text:s/>'counsel<text:span text:style-name="OrgSrcHighlightOperatorsFace">-</text:span>find<text:span text:style-name="OrgSrcHighlightOperatorsFace">-</text:span>library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&lt;f2&gt;<text:s/>i"</text:span>)<text:s/>'counsel<text:span text:style-name="OrgSrcHighlightOperatorsFace">-</text:span>info<text:span text:style-name="OrgSrcHighlightOperatorsFace">-</text:span>lookup<text:span text:style-name="OrgSrcHighlightOperatorsFace">-</text:span>symbol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&lt;f2&gt;<text:s/>u"</text:span>)<text:s/>'counsel<text:span text:style-name="OrgSrcHighlightOperatorsFace">-</text:span>unicode<text:span text:style-name="OrgSrcHighlightOperatorsFace">-</text:span>char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c<text:s/>g"</text:span>)<text:s/>'counsel<text:span text:style-name="OrgSrcHighlightOperatorsFace">-</text:span>git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c<text:s/>j"</text:span>)<text:s/>'counsel<text:span text:style-name="OrgSrcHighlightOperatorsFace">-</text:span>git<text:span text:style-name="OrgSrcHighlightOperatorsFace">-</text:span>grep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c<text:s/>k"</text:span>)<text:s/>'counsel<text:span text:style-name="OrgSrcHighlightOperatorsFace">-</text:span>ag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x<text:s/>l"</text:span>)<text:s/>'counsel<text:span text:style-name="OrgSrcHighlightOperatorsFace">-</text:span>locate)</text:p>
      <text:p text:style-name="OrgSrcBlock"><text:s/><text:s/><text:s/><text:s/>(global<text:span text:style-name="OrgSrcHighlightOperatorsFace">-</text:span>set<text:span text:style-name="OrgSrcHighlightOperatorsFace">-</text:span>key<text:s/>(kbd<text:s/><text:span text:style-name="OrgSrcFontLockStringFace">"C-S-o"</text:span>)<text:s/>'counsel<text:span text:style-name="OrgSrcHighlightOperatorsFace">-</text:span>rhythmbox)</text:p>
      <text:p text:style-name="OrgSrcBlock"><text:s/><text:s/><text:s/><text:s/>(define<text:span text:style-name="OrgSrcHighlightOperatorsFace">-</text:span>key<text:s/>minibuffer<text:span text:style-name="OrgSrcHighlightOperatorsFace">-</text:span>local<text:span text:style-name="OrgSrcHighlightOperatorsFace">-</text:span>map<text:s/>(kbd<text:s/><text:span text:style-name="OrgSrcFontLockStringFace">"C-r"</text:span>)<text:s/>'counsel<text:span text:style-name="OrgSrcHighlightOperatorsFace">-</text:span>minibuffer<text:span text:style-name="OrgSrcHighlightOperatorsFace">-</text:span>history)</text:p>
      <text:p text:style-name="OrgSrcBlockLastLine"><text:s/><text:s/><text:s/><text:s/>))</text:p>
      <text:h text:style-name="Heading_20_2" text:outline-level="2" text:is-list-header="false">
<text:bookmark-start text:name="OrgXref.org874f818"/>
<text:bookmark text:name="org874f818"/>avy for moving quickly in a file
<text:bookmark-end text:name="OrgXref.org874f818"/></text:h>
      <text:p text:style-name="OrgSrcBlock"><text:span text:style-name="OrgSrcFontLockCommentDelimiterFace">;;<text:s/></text:span><text:span text:style-name="OrgSrcFontLockCommentFace">avy<text:s/>for<text:s/>moving<text:s/>quickly<text:s/>through<text:s/>files</text:span></text:p>
      <text:p text:style-name="OrgSrcBlock">(use<text:span text:style-name="OrgSrcHighlightOperatorsFace">-</text:span>package<text:s/><text:span text:style-name="OrgSrcFontLockConstantFace">avy</text:span></text:p>
      <text:p text:style-name="OrgSrcBlock"><text:s/><text:s/><text:span text:style-name="OrgSrcHighlightOperatorsFace">:</text:span>ensure<text:s/>t</text:p>
      <text:p text:style-name="OrgSrcBlockLastLine"><text:s/><text:s/><text:span text:style-name="OrgSrcHighlightOperatorsFace">:</text:span>bind<text:s/>(<text:span text:style-name="OrgSrcFontLockStringFace">"M-s"</text:span><text:s/><text:span text:style-name="OrgSrcHighlightOperatorsFace">.</text:span><text:s/>avy<text:span text:style-name="OrgSrcHighlightOperatorsFace">-</text:span>goto<text:span text:style-name="OrgSrcHighlightOperatorsFace">-</text:span>char<text:span text:style-name="OrgSrcHighlightOperatorsFace">-</text:span>2))</text:p>
      <text:h text:style-name="Heading_20_1" text:outline-level="1" text:is-list-header="false">
<text:bookmark-start text:name="OrgXref.org10f8dcf"/>
<text:bookmark text:name="org10f8dcf"/>Emacs theme
<text:bookmark-end text:name="OrgXref.org10f8dcf"/></text:h>
      <text:h text:style-name="Heading_20_2" text:outline-level="2" text:is-list-header="false">
<text:bookmark-start text:name="OrgXref.org5ef58ac"/>
<text:bookmark text:name="org5ef58ac"/>Spacemacs: used this before, keeping here if want to come back
<text:bookmark-end text:name="OrgXref.org5ef58ac"/></text:h>
      <text:p text:style-name="OrgSrcBlock"><text:span text:style-name="OrgSrcFontLockCommentDelimiterFace">;;<text:s/></text:span><text:span text:style-name="OrgSrcFontLockCommentFace">Set<text:s/>spacemacs<text:s/>theme</text:span></text:p>
      <text:p text:style-name="OrgSrcBlock"><text:span text:style-name="OrgSrcFontLockCommentDelimiterFace">;;<text:s/></text:span><text:span text:style-name="OrgSrcFontLockCommentFace">This<text:s/>is<text:s/>a<text:s/>bit<text:s/>weird<text:s/>because<text:s/>the<text:s/>package<text:s/>is<text:s/>actually<text:s/>'spacemacs-theme'</text:span></text:p>
      <text:p text:style-name="OrgSrcBlock"><text:span text:style-name="OrgSrcFontLockCommentDelimiterFace">;;<text:s/></text:span><text:span text:style-name="OrgSrcFontLockCommentFace">but<text:s/>I<text:s/>can't<text:s/>find<text:s/>it<text:s/>on<text:s/>MELPA<text:s/>through<text:s/>emacs<text:s/>(although<text:s/>it<text:s/>is<text:s/>on<text:s/>melpa.org)</text:span></text:p>
      <text:p text:style-name="OrgSrcBlock"><text:span text:style-name="OrgSrcFontLockCommentDelimiterFace">;;<text:s/></text:span><text:span text:style-name="OrgSrcFontLockCommentFace">However,<text:s/>this<text:s/>ewal-spacemacs-themes<text:s/>seems<text:s/>to<text:s/>work</text:span></text:p>
      <text:p text:style-name="OrgSrcBlock"><text:span text:style-name="OrgSrcFontLockCommentDelimiterFace">;;<text:s/></text:span><text:span text:style-name="OrgSrcFontLockCommentFace">(use-package<text:s/>ewal-spacemacs-themes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LastLine"><text:span text:style-name="OrgSrcFontLockCommentDelimiterFace">;;<text:s/><text:s/><text:s/></text:span><text:span text:style-name="OrgSrcFontLockCommentFace">:config<text:s/>(load-theme<text:s/>'spacemacs-dark<text:s/>t))</text:span></text:p>
      <text:h text:style-name="Heading_20_2" text:outline-level="2" text:is-list-header="false">
<text:bookmark-start text:name="OrgXref.org830f630"/>
<text:bookmark text:name="org830f630"/>moe-theme: used this before, keeping here if want to come back
<text:bookmark-end text:name="OrgXref.org830f630"/></text:h>
      <text:p text:style-name="OrgSrcBlock"/>
      <text:p text:style-name="OrgSrcBlock"><text:span text:style-name="OrgSrcFontLockCommentDelimiterFace">;;<text:s/></text:span><text:span text:style-name="OrgSrcFontLockCommentFace">(use-package<text:s/>moe-theme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setq<text:s/>moe-theme-highlight-buffer-id<text:s/>t)</text:span></text:p>
      <text:p text:style-name="OrgSrcBlock"><text:span text:style-name="OrgSrcFontLockCommentDelimiterFace">;;<text:s/><text:s/><text:s/></text:span><text:span text:style-name="OrgSrcFontLockCommentFace">(moe-dark))</text:span></text:p>
      <text:p text:style-name="OrgSrcBlockLastLine"/>
      <text:p text:style-name="OrgSrcBlockLastLine"><text:span text:style-name="OrgSrcFontLockCommentDelimiterFace">;;<text:s/></text:span><text:span text:style-name="OrgSrcFontLockCommentFace">(set-face-attribute<text:s/>'default<text:s/>nil<text:s/>:font<text:s/>"Monaco-13")</text:span></text:p>
      <text:p text:style-name="OrgSrcBlockLastLine"/>
      <text:h text:style-name="Heading_20_2" text:outline-level="2" text:is-list-header="false">
<text:bookmark-start text:name="OrgXref.orgfbe370f"/>
<text:bookmark text:name="orgfbe370f"/>Doom theme: current
<text:bookmark-end text:name="OrgXref.orgfbe370f"/></text:h>
      <text:p text:style-name="OrgSrcBlock"/>
      <text:p text:style-name="OrgSrcBlock"/>
      <text:p text:style-name="OrgSrcBlock">(use<text:span text:style-name="OrgSrcHighlightOperatorsFace">-</text:span>package<text:s/>doom<text:span text:style-name="OrgSrcHighlightOperatorsFace">-</text:span>themes</text:p>
      <text:p text:style-name="OrgSrcBlock"><text:s/><text:s/><text:span text:style-name="OrgSrcHighlightOperatorsFace">:</text:span>ensure<text:s/>t)</text:p>
      <text:p text:style-name="OrgSrcBlock"/>
      <text:p text:style-name="OrgSrcBlock"><text:span text:style-name="OrgSrcFontLockCommentDelimiterFace">;;<text:s/></text:span><text:span text:style-name="OrgSrcFontLockCommentFace">Global<text:s/>settings<text:s/>(defaults)</text:span></text:p>
      <text:p text:style-name="OrgSrcBlock">(<text:span text:style-name="OrgSrcFontLockKeywordFace">setq</text:span><text:s/>doom<text:span text:style-name="OrgSrcHighlightOperatorsFace">-</text:span>themes<text:span text:style-name="OrgSrcHighlightOperatorsFace">-</text:span>enable<text:span text:style-name="OrgSrcHighlightOperatorsFace">-</text:span>bold<text:s/>t<text:s/><text:s/><text:s/><text:s/><text:span text:style-name="OrgSrcFontLockCommentDelimiterFace">;<text:s/></text:span><text:span text:style-name="OrgSrcFontLockCommentFace">if<text:s/>nil,<text:s/>bold<text:s/>is<text:s/>universally<text:s/>disabled</text:span></text:p>
      <text:p text:style-name="OrgSrcBlock"><text:s/><text:s/><text:s/><text:s/><text:s/><text:s/>doom<text:span text:style-name="OrgSrcHighlightOperatorsFace">-</text:span>themes<text:span text:style-name="OrgSrcHighlightOperatorsFace">-</text:span>enable<text:span text:style-name="OrgSrcHighlightOperatorsFace">-</text:span>italic<text:s/>t)<text:s/><text:span text:style-name="OrgSrcFontLockCommentDelimiterFace">;<text:s/></text:span><text:span text:style-name="OrgSrcFontLockCommentFace">if<text:s/>nil,<text:s/>italics<text:s/>is<text:s/>universally<text:s/>disabled</text:span></text:p>
      <text:p text:style-name="OrgSrcBlock"/>
      <text:p text:style-name="OrgSrcBlock"><text:span text:style-name="OrgSrcFontLockCommentDelimiterFace">;;<text:s/></text:span><text:span text:style-name="OrgSrcFontLockCommentFace">Load<text:s/>the<text:s/>theme<text:s/>(doom-one,<text:s/>doom-molokai,<text:s/>etc);<text:s/>keep<text:s/>in<text:s/>mind<text:s/>that<text:s/>each<text:s/>theme</text:span></text:p>
      <text:p text:style-name="OrgSrcBlock"><text:span text:style-name="OrgSrcFontLockCommentDelimiterFace">;;<text:s/></text:span><text:span text:style-name="OrgSrcFontLockCommentFace">may<text:s/>have<text:s/>their<text:s/>own<text:s/>settings.</text:span></text:p>
      <text:p text:style-name="OrgSrcBlock">(load<text:span text:style-name="OrgSrcHighlightOperatorsFace">-</text:span>theme<text:s/>'doom<text:span text:style-name="OrgSrcHighlightOperatorsFace">-</text:span>dracula<text:s/>t)</text:p>
      <text:p text:style-name="OrgSrcBlock"/>
      <text:p text:style-name="OrgSrcBlock"><text:span text:style-name="OrgSrcFontLockCommentDelimiterFace">;;<text:s/></text:span><text:span text:style-name="OrgSrcFontLockCommentFace">Enable<text:s/>flashing<text:s/>mode-line<text:s/>on<text:s/>errors</text:span></text:p>
      <text:p text:style-name="OrgSrcBlock">(doom<text:span text:style-name="OrgSrcHighlightOperatorsFace">-</text:span>themes<text:span text:style-name="OrgSrcHighlightOperatorsFace">-</text:span>visual<text:span text:style-name="OrgSrcHighlightOperatorsFace">-</text:span>bell<text:span text:style-name="OrgSrcHighlightOperatorsFace">-</text:span>config)</text:p>
      <text:p text:style-name="OrgSrcBlock"/>
      <text:p text:style-name="OrgSrcBlock"><text:span text:style-name="OrgSrcFontLockCommentDelimiterFace">;;<text:s/></text:span><text:span text:style-name="OrgSrcFontLockCommentFace">Enable<text:s/>custom<text:s/>neotree<text:s/>theme<text:s/>(all-the-icons<text:s/>must<text:s/>be<text:s/>installed!)</text:span></text:p>
      <text:p text:style-name="OrgSrcBlock">(doom<text:span text:style-name="OrgSrcHighlightOperatorsFace">-</text:span>themes<text:span text:style-name="OrgSrcHighlightOperatorsFace">-</text:span>neotree<text:span text:style-name="OrgSrcHighlightOperatorsFace">-</text:span>config)</text:p>
      <text:p text:style-name="OrgSrcBlock"><text:span text:style-name="OrgSrcFontLockCommentDelimiterFace">;;<text:s/></text:span><text:span text:style-name="OrgSrcFontLockCommentFace">or<text:s/>for<text:s/>treemacs<text:s/>users</text:span></text:p>
      <text:p text:style-name="OrgSrcBlock">(<text:span text:style-name="OrgSrcFontLockKeywordFace">setq</text:span><text:s/>doom<text:span text:style-name="OrgSrcHighlightOperatorsFace">-</text:span>themes<text:span text:style-name="OrgSrcHighlightOperatorsFace">-</text:span>treemacs<text:span text:style-name="OrgSrcHighlightOperatorsFace">-</text:span>theme<text:s/><text:span text:style-name="OrgSrcFontLockStringFace">"doom-colors"</text:span>)<text:s/><text:span text:style-name="OrgSrcFontLockCommentDelimiterFace">;<text:s/></text:span><text:span text:style-name="OrgSrcFontLockCommentFace">use<text:s/>the<text:s/>colorful<text:s/>treemacs<text:s/>them</text:span><text:span text:style-name="OrgSrcWhitespaceLine">e</text:span></text:p>
      <text:p text:style-name="OrgSrcBlock">(doom<text:span text:style-name="OrgSrcHighlightOperatorsFace">-</text:span>themes<text:span text:style-name="OrgSrcHighlightOperatorsFace">-</text:span>treemacs<text:span text:style-name="OrgSrcHighlightOperatorsFace">-</text:span>config)</text:p>
      <text:p text:style-name="OrgSrcBlock"/>
      <text:p text:style-name="OrgSrcBlock"><text:span text:style-name="OrgSrcFontLockCommentDelimiterFace">;;<text:s/></text:span><text:span text:style-name="OrgSrcFontLockCommentFace">Corrects<text:s/>(and<text:s/>improves)<text:s/>org-mode's<text:s/>native<text:s/>fontification.</text:span></text:p>
      <text:p text:style-name="OrgSrcBlock">(doom<text:span text:style-name="OrgSrcHighlightOperatorsFace">-</text:span>themes<text:span text:style-name="OrgSrcHighlightOperatorsFace">-</text:span>org<text:span text:style-name="OrgSrcHighlightOperatorsFace">-</text:span>config)</text:p>
      <text:p text:style-name="OrgSrcBlock"/>
      <text:p text:style-name="OrgSrcBlock"><text:span text:style-name="OrgSrcFontLockCommentDelimiterFace">;;<text:s/></text:span><text:span text:style-name="OrgSrcFontLockCommentFace">Taken<text:s/>partially<text:s/>from<text:s/>https://github.com/ianpan870102/.personal-emacs.d/blob/m</text:span><text:span text:style-name="OrgSrcWhitespaceLine">aster/init.el</text:span></text:p>
      <text:p text:style-name="OrgSrcBlock"><text:span text:style-name="OrgSrcFontLockCommentDelimiterFace">;;<text:s/></text:span><text:span text:style-name="OrgSrcFontLockCommentFace">START<text:s/>HERE</text:span></text:p>
      <text:p text:style-name="OrgSrcBlock"/>
      <text:p text:style-name="OrgSrcBlock"><text:span text:style-name="OrgSrcFontLockCommentDelimiterFace">;;<text:s/></text:span><text:span text:style-name="OrgSrcFontLockCommentFace">(use-package<text:s/>spacemacs-common</text:span></text:p>
      <text:p text:style-name="OrgSrcBlock"><text:span text:style-name="OrgSrcFontLockCommentDelimiterFace">;;<text:s/><text:s/><text:s/></text:span><text:span text:style-name="OrgSrcFontLockCommentFace">:ensure<text:s/>spacemacs-theme</text:span></text:p>
      <text:p text:style-name="OrgSrcBlock"><text:span text:style-name="OrgSrcFontLockCommentDelimiterFace">;;<text:s/><text:s/><text:s/></text:span><text:span text:style-name="OrgSrcFontLockCommentFace">:custom-face</text:span></text:p>
      <text:p text:style-name="OrgSrcBlock"><text:span text:style-name="OrgSrcFontLockCommentDelimiterFace">;;<text:s/><text:s/><text:s/></text:span><text:span text:style-name="OrgSrcFontLockCommentFace">(line-number<text:s/><text:s/><text:s/><text:s/><text:s/><text:s/><text:s/><text:s/><text:s/><text:s/><text:s/><text:s/><text:s/><text:s/>((t<text:s/>(:foreground<text:s/>"#414B4f"<text:s/>:background<text:s/>"#282B2E")</text:span><text:span text:style-name="OrgSrcWhitespaceLine">)))</text:span></text:p>
      <text:p text:style-name="OrgSrcBlock"><text:span text:style-name="OrgSrcFontLockCommentDelimiterFace">;;<text:s/><text:s/><text:s/></text:span><text:span text:style-name="OrgSrcFontLockCommentFace">(line-number-current-line<text:s/>((t<text:s/>(:foreground<text:s/>"#616B6f"<text:s/>:background<text:s/>"#282B2E")</text:span><text:span text:style-name="OrgSrcWhitespaceLine">)))</text:span></text:p>
      <text:p text:style-name="OrgSrcBlock"><text:span text:style-name="OrgSrcFontLockCommentDelimiterFace">;;<text:s/><text:s/><text:s/></text:span><text:span text:style-name="OrgSrcFontLockCommentFace">(highlight-symbol-face<text:s/><text:s/><text:s/><text:s/>((t<text:s/>(:background<text:s/>"#44444f"))))</text:span></text:p>
      <text:p text:style-name="OrgSrcBlock"><text:span text:style-name="OrgSrcFontLockCommentDelimiterFace">;;<text:s/><text:s/><text:s/></text:span><text:span text:style-name="OrgSrcFontLockCommentFace">:custom</text:span></text:p>
      <text:p text:style-name="OrgSrcBlock"><text:span text:style-name="OrgSrcFontLockCommentDelimiterFace">;;<text:s/><text:s/><text:s/></text:span><text:span text:style-name="OrgSrcFontLockCommentFace">(spacemacs-theme-comment-bg<text:s/>nil)</text:span></text:p>
      <text:p text:style-name="OrgSrcBlock"><text:span text:style-name="OrgSrcFontLockCommentDelimiterFace">;;<text:s/><text:s/><text:s/></text:span><text:span text:style-name="OrgSrcFontLockCommentFace">(spacemacs-theme-comment-italic<text:s/>t)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load<text:s/>-theme<text:s/>'spacemacs-dark<text:s/>t))</text:span></text:p>
      <text:p text:style-name="OrgSrcBlock"/>
      <text:p text:style-name="OrgSrcBlock">(use<text:span text:style-name="OrgSrcHighlightOperatorsFace">-</text:span>package<text:s/>solaire<text:span text:style-name="OrgSrcHighlightOperatorsFace">-</text:span>mode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hook<text:s/>(((change<text:span text:style-name="OrgSrcHighlightOperatorsFace">-</text:span>major<text:span text:style-name="OrgSrcHighlightOperatorsFace">-</text:span>mode<text:s/>after<text:span text:style-name="OrgSrcHighlightOperatorsFace">-</text:span>revert<text:s/>ediff<text:span text:style-name="OrgSrcHighlightOperatorsFace">-</text:span>prepare<text:span text:style-name="OrgSrcHighlightOperatorsFace">-</text:span>buffer)<text:s/><text:span text:style-name="OrgSrcHighlightOperatorsFace">.</text:span><text:s/>turn<text:span text:style-name="OrgSrcHighlightOperatorsFace">-</text:span>on<text:span text:style-name="OrgSrcHighlightOperatorsFace">-</text:span>solair<text:span text:style-name="OrgSrcWhitespaceLine">e</text:span><text:span text:style-name="OrgSrcWhitespaceLine">-</text:span><text:span text:style-name="OrgSrcWhitespaceLine">mode)</text:span></text:p>
      <text:p text:style-name="OrgSrcBlock"><text:tab/><text:s/>(minibuffer<text:span text:style-name="OrgSrcHighlightOperatorsFace">-</text:span>setup<text:s/><text:span text:style-name="OrgSrcHighlightOperatorsFace">.</text:span><text:s/>solaire<text:span text:style-name="OrgSrcHighlightOperatorsFace">-</text:span>mode<text:span text:style-name="OrgSrcHighlightOperatorsFace">-</text:span>in<text:span text:style-name="OrgSrcHighlightOperatorsFace">-</text:span>minibuffer))</text:p>
      <text:p text:style-name="OrgSrcBlock"><text:s/><text:s/><text:span text:style-name="OrgSrcHighlightOperatorsFace">:</text:span>config</text:p>
      <text:p text:style-name="OrgSrcBlock"><text:s/><text:s/>(solaire<text:span text:style-name="OrgSrcHighlightOperatorsFace">-</text:span>mode<text:span text:style-name="OrgSrcHighlightOperatorsFace">-</text:span>swap<text:span text:style-name="OrgSrcHighlightOperatorsFace">-</text:span>bg)</text:p>
      <text:p text:style-name="OrgSrcBlock"><text:s/><text:s/>(solaire<text:span text:style-name="OrgSrcHighlightOperatorsFace">-</text:span>global<text:span text:style-name="OrgSrcHighlightOperatorsFace">-</text:span>mode<text:s/><text:span text:style-name="OrgSrcHighlightNumbersNumber">+1</text:span>))</text:p>
      <text:p text:style-name="OrgSrcBlock"/>
      <text:p text:style-name="OrgSrcBlock">(use<text:span text:style-name="OrgSrcHighlightOperatorsFace">-</text:span>package<text:s/>doom<text:span text:style-name="OrgSrcHighlightOperatorsFace">-</text:span>modeline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hook<text:s/>(after<text:span text:style-name="OrgSrcHighlightOperatorsFace">-</text:span>init<text:s/><text:span text:style-name="OrgSrcHighlightOperatorsFace">.</text:span><text:s/>doom<text:span text:style-name="OrgSrcHighlightOperatorsFace">-</text:span>modeline<text:span text:style-name="OrgSrcHighlightOperatorsFace">-</text:span>mode)</text:p>
      <text:p text:style-name="OrgSrcBlock"><text:s/><text:s/><text:span text:style-name="OrgSrcHighlightOperatorsFace">:</text:span>custom</text:p>
      <text:p text:style-name="OrgSrcBlock"><text:s/><text:s/>(inhibit<text:span text:style-name="OrgSrcHighlightOperatorsFace">-</text:span>compacting<text:span text:style-name="OrgSrcHighlightOperatorsFace">-</text:span>font<text:span text:style-name="OrgSrcHighlightOperatorsFace">-</text:span>caches<text:s/>t)</text:p>
      <text:p text:style-name="OrgSrcBlock"><text:s/><text:s/>(doom<text:span text:style-name="OrgSrcHighlightOperatorsFace">-</text:span>modeline<text:span text:style-name="OrgSrcHighlightOperatorsFace">-</text:span>buffer<text:span text:style-name="OrgSrcHighlightOperatorsFace">-</text:span>file<text:span text:style-name="OrgSrcHighlightOperatorsFace">-</text:span>name<text:span text:style-name="OrgSrcHighlightOperatorsFace">-</text:span>style<text:s/>'relative<text:span text:style-name="OrgSrcHighlightOperatorsFace">-</text:span>from<text:span text:style-name="OrgSrcHighlightOperatorsFace">-</text:span>project)</text:p>
      <text:p text:style-name="OrgSrcBlock"><text:s/><text:s/>(doom<text:span text:style-name="OrgSrcHighlightOperatorsFace">-</text:span>modeline<text:span text:style-name="OrgSrcHighlightOperatorsFace">-</text:span>bar<text:span text:style-name="OrgSrcHighlightOperatorsFace">-</text:span>width<text:s/><text:span text:style-name="OrgSrcHighlightNumbersNumber">1</text:span>)</text:p>
      <text:p text:style-name="OrgSrcBlock"><text:s/><text:s/>(doom<text:span text:style-name="OrgSrcHighlightOperatorsFace">-</text:span>modeline<text:span text:style-name="OrgSrcHighlightOperatorsFace">-</text:span>modal<text:span text:style-name="OrgSrcHighlightOperatorsFace">-</text:span>icon<text:s/>nil)</text:p>
      <text:p text:style-name="OrgSrcBlock"><text:s/><text:s/>(doom<text:span text:style-name="OrgSrcHighlightOperatorsFace">-</text:span>modeline<text:span text:style-name="OrgSrcHighlightOperatorsFace">-</text:span>height<text:s/><text:span text:style-name="OrgSrcHighlightNumbersNumber">15</text:span>)</text:p>
      <text:p text:style-name="OrgSrcBlock"><text:s/><text:s/>(doom<text:span text:style-name="OrgSrcHighlightOperatorsFace">-</text:span>modeline<text:span text:style-name="OrgSrcHighlightOperatorsFace">-</text:span>env<text:span text:style-name="OrgSrcHighlightOperatorsFace">-</text:span>python<text:span text:style-name="OrgSrcHighlightOperatorsFace">-</text:span>executable<text:s/><text:span text:style-name="OrgSrcFontLockStringFace">"python3"</text:span>)</text:p>
      <text:p text:style-name="OrgSrcBlock"><text:s/><text:s/><text:span text:style-name="OrgSrcHighlightOperatorsFace">:</text:span>config</text:p>
      <text:p text:style-name="OrgSrcBlock"><text:s/><text:s/>(<text:span text:style-name="OrgSrcFontLockKeywordFace">when</text:span><text:s/>(member<text:s/><text:span text:style-name="OrgSrcFontLockStringFace">"Menlo"</text:span><text:s/>(font<text:span text:style-name="OrgSrcHighlightOperatorsFace">-</text:span>family<text:span text:style-name="OrgSrcHighlightOperatorsFace">-</text:span>list))</text:p>
      <text:p text:style-name="OrgSrcBlock"><text:s/><text:s/><text:s/><text:s/>(set<text:span text:style-name="OrgSrcHighlightOperatorsFace">-</text:span>face<text:span text:style-name="OrgSrcHighlightOperatorsFace">-</text:span>attribute<text:s/>'mode<text:span text:style-name="OrgSrcHighlightOperatorsFace">-</text:span>line<text:s/>nil<text:s/><text:span text:style-name="OrgSrcHighlightOperatorsFace">:</text:span>height<text:s/><text:span text:style-name="OrgSrcHighlightNumbersNumber">110</text:span><text:s/><text:span text:style-name="OrgSrcHighlightOperatorsFace">:</text:span>font<text:s/><text:span text:style-name="OrgSrcFontLockStringFace">"Menlo"</text:span>)</text:p>
      <text:p text:style-name="OrgSrcBlock"><text:s/><text:s/><text:s/><text:s/>(set<text:span text:style-name="OrgSrcHighlightOperatorsFace">-</text:span>face<text:span text:style-name="OrgSrcHighlightOperatorsFace">-</text:span>attribute<text:s/>'mode<text:span text:style-name="OrgSrcHighlightOperatorsFace">-</text:span>line<text:span text:style-name="OrgSrcHighlightOperatorsFace">-</text:span>inactive<text:s/>nil<text:s/><text:span text:style-name="OrgSrcHighlightOperatorsFace">:</text:span>height<text:s/><text:span text:style-name="OrgSrcHighlightNumbersNumber">110</text:span><text:s/><text:span text:style-name="OrgSrcHighlightOperatorsFace">:</text:span>font<text:s/><text:span text:style-name="OrgSrcFontLockStringFace">"Menlo"</text:span>)))</text:p>
      <text:p text:style-name="OrgSrcBlock"/>
      <text:p text:style-name="OrgSrcBlock">(use<text:span text:style-name="OrgSrcHighlightOperatorsFace">-</text:span>package<text:s/>all<text:span text:style-name="OrgSrcHighlightOperatorsFace">-</text:span>the<text:span text:style-name="OrgSrcHighlightOperatorsFace">-</text:span>icons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ustom</text:p>
      <text:p text:style-name="OrgSrcBlock"><text:s/><text:s/>(all<text:span text:style-name="OrgSrcHighlightOperatorsFace">-</text:span>the<text:span text:style-name="OrgSrcHighlightOperatorsFace">-</text:span>icons<text:span text:style-name="OrgSrcHighlightOperatorsFace">-</text:span>scale<text:span text:style-name="OrgSrcHighlightOperatorsFace">-</text:span>factor<text:s/><text:span text:style-name="OrgSrcHighlightNumbersNumber">1.0</text:span>))</text:p>
      <text:p text:style-name="OrgSrcBlock"/>
      <text:p text:style-name="OrgSrcBlock">(use<text:span text:style-name="OrgSrcHighlightOperatorsFace">-</text:span>package<text:s/>all<text:span text:style-name="OrgSrcHighlightOperatorsFace">-</text:span>the<text:span text:style-name="OrgSrcHighlightOperatorsFace">-</text:span>icons<text:span text:style-name="OrgSrcHighlightOperatorsFace">-</text:span>ivy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hook<text:s/>(after<text:span text:style-name="OrgSrcHighlightOperatorsFace">-</text:span>init<text:s/><text:span text:style-name="OrgSrcHighlightOperatorsFace">.</text:span><text:s/>all<text:span text:style-name="OrgSrcHighlightOperatorsFace">-</text:span>the<text:span text:style-name="OrgSrcHighlightOperatorsFace">-</text:span>icons<text:span text:style-name="OrgSrcHighlightOperatorsFace">-</text:span>ivy<text:span text:style-name="OrgSrcHighlightOperatorsFace">-</text:span>setup)</text:p>
      <text:p text:style-name="OrgSrcBlock"><text:s/><text:s/><text:span text:style-name="OrgSrcHighlightOperatorsFace">:</text:span>custom</text:p>
      <text:p text:style-name="OrgSrcBlock"><text:s/><text:s/>(all<text:span text:style-name="OrgSrcHighlightOperatorsFace">-</text:span>the<text:span text:style-name="OrgSrcHighlightOperatorsFace">-</text:span>icons<text:span text:style-name="OrgSrcHighlightOperatorsFace">-</text:span>ivy<text:span text:style-name="OrgSrcHighlightOperatorsFace">-</text:span>buffer<text:span text:style-name="OrgSrcHighlightOperatorsFace">-</text:span>commands<text:s/>'()))</text:p>
      <text:p text:style-name="OrgSrcBlock"/>
      <text:p text:style-name="OrgSrcBlock">(use<text:span text:style-name="OrgSrcHighlightOperatorsFace">-</text:span>package<text:s/>all<text:span text:style-name="OrgSrcHighlightOperatorsFace">-</text:span>the<text:span text:style-name="OrgSrcHighlightOperatorsFace">-</text:span>icons<text:span text:style-name="OrgSrcHighlightOperatorsFace">-</text:span>dired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hook<text:s/>(dired<text:span text:style-name="OrgSrcHighlightOperatorsFace">-</text:span>mode<text:s/><text:span text:style-name="OrgSrcHighlightOperatorsFace">.</text:span><text:s/>all<text:span text:style-name="OrgSrcHighlightOperatorsFace">-</text:span>the<text:span text:style-name="OrgSrcHighlightOperatorsFace">-</text:span>icons<text:span text:style-name="OrgSrcHighlightOperatorsFace">-</text:span>dired<text:span text:style-name="OrgSrcHighlightOperatorsFace">-</text:span>mode))</text:p>
      <text:p text:style-name="OrgSrcBlock"/>
      <text:p text:style-name="OrgSrcBlock"><text:span text:style-name="OrgSrcFontLockCommentDelimiterFace">;;<text:s/></text:span><text:span text:style-name="OrgSrcFontLockCommentFace">(use-package<text:s/>centaur-tabs</text:span></text:p>
      <text:p text:style-name="OrgSrcBlock"><text:span text:style-name="OrgSrcFontLockCommentDelimiterFace">;;<text:s/><text:s/><text:s/></text:span><text:span text:style-name="OrgSrcFontLockCommentFace">:demand</text:span></text:p>
      <text:p text:style-name="OrgSrcBlock"><text:span text:style-name="OrgSrcFontLockCommentDelimiterFace">;;<text:s/><text:s/><text:s/></text:span><text:span text:style-name="OrgSrcFontLockCommentFace">:bind<text:s/>(("C-S-&lt;tab&gt;"<text:s/>.<text:s/>centaur-tabs-backward)</text:span></text:p>
      <text:p text:style-name="OrgSrcBlock"><text:span text:style-name="OrgSrcFontLockCommentDelimiterFace">;;<text:s/></text:span><text:span text:style-name="OrgSrcFontLockCommentFace"><text:tab/><text:s/>("C-&lt;tab&gt;"<text:s/>.<text:s/>centaur-tabs-forward)</text:span></text:p>
      <text:p text:style-name="OrgSrcBlock"><text:span text:style-name="OrgSrcFontLockCommentDelimiterFace">;;<text:s/></text:span><text:span text:style-name="OrgSrcFontLockCommentFace"><text:tab/><text:s/>("C-x<text:s/>p"<text:s/>.<text:s/>centaur-tabs-counsel-switch-group))</text:span></text:p>
      <text:p text:style-name="OrgSrcBlock"><text:span text:style-name="OrgSrcFontLockCommentDelimiterFace">;;<text:s/><text:s/><text:s/></text:span><text:span text:style-name="OrgSrcFontLockCommentFace">:custom</text:span></text:p>
      <text:p text:style-name="OrgSrcBlock"><text:span text:style-name="OrgSrcFontLockCommentDelimiterFace">;;<text:s/><text:s/><text:s/></text:span><text:span text:style-name="OrgSrcFontLockCommentFace">(centaur-tabs-set-bar<text:s/>'under)</text:span></text:p>
      <text:p text:style-name="OrgSrcBlock"><text:span text:style-name="OrgSrcFontLockCommentDelimiterFace">;;<text:s/><text:s/><text:s/></text:span><text:span text:style-name="OrgSrcFontLockCommentFace">(x-underline-at-descent-line<text:s/>t)</text:span></text:p>
      <text:p text:style-name="OrgSrcBlock"><text:span text:style-name="OrgSrcFontLockCommentDelimiterFace">;;<text:s/><text:s/><text:s/></text:span><text:span text:style-name="OrgSrcFontLockCommentFace">(centaur-tabs-set-modified-marker<text:s/>t)</text:span></text:p>
      <text:p text:style-name="OrgSrcBlock"><text:span text:style-name="OrgSrcFontLockCommentDelimiterFace">;;<text:s/><text:s/><text:s/></text:span><text:span text:style-name="OrgSrcFontLockCommentFace">(centaur-tabs-modified-marker<text:s/>"<text:s/>●<text:s/>")</text:span></text:p>
      <text:p text:style-name="OrgSrcBlock"><text:span text:style-name="OrgSrcFontLockCommentDelimiterFace">;;<text:s/><text:s/><text:s/></text:span><text:span text:style-name="OrgSrcFontLockCommentFace">(centaur-tabs-cycle-scope<text:s/>'tabs)</text:span></text:p>
      <text:p text:style-name="OrgSrcBlock"><text:span text:style-name="OrgSrcFontLockCommentDelimiterFace">;;<text:s/><text:s/><text:s/></text:span><text:span text:style-name="OrgSrcFontLockCommentFace">(centaur-tabs-height<text:s/>30)</text:span></text:p>
      <text:p text:style-name="OrgSrcBlock"><text:span text:style-name="OrgSrcFontLockCommentDelimiterFace">;;<text:s/><text:s/><text:s/></text:span><text:span text:style-name="OrgSrcFontLockCommentFace">(centaur-tabs-set-icons<text:s/>t)</text:span></text:p>
      <text:p text:style-name="OrgSrcBlock"><text:span text:style-name="OrgSrcFontLockCommentDelimiterFace">;;<text:s/><text:s/><text:s/></text:span><text:span text:style-name="OrgSrcFontLockCommentFace">(centaur-tabs-close-button<text:s/>"<text:s/>×<text:s/>")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centaur-tabs-mode<text:s/>+1)</text:span></text:p>
      <text:p text:style-name="OrgSrcBlock"><text:span text:style-name="OrgSrcFontLockCommentDelimiterFace">;;<text:s/><text:s/><text:s/></text:span><text:span text:style-name="OrgSrcFontLockCommentFace">(centaur-tabs-headline-match)</text:span></text:p>
      <text:p text:style-name="OrgSrcBlock"><text:span text:style-name="OrgSrcFontLockCommentDelimiterFace">;;<text:s/><text:s/><text:s/></text:span><text:span text:style-name="OrgSrcFontLockCommentFace">(centaur-tabs-group-by-projectile-project)</text:span></text:p>
      <text:p text:style-name="OrgSrcBlock"><text:span text:style-name="OrgSrcFontLockCommentDelimiterFace">;;<text:s/><text:s/><text:s/></text:span><text:span text:style-name="OrgSrcFontLockCommentFace">(when<text:s/>(member<text:s/>"Arial"<text:s/>(font-family-list))</text:span></text:p>
      <text:p text:style-name="OrgSrcBlock"><text:span text:style-name="OrgSrcFontLockCommentDelimiterFace">;;<text:s/><text:s/><text:s/><text:s/><text:s/></text:span><text:span text:style-name="OrgSrcFontLockCommentFace">(centaur-tabs-change-fonts<text:s/>"Arial"<text:s/>130)))</text:span></text:p>
      <text:p text:style-name="OrgSrcBlock"/>
      <text:p text:style-name="OrgSrcBlock"><text:span text:style-name="OrgSrcFontLockCommentDelimiterFace">;;<text:s/></text:span><text:span text:style-name="OrgSrcFontLockCommentFace">(use-package<text:s/>highlight-symbol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hook<text:s/>(prog-mode<text:s/>.<text:s/>highlight-symbol-mode)</text:span></text:p>
      <text:p text:style-name="OrgSrcBlock"><text:span text:style-name="OrgSrcFontLockCommentDelimiterFace">;;<text:s/><text:s/><text:s/></text:span><text:span text:style-name="OrgSrcFontLockCommentFace">:custom</text:span></text:p>
      <text:p text:style-name="OrgSrcBlock"><text:span text:style-name="OrgSrcFontLockCommentDelimiterFace">;;<text:s/><text:s/><text:s/></text:span><text:span text:style-name="OrgSrcFontLockCommentFace">(high<text:s/>light-symbol-idle-delay<text:s/>0.3))</text:span></text:p>
      <text:p text:style-name="OrgSrcBlock"/>
      <text:p text:style-name="OrgSrcBlock">(use<text:span text:style-name="OrgSrcHighlightOperatorsFace">-</text:span>package<text:s/>highlight<text:span text:style-name="OrgSrcHighlightOperatorsFace">-</text:span>numbers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hook<text:s/>(prog<text:span text:style-name="OrgSrcHighlightOperatorsFace">-</text:span>mode<text:s/><text:span text:style-name="OrgSrcHighlightOperatorsFace">.</text:span><text:s/>highlight<text:span text:style-name="OrgSrcHighlightOperatorsFace">-</text:span>numbers<text:span text:style-name="OrgSrcHighlightOperatorsFace">-</text:span>mode))</text:p>
      <text:p text:style-name="OrgSrcBlock"/>
      <text:p text:style-name="OrgSrcBlock">(use<text:span text:style-name="OrgSrcHighlightOperatorsFace">-</text:span>package<text:s/>highlight<text:span text:style-name="OrgSrcHighlightOperatorsFace">-</text:span>operators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hook<text:s/>(prog<text:span text:style-name="OrgSrcHighlightOperatorsFace">-</text:span>mode<text:s/><text:span text:style-name="OrgSrcHighlightOperatorsFace">.</text:span><text:s/>highlight<text:span text:style-name="OrgSrcHighlightOperatorsFace">-</text:span>operators<text:span text:style-name="OrgSrcHighlightOperatorsFace">-</text:span>mode))</text:p>
      <text:p text:style-name="OrgSrcBlock"/>
      <text:p text:style-name="OrgSrcBlock">(use<text:span text:style-name="OrgSrcHighlightOperatorsFace">-</text:span>package<text:s/>highlight<text:span text:style-name="OrgSrcHighlightOperatorsFace">-</text:span>escape<text:span text:style-name="OrgSrcHighlightOperatorsFace">-</text:span>sequences</text:p>
      <text:p text:style-name="OrgSrcBlock"><text:s/><text:s/><text:span text:style-name="OrgSrcHighlightOperatorsFace">:</text:span>ensure<text:s/>t</text:p>
      <text:p text:style-name="OrgSrcBlockLastLine"><text:s/><text:s/><text:span text:style-name="OrgSrcHighlightOperatorsFace">:</text:span>hook<text:s/>(prog<text:span text:style-name="OrgSrcHighlightOperatorsFace">-</text:span>mode<text:s/><text:span text:style-name="OrgSrcHighlightOperatorsFace">.</text:span><text:s/>hes<text:span text:style-name="OrgSrcHighlightOperatorsFace">-</text:span>mode))</text:p>
      <text:p text:style-name="OrgSrcBlockLastLine"><text:span text:style-name="OrgSrcFontLockCommentDelimiterFace">;;<text:s/></text:span><text:span text:style-name="OrgSrcFontLockCommentFace">END<text:s/>HERE</text:span></text:p>
      <text:p text:style-name="OrgSrcBlockLastLine"/>
      <text:h text:style-name="Heading_20_1" text:outline-level="1" text:is-list-header="false">
<text:bookmark-start text:name="OrgXref.org4a3df86"/>
<text:bookmark text:name="org4a3df86"/>Projectile
<text:bookmark-end text:name="OrgXref.org4a3df86"/></text:h>
      <text:p text:style-name="OrgSrcBlock"><text:span text:style-name="OrgSrcFontLockCommentDelimiterFace">;;<text:s/></text:span><text:span text:style-name="OrgSrcFontLockCommentFace">If<text:s/>you<text:s/>find<text:s/>an<text:s/>error,<text:s/>ag<text:s/>needs<text:s/>to<text:s/>be<text:s/>installed<text:s/>from<text:s/>terminal<text:s/>as<text:s/>well.</text:span></text:p>
      <text:p text:style-name="OrgSrcBlock"><text:span text:style-name="OrgSrcFontLockCommentDelimiterFace">;;<text:s/></text:span><text:span text:style-name="OrgSrcFontLockCommentFace">homebrew<text:s/>install<text:s/>the_silver_searcher<text:s/>for<text:s/>macs</text:span></text:p>
      <text:p text:style-name="OrgSrcBlock"><text:span text:style-name="OrgSrcFontLockCommentDelimiterFace">;;<text:s/></text:span><text:span text:style-name="OrgSrcFontLockCommentFace">sudo<text:s/>apt-get<text:s/>install<text:s/>silversearcher-ag<text:s/>from<text:s/>ubuntu</text:span></text:p>
      <text:p text:style-name="OrgSrcBlock"/>
      <text:p text:style-name="OrgSrcBlock"><text:span text:style-name="OrgSrcFontLockCommentDelimiterFace">;;<text:s/></text:span><text:span text:style-name="OrgSrcFontLockCommentFace">Helm<text:s/>search<text:s/>for<text:s/>projectile.<text:s/>Allows<text:s/>to<text:s/>search<text:s/>for<text:s/>files<text:s/>within<text:s/>a<text:s/>project</text:span></text:p>
      <text:p text:style-name="OrgSrcBlock">(use<text:span text:style-name="OrgSrcHighlightOperatorsFace">-</text:span>package<text:s/>helm<text:span text:style-name="OrgSrcHighlightOperatorsFace">-</text:span>projectile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/text:p>
      <text:p text:style-name="OrgSrcBlock"><text:s/><text:s/>(helm<text:span text:style-name="OrgSrcHighlightOperatorsFace">-</text:span>projectile<text:span text:style-name="OrgSrcHighlightOperatorsFace">-</text:span>on))</text:p>
      <text:p text:style-name="OrgSrcBlock"/>
      <text:p text:style-name="OrgSrcBlock"><text:span text:style-name="OrgSrcFontLockCommentDelimiterFace">;;<text:s/></text:span><text:span text:style-name="OrgSrcFontLockCommentFace">Needed<text:s/>by<text:s/>helm-projectile<text:s/>for<text:s/>esearch</text:span></text:p>
      <text:p text:style-name="OrgSrcBlock">(use<text:span text:style-name="OrgSrcHighlightOperatorsFace">-</text:span>package<text:s/>helm<text:span text:style-name="OrgSrcHighlightOperatorsFace">-</text:span>ag</text:p>
      <text:p text:style-name="OrgSrcBlock"><text:s/><text:s/><text:span text:style-name="OrgSrcHighlightOperatorsFace">:</text:span>ensure<text:s/>t)</text:p>
      <text:p text:style-name="OrgSrcBlock"/>
      <text:p text:style-name="OrgSrcBlock">(use<text:span text:style-name="OrgSrcHighlightOperatorsFace">-</text:span>package<text:s/><text:span text:style-name="OrgSrcFontLockConstantFace">projectile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bind<text:s/>(<text:span text:style-name="OrgSrcFontLockStringFace">"C-c<text:s/>p"</text:span><text:s/><text:span text:style-name="OrgSrcHighlightOperatorsFace">.</text:span><text:s/>projectile<text:span text:style-name="OrgSrcHighlightOperatorsFace">-</text:span>command<text:span text:style-name="OrgSrcHighlightOperatorsFace">-</text:span>map)</text:p>
      <text:p text:style-name="OrgSrcBlock"><text:s/><text:s/><text:span text:style-name="OrgSrcHighlightOperatorsFace">:</text:span>config</text:p>
      <text:p text:style-name="OrgSrcBlock"><text:s/><text:s/>(projectile<text:span text:style-name="OrgSrcHighlightOperatorsFace">-</text:span>global<text:span text:style-name="OrgSrcHighlightOperatorsFace">-</text:span>mode)</text:p>
      <text:p text:style-name="OrgSrcBlock"><text:s/><text:s/>(<text:span text:style-name="OrgSrcFontLockKeywordFace">setq</text:span><text:s/>projectile<text:span text:style-name="OrgSrcHighlightOperatorsFace">-</text:span>completion<text:span text:style-name="OrgSrcHighlightOperatorsFace">-</text:span>system<text:s/>'helm)</text:p>
      <text:p text:style-name="OrgSrcBlock"><text:s/><text:s/>(<text:span text:style-name="OrgSrcFontLockKeywordFace">setq</text:span><text:s/>projectile<text:span text:style-name="OrgSrcHighlightOperatorsFace">-</text:span>switch<text:span text:style-name="OrgSrcHighlightOperatorsFace">-</text:span>project<text:span text:style-name="OrgSrcHighlightOperatorsFace">-</text:span>action<text:s/>'helm<text:span text:style-name="OrgSrcHighlightOperatorsFace">-</text:span>projectile))</text:p>
      <text:p text:style-name="OrgSrcBlock">(projectile<text:span text:style-name="OrgSrcHighlightOperatorsFace">-</text:span>discover<text:span text:style-name="OrgSrcHighlightOperatorsFace">-</text:span>projects<text:span text:style-name="OrgSrcHighlightOperatorsFace">-</text:span>in<text:span text:style-name="OrgSrcHighlightOperatorsFace">-</text:span>directory<text:s/><text:span text:style-name="OrgSrcFontLockStringFace">"~/repositories/"</text:span>)</text:p>
      <text:p text:style-name="OrgSrcBlock"/>
      <text:p text:style-name="OrgSrcBlock"><text:span text:style-name="OrgSrcFontLockCommentDelimiterFace">;;<text:s/></text:span><text:span text:style-name="OrgSrcFontLockCommentFace">(use-package<text:s/>counsel-projectile</text:span></text:p>
      <text:p text:style-name="OrgSrcBlock"><text:span text:style-name="OrgSrcFontLockCommentDelimiterFace">;;<text:s/></text:span><text:span text:style-name="OrgSrcFontLockCommentFace">:ensure<text:s/>t</text:span></text:p>
      <text:p text:style-name="OrgSrcBlock"><text:span text:style-name="OrgSrcFontLockCommentDelimiterFace">;;<text:s/></text:span><text:span text:style-name="OrgSrcFontLockCommentFace">:config</text:span></text:p>
      <text:p text:style-name="OrgSrcBlockLastLine"><text:span text:style-name="OrgSrcFontLockCommentDelimiterFace">;;<text:s/></text:span><text:span text:style-name="OrgSrcFontLockCommentFace">;;<text:s/>(counsel-projectile-mode))</text:span></text:p>
      <text:p text:style-name="OrgSrcBlockLastLine"/>
      <text:h text:style-name="Heading_20_1" text:outline-level="1" text:is-list-header="false">
<text:bookmark-start text:name="OrgXref.org5018fbc"/>
<text:bookmark text:name="org5018fbc"/>ESS for statistics
<text:bookmark-end text:name="OrgXref.org5018fbc"/></text:h>
      <text:h text:style-name="Heading_20_2" text:outline-level="2" text:is-list-header="false">
<text:bookmark-start text:name="OrgXref.orgac42b06"/>
<text:bookmark text:name="orgac42b06"/>Load ESS
<text:bookmark-end text:name="OrgXref.orgac42b06"/></text:h>
      <text:p text:style-name="OrgSrcBlock">(use<text:span text:style-name="OrgSrcHighlightOperatorsFace">-</text:span>package<text:s/><text:span text:style-name="OrgSrcFontLockConstantFace">ess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/text:p>
      <text:p text:style-name="OrgSrcBlock"><text:s/><text:s/><text:span text:style-name="OrgSrcFontLockCommentDelimiterFace">;;<text:s/></text:span><text:span text:style-name="OrgSrcFontLockCommentFace">Add<text:s/>latex<text:s/>symbol<text:s/>completion<text:s/>in<text:s/>julia<text:s/>buffer<text:s/>mode<text:s/>as<text:s/>well.</text:span></text:p>
      <text:p text:style-name="OrgSrcBlock"><text:s/><text:s/>(add<text:span text:style-name="OrgSrcHighlightOperatorsFace">-</text:span>hook<text:s/>'ess<text:span text:style-name="OrgSrcHighlightOperatorsFace">-</text:span>julia<text:span text:style-name="OrgSrcHighlightOperatorsFace">-</text:span>mode<text:span text:style-name="OrgSrcHighlightOperatorsFace">-</text:span>hook</text:p>
      <text:p text:style-name="OrgSrcBlock"><text:tab/><text:s/><text:s/><text:s/><text:s/>(<text:span text:style-name="OrgSrcFontLockKeywordFace">lambda</text:span>()</text:p>
      <text:p text:style-name="OrgSrcBlock"><text:tab/><text:s/><text:s/><text:s/><text:s/><text:s/><text:s/>(add<text:span text:style-name="OrgSrcHighlightOperatorsFace">-</text:span>hook<text:s/>'completion<text:span text:style-name="OrgSrcHighlightOperatorsFace">-</text:span>at<text:span text:style-name="OrgSrcHighlightOperatorsFace">-</text:span>point<text:span text:style-name="OrgSrcHighlightOperatorsFace">-</text:span>functions</text:p>
      <text:p text:style-name="OrgSrcBlock"><text:tab/><text:tab/><text:tab/>'ess<text:span text:style-name="OrgSrcHighlightOperatorsFace">-</text:span>julia<text:span text:style-name="OrgSrcHighlightOperatorsFace">-</text:span>latexsub<text:span text:style-name="OrgSrcHighlightOperatorsFace">-</text:span>completion<text:s/>nil<text:s/>'local)))</text:p>
      <text:p text:style-name="OrgSrcBlockLastLine"><text:s/><text:s/>(<text:span text:style-name="OrgSrcFontLockKeywordFace">setq</text:span><text:s/>tab<text:span text:style-name="OrgSrcHighlightOperatorsFace">-</text:span>always<text:span text:style-name="OrgSrcHighlightOperatorsFace">-</text:span>indent<text:s/>'complete))</text:p>
      <text:p text:style-name="OrgSrcBlockLastLine"/>
      <text:h text:style-name="Heading_20_2" text:outline-level="2" text:is-list-header="false">
<text:bookmark-start text:name="OrgXref.org452bec1"/>
<text:bookmark text:name="org452bec1"/>Set different modes in ESS
<text:bookmark-end text:name="OrgXref.org452bec1"/></text:h>
      <text:p text:style-name="OrgSrcBlock"/>
      <text:p text:style-name="OrgSrcBlock">(use<text:span text:style-name="OrgSrcHighlightOperatorsFace">-</text:span>package<text:s/>poly<text:span text:style-name="OrgSrcHighlightOperatorsFace">-</text:span>R</text:p>
      <text:p text:style-name="OrgSrcBlock"><text:s/><text:s/><text:span text:style-name="OrgSrcHighlightOperatorsFace">:</text:span>ensure<text:s/>t)</text:p>
      <text:p text:style-name="OrgSrcBlock"/>
      <text:p text:style-name="OrgSrcBlock">(use<text:span text:style-name="OrgSrcHighlightOperatorsFace">-</text:span>package<text:s/>poly<text:span text:style-name="OrgSrcHighlightOperatorsFace">-</text:span>markdown</text:p>
      <text:p text:style-name="OrgSrcBlock"><text:s/><text:s/><text:span text:style-name="OrgSrcHighlightOperatorsFace">:</text:span>ensure<text:s/>t)</text:p>
      <text:p text:style-name="OrgSrcBlock"/>
      <text:p text:style-name="OrgSrcBlock"><text:span text:style-name="OrgSrcFontLockCommentDelimiterFace">;;;<text:s/></text:span><text:span text:style-name="OrgSrcFontLockCommentFace">R<text:s/>modes</text:span></text:p>
      <text:p text:style-name="OrgSrcBlock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</text:span><text:span text:style-name="OrgSrcHesEscapeBackslashFace">\</text:span><text:span text:style-name="OrgSrcHesEscapeSequenceFace">\</text:span><text:span text:style-name="OrgSrcFontLockStringFace">.md"</text:span><text:s/><text:span text:style-name="OrgSrcHighlightOperatorsFace">.</text:span><text:s/>poly<text:span text:style-name="OrgSrcHighlightOperatorsFace">-</text:span>markdown<text:span text:style-name="OrgSrcHighlightOperatorsFace">-</text:span>mode))</text:p>
      <text:p text:style-name="OrgSrcBlock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</text:span><text:span text:style-name="OrgSrcHesEscapeBackslashFace">\</text:span><text:span text:style-name="OrgSrcHesEscapeSequenceFace">\</text:span><text:span text:style-name="OrgSrcFontLockStringFace">.Snw"</text:span><text:s/><text:span text:style-name="OrgSrcHighlightOperatorsFace">.</text:span><text:s/>poly<text:span text:style-name="OrgSrcHighlightOperatorsFace">-</text:span>noweb<text:span text:style-name="OrgSrcHighlightOperatorsFace">+</text:span>r<text:span text:style-name="OrgSrcHighlightOperatorsFace">-</text:span>mode))</text:p>
      <text:p text:style-name="OrgSrcBlock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</text:span><text:span text:style-name="OrgSrcHesEscapeBackslashFace">\</text:span><text:span text:style-name="OrgSrcHesEscapeSequenceFace">\</text:span><text:span text:style-name="OrgSrcFontLockStringFace">.Rnw"</text:span><text:s/><text:span text:style-name="OrgSrcHighlightOperatorsFace">.</text:span><text:s/>poly<text:span text:style-name="OrgSrcHighlightOperatorsFace">-</text:span>noweb<text:span text:style-name="OrgSrcHighlightOperatorsFace">+</text:span>r<text:span text:style-name="OrgSrcHighlightOperatorsFace">-</text:span>mode))</text:p>
      <text:p text:style-name="OrgSrcBlock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</text:span><text:span text:style-name="OrgSrcHesEscapeBackslashFace">\</text:span><text:span text:style-name="OrgSrcHesEscapeSequenceFace">\</text:span><text:span text:style-name="OrgSrcFontLockStringFace">.Rmd"</text:span><text:s/><text:span text:style-name="OrgSrcHighlightOperatorsFace">.</text:span><text:s/>poly<text:span text:style-name="OrgSrcHighlightOperatorsFace">-</text:span>markdown<text:span text:style-name="OrgSrcHighlightOperatorsFace">+</text:span>r<text:span text:style-name="OrgSrcHighlightOperatorsFace">-</text:span>mode))</text:p>
      <text:p text:style-name="OrgSrcBlock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</text:span><text:span text:style-name="OrgSrcHesEscapeBackslashFace">\</text:span><text:span text:style-name="OrgSrcHesEscapeSequenceFace">\</text:span><text:span text:style-name="OrgSrcFontLockStringFace">.rmd"</text:span><text:s/><text:span text:style-name="OrgSrcHighlightOperatorsFace">.</text:span><text:s/>poly<text:span text:style-name="OrgSrcHighlightOperatorsFace">-</text:span>markdown<text:span text:style-name="OrgSrcHighlightOperatorsFace">+</text:span>r<text:span text:style-name="OrgSrcHighlightOperatorsFace">-</text:span>mode))</text:p>
      <text:p text:style-name="OrgSrcBlock"/>
      <text:p text:style-name="OrgSrcBlock"><text:span text:style-name="OrgSrcFontLockCommentDelimiterFace">;;<text:s/></text:span><text:span text:style-name="OrgSrcFontLockCommentFace">Export<text:s/>files<text:s/>with<text:s/>the<text:s/>same<text:s/>name<text:s/>as<text:s/>the<text:s/>main<text:s/>file</text:span></text:p>
      <text:p text:style-name="OrgSrcBlockLastLine"><text:span text:style-name="OrgSrcFontLockCommentDelimiterFace">;;<text:s/></text:span><text:span text:style-name="OrgSrcFontLockCommentFace">Taken<text:s/>from<text:s/>https://github.com/karawoo/prelude/blob/db60a8e448757b1e07b7323e41</text:span><text:span text:style-name="OrgSrcWhitespaceLine">1c3d5d4d1b7d45/personal/custom.el#L751-L752</text:span></text:p>
      <text:p text:style-name="OrgSrcBlockLastLine">(<text:span text:style-name="OrgSrcFontLockKeywordFace">setq</text:span><text:s/>polymode<text:span text:style-name="OrgSrcHighlightOperatorsFace">-</text:span>exporter<text:span text:style-name="OrgSrcHighlightOperatorsFace">-</text:span>output<text:span text:style-name="OrgSrcHighlightOperatorsFace">-</text:span>file<text:span text:style-name="OrgSrcHighlightOperatorsFace">-</text:span>format<text:s/><text:span text:style-name="OrgSrcFontLockStringFace">"%s"</text:span>)</text:p>
      <text:p text:style-name="OrgSrcBlockLastLine"/>
      <text:h text:style-name="Heading_20_2" text:outline-level="2" text:is-list-header="false">
<text:bookmark-start text:name="OrgXref.orgc071f94"/>
<text:bookmark text:name="orgc071f94"/>Tweaks to ESS config
<text:bookmark-end text:name="OrgXref.orgc071f94"/></text:h>
      <text:p text:style-name="OrgSrcBlock"><text:span text:style-name="OrgSrcFontLockCommentDelimiterFace">;;<text:s/></text:span><text:span text:style-name="OrgSrcFontLockCommentFace">Don't<text:s/>restore<text:s/>history<text:s/>or<text:s/>save<text:s/>on<text:s/>exit</text:span></text:p>
      <text:p text:style-name="OrgSrcBlock">(setq<text:span text:style-name="OrgSrcHighlightOperatorsFace">-</text:span>default<text:s/>inferior<text:span text:style-name="OrgSrcHighlightOperatorsFace">-</text:span>R<text:span text:style-name="OrgSrcHighlightOperatorsFace">-</text:span>args<text:s/><text:span text:style-name="OrgSrcFontLockStringFace">"--no-restore-history<text:s/>--no-save"</text:span>)</text:p>
      <text:p text:style-name="OrgSrcBlock"/>
      <text:p text:style-name="OrgSrcBlock">(<text:span text:style-name="OrgSrcFontLockKeywordFace">setq</text:span><text:s/>ess<text:span text:style-name="OrgSrcHighlightOperatorsFace">-</text:span>ask<text:span text:style-name="OrgSrcHighlightOperatorsFace">-</text:span>for<text:span text:style-name="OrgSrcHighlightOperatorsFace">-</text:span>ess<text:span text:style-name="OrgSrcHighlightOperatorsFace">-</text:span>directory<text:s/>nil)</text:p>
      <text:p text:style-name="OrgSrcBlock"/>
      <text:p text:style-name="OrgSrcBlock"><text:span text:style-name="OrgSrcFontLockCommentDelimiterFace">;;<text:s/></text:span><text:span text:style-name="OrgSrcFontLockCommentFace">ESS<text:s/>doesn't<text:s/>slow<text:s/>down<text:s/>Emacs</text:span></text:p>
      <text:p text:style-name="OrgSrcBlock"><text:span text:style-name="OrgSrcFontLockCommentDelimiterFace">;;<text:s/></text:span><text:span text:style-name="OrgSrcFontLockCommentFace">(setq<text:s/>ess-eval-visibly<text:s/>'nowait)<text:s/>;;<text:s/>in<text:s/>12.09-1</text:span></text:p>
      <text:p text:style-name="OrgSrcBlock">(<text:span text:style-name="OrgSrcFontLockKeywordFace">setq</text:span><text:s/>ess<text:span text:style-name="OrgSrcHighlightOperatorsFace">-</text:span>eval<text:span text:style-name="OrgSrcHighlightOperatorsFace">-</text:span>visibly<text:s/>nil)</text:p>
      <text:p text:style-name="OrgSrcBlock">(<text:span text:style-name="OrgSrcFontLockKeywordFace">setq</text:span><text:s/>ess<text:span text:style-name="OrgSrcHighlightOperatorsFace">-</text:span>eval<text:span text:style-name="OrgSrcHighlightOperatorsFace">-</text:span>visibly<text:span text:style-name="OrgSrcHighlightOperatorsFace">-</text:span>p<text:s/>nil)</text:p>
      <text:p text:style-name="OrgSrcBlock"><text:span text:style-name="OrgSrcFontLockCommentDelimiterFace">;;<text:s/></text:span><text:span text:style-name="OrgSrcFontLockCommentFace">Smartparens<text:s/>in<text:s/>R<text:s/>repl.</text:span></text:p>
      <text:p text:style-name="OrgSrcBlock">(add<text:span text:style-name="OrgSrcHighlightOperatorsFace">-</text:span>hook<text:s/>'ess<text:span text:style-name="OrgSrcHighlightOperatorsFace">-</text:span>R<text:span text:style-name="OrgSrcHighlightOperatorsFace">-</text:span>post<text:span text:style-name="OrgSrcHighlightOperatorsFace">-</text:span>run<text:span text:style-name="OrgSrcHighlightOperatorsFace">-</text:span>hook<text:s/>(<text:span text:style-name="OrgSrcFontLockKeywordFace">lambda</text:span><text:s/>()<text:s/>(smartparens<text:span text:style-name="OrgSrcHighlightOperatorsFace">-</text:span>mode<text:s/><text:span text:style-name="OrgSrcHighlightNumbersNumber">1</text:span>)))</text:p>
      <text:p text:style-name="OrgSrcBlock">(add<text:span text:style-name="OrgSrcHighlightOperatorsFace">-</text:span>hook<text:s/>'inferior<text:span text:style-name="OrgSrcHighlightOperatorsFace">-</text:span>ess<text:span text:style-name="OrgSrcHighlightOperatorsFace">-</text:span>mode<text:span text:style-name="OrgSrcHighlightOperatorsFace">-</text:span>hook<text:s/>(<text:span text:style-name="OrgSrcFontLockKeywordFace">lambda</text:span><text:s/>()<text:s/>(smartparens<text:span text:style-name="OrgSrcHighlightOperatorsFace">-</text:span>mode<text:s/><text:span text:style-name="OrgSrcHighlightNumbersNumber">1</text:span>)))</text:p>
      <text:p text:style-name="OrgSrcBlock"/>
      <text:p text:style-name="OrgSrcBlock"><text:span text:style-name="OrgSrcFontLockCommentDelimiterFace">;;<text:s/></text:span><text:span text:style-name="OrgSrcFontLockCommentFace">Set<text:s/>the<text:s/>style<text:s/>to<text:s/>RStudio.<text:s/>This<text:s/>gives<text:s/>me<text:s/>stuff<text:s/>like<text:s/>tab<text:s/>spaces<text:s/>are<text:s/>2<text:s/>spaces<text:s/>no</text:span><text:span text:style-name="OrgSrcWhitespaceLine">t<text:s/>4</text:span></text:p>
      <text:p text:style-name="OrgSrcBlockLastLine">(<text:span text:style-name="OrgSrcFontLockKeywordFace">setq</text:span><text:s/>ess<text:span text:style-name="OrgSrcHighlightOperatorsFace">-</text:span>default<text:span text:style-name="OrgSrcHighlightOperatorsFace">-</text:span>style<text:s/>'RStudio)</text:p>
      <text:h text:style-name="Heading_20_2" text:outline-level="2" text:is-list-header="false">
<text:bookmark-start text:name="OrgXref.orgfa89d61"/>
<text:bookmark text:name="orgfa89d61"/>Forces help to appear only on R script
<text:bookmark-end text:name="OrgXref.orgfa89d61"/></text:h>
      <text:p text:style-name="OrgSrcBlock"><text:span text:style-name="OrgSrcFontLockCommentDelimiterFace">;;<text:s/></text:span><text:span text:style-name="OrgSrcFontLockCommentFace">Doesn't<text:s/>work<text:s/>until<text:s/>now.<text:s/>I<text:s/>think<text:s/>the<text:s/>variable<text:s/>display-buffer-alist</text:span></text:p>
      <text:p text:style-name="OrgSrcBlock"><text:s/><text:s/>(<text:span text:style-name="OrgSrcFontLockKeywordFace">setq</text:span><text:s/>display<text:span text:style-name="OrgSrcHighlightOperatorsFace">-</text:span>buffer<text:span text:style-name="OrgSrcHighlightOperatorsFace">-</text:span>alist</text:p>
      <text:p text:style-name="OrgSrcBlock"><text:tab/>'((<text:span text:style-name="OrgSrcFontLockStringFace">"*R*"</text:span></text:p>
      <text:p text:style-name="OrgSrcBlock"><text:tab/><text:s/><text:s/><text:s/>nil</text:p>
      <text:p text:style-name="OrgSrcBlockLastLine"><text:tab/><text:s/><text:s/><text:s/>(dedicated<text:s/><text:span text:style-name="OrgSrcHighlightOperatorsFace">.</text:span><text:s/>t))))</text:p>
      <text:p text:style-name="OrgSrcBlockLastLine"/>
      <text:h text:style-name="Heading_20_2" text:outline-level="2" text:is-list-header="false">
<text:bookmark-start text:name="OrgXref.org7503610"/>
<text:bookmark text:name="org7503610"/>Auto-completion in ESS
<text:bookmark-end text:name="OrgXref.org7503610"/></text:h>
      <text:p text:style-name="OrgSrcBlock"><text:span text:style-name="OrgSrcFontLockCommentDelimiterFace">;;<text:s/></text:span><text:span text:style-name="OrgSrcFontLockCommentFace">Set<text:s/>up<text:s/>company,<text:s/>i.e.<text:s/>code<text:s/>autocomplete</text:span></text:p>
      <text:p text:style-name="OrgSrcBlock">(use<text:span text:style-name="OrgSrcHighlightOperatorsFace">-</text:span>package<text:s/><text:span text:style-name="OrgSrcFontLockConstantFace">company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config</text:p>
      <text:p text:style-name="OrgSrcBlock"><text:s/><text:s/><text:span text:style-name="OrgSrcFontLockCommentDelimiterFace">;;<text:s/></text:span><text:span text:style-name="OrgSrcFontLockCommentFace">Enable<text:s/>company<text:s/>mode<text:s/>everywhere</text:span></text:p>
      <text:p text:style-name="OrgSrcBlock"><text:s/><text:s/>(add<text:span text:style-name="OrgSrcHighlightOperatorsFace">-</text:span>hook<text:s/>'after<text:span text:style-name="OrgSrcHighlightOperatorsFace">-</text:span>init<text:span text:style-name="OrgSrcHighlightOperatorsFace">-</text:span>hook<text:s/>'global<text:span text:style-name="OrgSrcHighlightOperatorsFace">-</text:span>company<text:span text:style-name="OrgSrcHighlightOperatorsFace">-</text:span>mode)</text:p>
      <text:p text:style-name="OrgSrcBlock"><text:s/><text:s/>)</text:p>
      <text:p text:style-name="OrgSrcBlock"/>
      <text:p text:style-name="OrgSrcBlock"><text:span text:style-name="OrgSrcFontLockCommentDelimiterFace">;;<text:s/></text:span><text:span text:style-name="OrgSrcFontLockCommentFace">Set<text:s/>up<text:s/>TAB<text:s/>to<text:s/>manually<text:s/>trigger<text:s/>autocomplete<text:s/>menu</text:span></text:p>
      <text:p text:style-name="OrgSrcBlock">(define<text:span text:style-name="OrgSrcHighlightOperatorsFace">-</text:span>key<text:s/>company<text:span text:style-name="OrgSrcHighlightOperatorsFace">-</text:span>mode<text:span text:style-name="OrgSrcHighlightOperatorsFace">-</text:span>map<text:s/>(kbd<text:s/><text:span text:style-name="OrgSrcFontLockStringFace">"TAB"</text:span>)<text:s/>'company<text:span text:style-name="OrgSrcHighlightOperatorsFace">-</text:span>complete)</text:p>
      <text:p text:style-name="OrgSrcBlock">(define<text:span text:style-name="OrgSrcHighlightOperatorsFace">-</text:span>key<text:s/>company<text:span text:style-name="OrgSrcHighlightOperatorsFace">-</text:span>active<text:span text:style-name="OrgSrcHighlightOperatorsFace">-</text:span>map<text:s/>(kbd<text:s/><text:span text:style-name="OrgSrcFontLockStringFace">"TAB"</text:span>)<text:s/>'company<text:span text:style-name="OrgSrcHighlightOperatorsFace">-</text:span>complete<text:span text:style-name="OrgSrcHighlightOperatorsFace">-</text:span>common)</text:p>
      <text:p text:style-name="OrgSrcBlock"><text:span text:style-name="OrgSrcFontLockCommentDelimiterFace">;;<text:s/></text:span><text:span text:style-name="OrgSrcFontLockCommentFace">Set<text:s/>up<text:s/>M-h<text:s/>to<text:s/>see<text:s/>the<text:s/>documentation<text:s/>for<text:s/>items<text:s/>on<text:s/>the<text:s/>autocomplete<text:s/>menu</text:span></text:p>
      <text:p text:style-name="OrgSrcBlock">(define<text:span text:style-name="OrgSrcHighlightOperatorsFace">-</text:span>key<text:s/>company<text:span text:style-name="OrgSrcHighlightOperatorsFace">-</text:span>active<text:span text:style-name="OrgSrcHighlightOperatorsFace">-</text:span>map<text:s/>(kbd<text:s/><text:span text:style-name="OrgSrcFontLockStringFace">"M-h"</text:span>)<text:s/>'company<text:span text:style-name="OrgSrcHighlightOperatorsFace">-</text:span>show<text:span text:style-name="OrgSrcHighlightOperatorsFace">-</text:span>doc<text:span text:style-name="OrgSrcHighlightOperatorsFace">-</text:span>buffer)</text:p>
      <text:p text:style-name="OrgSrcBlock"/>
      <text:p text:style-name="OrgSrcBlock"><text:span text:style-name="OrgSrcFontLockCommentDelimiterFace">;;<text:s/></text:span><text:span text:style-name="OrgSrcFontLockCommentFace">If<text:s/>you<text:s/>would<text:s/>want<text:s/>to<text:s/>have<text:s/>the<text:s/>help<text:s/>pop<text:s/>ups<text:s/>in<text:s/>company<text:s/>mode</text:span></text:p>
      <text:p text:style-name="OrgSrcBlock"><text:span text:style-name="OrgSrcFontLockCommentDelimiterFace">;;<text:s/></text:span><text:span text:style-name="OrgSrcFontLockCommentFace">(use-package<text:s/>company-quickhelp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company-quickhelp-mode))</text:span></text:p>
      <text:p text:style-name="OrgSrcBlock"/>
      <text:p text:style-name="OrgSrcBlock"><text:span text:style-name="OrgSrcFontLockCommentDelimiterFace">;;<text:s/><text:s/><text:s/></text:span><text:span text:style-name="OrgSrcFontLockCommentFace">(use-package<text:s/>auto-complete</text:span></text:p>
      <text:p text:style-name="OrgSrcBlock"><text:span text:style-name="OrgSrcFontLockCommentDelimiterFace">;;<text:s/><text:s/><text:s/><text:s/><text:s/></text:span><text:span text:style-name="OrgSrcFontLockCommentFace">:ensure<text:s/>t</text:span></text:p>
      <text:p text:style-name="OrgSrcBlock"><text:span text:style-name="OrgSrcFontLockCommentDelimiterFace">;;<text:s/><text:s/><text:s/><text:s/><text:s/></text:span><text:span text:style-name="OrgSrcFontLockCommentFace">:init</text:span></text:p>
      <text:p text:style-name="OrgSrcBlock"><text:span text:style-name="OrgSrcFontLockCommentDelimiterFace">;;<text:s/><text:s/><text:s/><text:s/><text:s/></text:span><text:span text:style-name="OrgSrcFontLockCommentFace">(progn</text:span></text:p>
      <text:p text:style-name="OrgSrcBlock"><text:span text:style-name="OrgSrcFontLockCommentDelimiterFace">;;<text:s/><text:s/><text:s/><text:s/><text:s/><text:s/><text:s/></text:span><text:span text:style-name="OrgSrcFontLockCommentFace">(ac-config-default)</text:span></text:p>
      <text:p text:style-name="OrgSrcBlock"><text:span text:style-name="OrgSrcFontLockCommentDelimiterFace">;;<text:s/><text:s/><text:s/><text:s/><text:s/><text:s/><text:s/></text:span><text:span text:style-name="OrgSrcFontLockCommentFace">(global-auto-complete-mode<text:s/>t)</text:span></text:p>
      <text:p text:style-name="OrgSrcBlock"><text:span text:style-name="OrgSrcFontLockCommentDelimiterFace">;;<text:s/><text:s/><text:s/><text:s/><text:s/><text:s/><text:s/></text:span><text:span text:style-name="OrgSrcFontLockCommentFace">))</text:span></text:p>
      <text:p text:style-name="OrgSrcBlock"/>
      <text:p text:style-name="OrgSrcBlock"><text:span text:style-name="OrgSrcFontLockCommentDelimiterFace">;;<text:s/><text:s/><text:s/></text:span><text:span text:style-name="OrgSrcFontLockCommentFace">;;<text:s/>To<text:s/>allow<text:s/>for<text:s/>TAB<text:s/>completion</text:span></text:p>
      <text:p text:style-name="OrgSrcBlock"><text:span text:style-name="OrgSrcFontLockCommentDelimiterFace">;;<text:s/><text:s/><text:s/></text:span><text:span text:style-name="OrgSrcFontLockCommentFace">;;<text:s/>https://stackoverflow.com/questions/49232454/emacs-ess-how-to-auto-compl</text:span><text:span text:style-name="OrgSrcWhitespaceLine">ete-library-function</text:span></text:p>
      <text:p text:style-name="OrgSrcBlock"><text:span text:style-name="OrgSrcFontLockCommentDelimiterFace">;;<text:s/><text:s/><text:s/></text:span><text:span text:style-name="OrgSrcFontLockCommentFace">(use-package<text:s/>company</text:span></text:p>
      <text:p text:style-name="OrgSrcBlock"><text:span text:style-name="OrgSrcFontLockCommentDelimiterFace">;;<text:s/><text:s/><text:s/><text:s/><text:s/></text:span><text:span text:style-name="OrgSrcFontLockCommentFace">:ensure<text:s/>t</text:span></text:p>
      <text:p text:style-name="OrgSrcBlock"><text:span text:style-name="OrgSrcFontLockCommentDelimiterFace">;;<text:s/><text:s/><text:s/><text:s/><text:s/></text:span><text:span text:style-name="OrgSrcFontLockCommentFace">:init<text:s/>(require<text:s/>'company))</text:span></text:p>
      <text:p text:style-name="OrgSrcBlock"/>
      <text:p text:style-name="OrgSrcBlock"><text:span text:style-name="OrgSrcFontLockCommentDelimiterFace">;;<text:s/><text:s/><text:s/></text:span><text:span text:style-name="OrgSrcFontLockCommentFace">(setq<text:s/>tab-always-indent<text:s/>'complete)</text:span></text:p>
      <text:p text:style-name="OrgSrcBlock"/>
      <text:p text:style-name="OrgSrcBlock"><text:span text:style-name="OrgSrcFontLockCommentDelimiterFace">;;<text:s/><text:s/><text:s/></text:span><text:span text:style-name="OrgSrcFontLockCommentFace">(setq<text:s/>company-idle-delay<text:s/>0.5</text:span></text:p>
      <text:p text:style-name="OrgSrcBlock"><text:span text:style-name="OrgSrcFontLockCommentDelimiterFace">;;<text:s/></text:span><text:span text:style-name="OrgSrcFontLockCommentFace"><text:tab/>company-show-numbers<text:s/>t</text:span></text:p>
      <text:p text:style-name="OrgSrcBlock"><text:span text:style-name="OrgSrcFontLockCommentDelimiterFace">;;<text:s/></text:span><text:span text:style-name="OrgSrcFontLockCommentFace"><text:tab/>company-minimum-prefix-length<text:s/>2</text:span></text:p>
      <text:p text:style-name="OrgSrcBlock"><text:span text:style-name="OrgSrcFontLockCommentDelimiterFace">;;<text:s/></text:span><text:span text:style-name="OrgSrcFontLockCommentFace"><text:tab/>company-tooltip-flip-when-above<text:s/>t)</text:span></text:p>
      <text:p text:style-name="OrgSrcBlock"/>
      <text:p text:style-name="OrgSrcBlock"><text:span text:style-name="OrgSrcFontLockCommentDelimiterFace">;;<text:s/><text:s/><text:s/></text:span><text:span text:style-name="OrgSrcFontLockCommentFace">(global-set-key<text:s/>(kbd<text:s/>"C-M-/")<text:s/>#'company-complete)</text:span></text:p>
      <text:p text:style-name="OrgSrcBlock"><text:span text:style-name="OrgSrcFontLockCommentDelimiterFace">;;<text:s/><text:s/><text:s/></text:span><text:span text:style-name="OrgSrcFontLockCommentFace">(global-company-mode)</text:span></text:p>
      <text:p text:style-name="OrgSrcBlock"><text:span text:style-name="OrgSrcFontLockCommentDelimiterFace">;;<text:s/><text:s/><text:s/></text:span><text:span text:style-name="OrgSrcFontLockCommentFace">(defun<text:s/>my-ess-hook<text:s/>()</text:span></text:p>
      <text:p text:style-name="OrgSrcBlock"><text:span text:style-name="OrgSrcFontLockCommentDelimiterFace">;;<text:s/><text:s/><text:s/><text:s/><text:s/></text:span><text:span text:style-name="OrgSrcFontLockCommentFace">;;<text:s/>ensure<text:s/>company-R-library<text:s/>is<text:s/>in<text:s/>ESS<text:s/>backends</text:span></text:p>
      <text:p text:style-name="OrgSrcBlock"><text:span text:style-name="OrgSrcFontLockCommentDelimiterFace">;;<text:s/><text:s/><text:s/><text:s/><text:s/></text:span><text:span text:style-name="OrgSrcFontLockCommentFace">(make-local-variable<text:s/>'company-backends)</text:span></text:p>
      <text:p text:style-name="OrgSrcBlock"><text:span text:style-name="OrgSrcFontLockCommentDelimiterFace">;;<text:s/><text:s/><text:s/><text:s/><text:s/></text:span><text:span text:style-name="OrgSrcFontLockCommentFace">(cl-delete-if<text:s/>(lambda<text:s/>(x)<text:s/>(and<text:s/>(eq<text:s/>(car-safe<text:s/>x)<text:s/>'company-R-args)))<text:s/>compan</text:span><text:span text:style-name="OrgSrcWhitespaceLine">y-backends)</text:span></text:p>
      <text:p text:style-name="OrgSrcBlock"><text:span text:style-name="OrgSrcFontLockCommentDelimiterFace">;;<text:s/><text:s/><text:s/><text:s/><text:s/></text:span><text:span text:style-name="OrgSrcFontLockCommentFace">(push<text:s/>(list<text:s/>'company-R-args<text:s/>'company-R-objects<text:s/>'company-R-library<text:s/>:separa</text:span><text:span text:style-name="OrgSrcWhitespaceLine">te)</text:span></text:p>
      <text:p text:style-name="OrgSrcBlock"><text:span text:style-name="OrgSrcFontLockCommentDelimiterFace">;;<text:s/></text:span><text:span text:style-name="OrgSrcFontLockCommentFace"><text:tab/><text:s/><text:s/>company-backends))</text:span></text:p>
      <text:p text:style-name="OrgSrcBlock"><text:span text:style-name="OrgSrcFontLockCommentDelimiterFace">;;<text:s/></text:span><text:span text:style-name="OrgSrcFontLockCommentFace"><text:tab/><text:s/><text:s/>(add-hook<text:s/>'ess-mode-hook<text:s/>'my-ess-hook)</text:span></text:p>
      <text:p text:style-name="OrgSrcBlock"><text:span text:style-name="OrgSrcFontLockCommentDelimiterFace">;;<text:s/></text:span><text:span text:style-name="OrgSrcFontLockCommentFace"><text:tab/><text:s/><text:s/>(with-eval-after-load<text:s/>'ess</text:span></text:p>
      <text:p text:style-name="OrgSrcBlockLastLine"><text:span text:style-name="OrgSrcFontLockCommentDelimiterFace">;;<text:s/><text:s/><text:s/><text:s/><text:s/></text:span><text:span text:style-name="OrgSrcFontLockCommentFace">(setq<text:s/>ess-use-company<text:s/>t))</text:span></text:p>
      <text:p text:style-name="OrgSrcBlockLastLine"/>
      <text:h text:style-name="Heading_20_2" text:outline-level="2" text:is-list-header="false">
<text:bookmark-start text:name="OrgXref.org865c568"/>
<text:bookmark text:name="org865c568"/>Pipe operator shortcut
<text:bookmark-end text:name="OrgXref.org865c568"/></text:h>
      <text:p text:style-name="OrgSrcBlock"><text:span text:style-name="OrgSrcFontLockCommentDelimiterFace">;;<text:s/></text:span><text:span text:style-name="OrgSrcFontLockCommentFace">Taken<text:s/>from<text:s/>https://github.com/karawoo/prelude/blob/db60a8e448757b1e07b7323e41</text:span><text:span text:style-name="OrgSrcWhitespaceLine">1c3d5d4d1b7d45/personal/custom.el</text:span></text:p>
      <text:p text:style-name="OrgSrcBlock"><text:span text:style-name="OrgSrcFontLockCommentDelimiterFace">;;<text:s/></text:span><text:span text:style-name="OrgSrcFontLockCommentFace">%&gt;%<text:s/>shortcut</text:span></text:p>
      <text:p text:style-name="OrgSrcBlock"><text:span text:style-name="OrgSrcFontLockCommentDelimiterFace">;;<text:s/></text:span><text:span text:style-name="OrgSrcFontLockCommentFace">http://emacs.stackexchange.com/a/8055/7060</text:span></text:p>
      <text:p text:style-name="OrgSrcBlock">(<text:span text:style-name="OrgSrcFontLockKeywordFace">defun</text:span><text:s/><text:span text:style-name="OrgSrcFontLockFunctionNameFace">then_R_operator</text:span><text:s/>()</text:p>
      <text:p text:style-name="OrgSrcBlock"><text:s/><text:s/><text:span text:style-name="OrgSrcFontLockDocFace">"R<text:s/>-<text:s/>%&gt;%<text:s/>operator<text:s/>or<text:s/>'then'<text:s/>pipe<text:s/>operator"</text:span></text:p>
      <text:p text:style-name="OrgSrcBlock"><text:s/><text:s/>(<text:span text:style-name="OrgSrcFontLockKeywordFace">interactive</text:span>)</text:p>
      <text:p text:style-name="OrgSrcBlock"><text:s/><text:s/>(insert<text:s/><text:span text:style-name="OrgSrcFontLockStringFace">"<text:s/>%&gt;%<text:s/>"</text:span>))</text:p>
      <text:p text:style-name="OrgSrcBlock">(define<text:span text:style-name="OrgSrcHighlightOperatorsFace">-</text:span>key<text:s/>ess<text:span text:style-name="OrgSrcHighlightOperatorsFace">-</text:span>mode<text:span text:style-name="OrgSrcHighlightOperatorsFace">-</text:span>map<text:s/>(kbd<text:s/><text:span text:style-name="OrgSrcFontLockStringFace">"C-&gt;"</text:span>)<text:s/>'then_R_operator)</text:p>
      <text:p text:style-name="OrgSrcBlockLastLine">(define<text:span text:style-name="OrgSrcHighlightOperatorsFace">-</text:span>key<text:s/>inferior<text:span text:style-name="OrgSrcHighlightOperatorsFace">-</text:span>ess<text:span text:style-name="OrgSrcHighlightOperatorsFace">-</text:span>mode<text:span text:style-name="OrgSrcHighlightOperatorsFace">-</text:span>map<text:s/>(kbd<text:s/><text:span text:style-name="OrgSrcFontLockStringFace">"C-&gt;"</text:span>)<text:s/>'then_R_operator)</text:p>
      <text:h text:style-name="Heading_20_2" text:outline-level="2" text:is-list-header="false">
<text:bookmark-start text:name="OrgXref.org8421c55"/>
<text:bookmark text:name="org8421c55"/>Assign operator shortcut
<text:bookmark-end text:name="OrgXref.org8421c55"/></text:h>
      <text:p text:style-name="OrgSrcBlock">(<text:span text:style-name="OrgSrcFontLockKeywordFace">defun</text:span><text:s/><text:span text:style-name="OrgSrcFontLockFunctionNameFace">assign_R_operator</text:span><text:s/>()</text:p>
      <text:p text:style-name="OrgSrcBlock"><text:s/><text:s/><text:span text:style-name="OrgSrcFontLockDocFace">"R<text:s/>-<text:s/>Insert<text:s/>&lt;-<text:s/>operator"</text:span></text:p>
      <text:p text:style-name="OrgSrcBlock"><text:s/><text:s/>(<text:span text:style-name="OrgSrcFontLockKeywordFace">interactive</text:span>)</text:p>
      <text:p text:style-name="OrgSrcBlock"><text:s/><text:s/>(insert<text:s/><text:span text:style-name="OrgSrcFontLockStringFace">"<text:s/>&lt;-<text:s/>"</text:span>))</text:p>
      <text:p text:style-name="OrgSrcBlock">(define<text:span text:style-name="OrgSrcHighlightOperatorsFace">-</text:span>key<text:s/>ess<text:span text:style-name="OrgSrcHighlightOperatorsFace">-</text:span>mode<text:span text:style-name="OrgSrcHighlightOperatorsFace">-</text:span>map<text:s/>(kbd<text:s/><text:span text:style-name="OrgSrcFontLockStringFace">"C-&lt;"</text:span>)<text:s/>'assign_R_operator)</text:p>
      <text:p text:style-name="OrgSrcBlockLastLine">(define<text:span text:style-name="OrgSrcHighlightOperatorsFace">-</text:span>key<text:s/>inferior<text:span text:style-name="OrgSrcHighlightOperatorsFace">-</text:span>ess<text:span text:style-name="OrgSrcHighlightOperatorsFace">-</text:span>mode<text:span text:style-name="OrgSrcHighlightOperatorsFace">-</text:span>map<text:s/>(kbd<text:s/><text:span text:style-name="OrgSrcFontLockStringFace">"C-&lt;"</text:span>)<text:s/>'assign_R_operator)</text:p>
      <text:h text:style-name="Heading_20_2" text:outline-level="2" text:is-list-header="false">
<text:bookmark-start text:name="OrgXref.orgd59afe7"/>
<text:bookmark text:name="orgd59afe7"/>Make Shift-Enter do a lot in ESS
<text:bookmark-end text:name="OrgXref.orgd59afe7"/></text:h>
      <text:p text:style-name="OrgSrcBlock"/>
      <text:p text:style-name="OrgSrcBlock">(add<text:span text:style-name="OrgSrcHighlightOperatorsFace">-</text:span>hook<text:s/>'inferior<text:span text:style-name="OrgSrcHighlightOperatorsFace">-</text:span>ess<text:span text:style-name="OrgSrcHighlightOperatorsFace">-</text:span>mode<text:span text:style-name="OrgSrcHighlightOperatorsFace">-</text:span>hook</text:p>
      <text:p text:style-name="OrgSrcBlock"><text:s/><text:s/><text:s/><text:s/>'(lambda<text:s/>nil</text:p>
      <text:p text:style-name="OrgSrcBlock"><text:tab/><text:s/><text:s/>(define<text:span text:style-name="OrgSrcHighlightOperatorsFace">-</text:span>key<text:s/>inferior<text:span text:style-name="OrgSrcHighlightOperatorsFace">-</text:span>ess<text:span text:style-name="OrgSrcHighlightOperatorsFace">-</text:span>mode<text:span text:style-name="OrgSrcHighlightOperatorsFace">-</text:span>map<text:s/>[\C<text:span text:style-name="OrgSrcHighlightOperatorsFace">-</text:span>up]</text:p>
      <text:p text:style-name="OrgSrcBlock"><text:tab/><text:s/><text:s/><text:s/><text:s/><text:s/><text:s/>'comint<text:span text:style-name="OrgSrcHighlightOperatorsFace">-</text:span>previous<text:span text:style-name="OrgSrcHighlightOperatorsFace">-</text:span>matching<text:span text:style-name="OrgSrcHighlightOperatorsFace">-</text:span>input<text:span text:style-name="OrgSrcHighlightOperatorsFace">-</text:span>from<text:span text:style-name="OrgSrcHighlightOperatorsFace">-</text:span>input)</text:p>
      <text:p text:style-name="OrgSrcBlock"><text:tab/><text:s/><text:s/>(define<text:span text:style-name="OrgSrcHighlightOperatorsFace">-</text:span>key<text:s/>inferior<text:span text:style-name="OrgSrcHighlightOperatorsFace">-</text:span>ess<text:span text:style-name="OrgSrcHighlightOperatorsFace">-</text:span>mode<text:span text:style-name="OrgSrcHighlightOperatorsFace">-</text:span>map<text:s/>[\C<text:span text:style-name="OrgSrcHighlightOperatorsFace">-</text:span>down]</text:p>
      <text:p text:style-name="OrgSrcBlock"><text:tab/><text:s/><text:s/><text:s/><text:s/><text:s/><text:s/>'comint<text:span text:style-name="OrgSrcHighlightOperatorsFace">-</text:span>next<text:span text:style-name="OrgSrcHighlightOperatorsFace">-</text:span>matching<text:span text:style-name="OrgSrcHighlightOperatorsFace">-</text:span>input<text:span text:style-name="OrgSrcHighlightOperatorsFace">-</text:span>from<text:span text:style-name="OrgSrcHighlightOperatorsFace">-</text:span>input)</text:p>
      <text:p text:style-name="OrgSrcBlock"><text:tab/><text:s/><text:s/>(define<text:span text:style-name="OrgSrcHighlightOperatorsFace">-</text:span>key<text:s/>inferior<text:span text:style-name="OrgSrcHighlightOperatorsFace">-</text:span>ess<text:span text:style-name="OrgSrcHighlightOperatorsFace">-</text:span>mode<text:span text:style-name="OrgSrcHighlightOperatorsFace">-</text:span>map<text:s/>[\C<text:span text:style-name="OrgSrcHighlightOperatorsFace">-</text:span>x<text:s/>\t]</text:p>
      <text:p text:style-name="OrgSrcBlock"><text:tab/><text:s/><text:s/><text:s/><text:s/><text:s/><text:s/>'comint<text:span text:style-name="OrgSrcHighlightOperatorsFace">-</text:span>dynamic<text:span text:style-name="OrgSrcHighlightOperatorsFace">-</text:span>complete<text:span text:style-name="OrgSrcHighlightOperatorsFace">-</text:span>filename)</text:p>
      <text:p text:style-name="OrgSrcBlock"><text:s/><text:s/><text:s/><text:s/><text:s/>)</text:p>
      <text:p text:style-name="OrgSrcBlock"><text:s/>)</text:p>
      <text:p text:style-name="OrgSrcBlock"/>
      <text:p text:style-name="OrgSrcBlock">(<text:span text:style-name="OrgSrcFontLockKeywordFace">setq</text:span><text:s/>ess<text:span text:style-name="OrgSrcHighlightOperatorsFace">-</text:span>ask<text:span text:style-name="OrgSrcHighlightOperatorsFace">-</text:span>for<text:span text:style-name="OrgSrcHighlightOperatorsFace">-</text:span>ess<text:span text:style-name="OrgSrcHighlightOperatorsFace">-</text:span>directory<text:s/>nil)</text:p>
      <text:p text:style-name="OrgSrcBlock"><text:s/><text:s/>(<text:span text:style-name="OrgSrcFontLockKeywordFace">setq</text:span><text:s/>ess<text:span text:style-name="OrgSrcHighlightOperatorsFace">-</text:span>local<text:span text:style-name="OrgSrcHighlightOperatorsFace">-</text:span>process<text:span text:style-name="OrgSrcHighlightOperatorsFace">-</text:span>name<text:s/><text:span text:style-name="OrgSrcFontLockStringFace">"R"</text:span>)</text:p>
      <text:p text:style-name="OrgSrcBlock"><text:s/><text:s/>(<text:span text:style-name="OrgSrcFontLockKeywordFace">setq</text:span><text:s/>ansi<text:span text:style-name="OrgSrcHighlightOperatorsFace">-</text:span>color<text:span text:style-name="OrgSrcHighlightOperatorsFace">-</text:span>for<text:span text:style-name="OrgSrcHighlightOperatorsFace">-</text:span>comint<text:span text:style-name="OrgSrcHighlightOperatorsFace">-</text:span>mode<text:s/>'filter)</text:p>
      <text:p text:style-name="OrgSrcBlock"><text:s/><text:s/>(<text:span text:style-name="OrgSrcFontLockKeywordFace">setq</text:span><text:s/>comint<text:span text:style-name="OrgSrcHighlightOperatorsFace">-</text:span>scroll<text:span text:style-name="OrgSrcHighlightOperatorsFace">-</text:span>to<text:span text:style-name="OrgSrcHighlightOperatorsFace">-</text:span>bottom<text:span text:style-name="OrgSrcHighlightOperatorsFace">-</text:span>on<text:span text:style-name="OrgSrcHighlightOperatorsFace">-</text:span>input<text:s/>t)</text:p>
      <text:p text:style-name="OrgSrcBlock"><text:s/><text:s/>(<text:span text:style-name="OrgSrcFontLockKeywordFace">setq</text:span><text:s/>comint<text:span text:style-name="OrgSrcHighlightOperatorsFace">-</text:span>scroll<text:span text:style-name="OrgSrcHighlightOperatorsFace">-</text:span>to<text:span text:style-name="OrgSrcHighlightOperatorsFace">-</text:span>bottom<text:span text:style-name="OrgSrcHighlightOperatorsFace">-</text:span>on<text:span text:style-name="OrgSrcHighlightOperatorsFace">-</text:span>output<text:s/>t)</text:p>
      <text:p text:style-name="OrgSrcBlock"><text:s/><text:s/>(<text:span text:style-name="OrgSrcFontLockKeywordFace">setq</text:span><text:s/>comint<text:span text:style-name="OrgSrcHighlightOperatorsFace">-</text:span>move<text:span text:style-name="OrgSrcHighlightOperatorsFace">-</text:span>point<text:span text:style-name="OrgSrcHighlightOperatorsFace">-</text:span>for<text:span text:style-name="OrgSrcHighlightOperatorsFace">-</text:span>output<text:s/>t)</text:p>
      <text:p text:style-name="OrgSrcBlock"/>
      <text:p text:style-name="OrgSrcBlock"><text:s/><text:s/>(<text:span text:style-name="OrgSrcFontLockKeywordFace">defun</text:span><text:s/>my<text:span text:style-name="OrgSrcHighlightOperatorsFace">-</text:span>ess<text:span text:style-name="OrgSrcHighlightOperatorsFace">--</text:span>R<text:s/>()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if</text:span><text:s/>(not<text:s/>(member<text:s/><text:span text:style-name="OrgSrcFontLockStringFace">"*R*"</text:span><text:s/>(mapcar<text:s/>(<text:span text:style-name="OrgSrcFontLockKeywordFace">function</text:span><text:s/>buffer<text:span text:style-name="OrgSrcHighlightOperatorsFace">-</text:span>name)<text:s/>(buffer<text:span text:style-name="OrgSrcHighlightOperatorsFace">-</text:span>list))))</text:p>
      <text:p text:style-name="OrgSrcBlock"><text:s/><text:s/><text:s/><text:s/><text:s/><text:s/>(<text:span text:style-name="OrgSrcFontLockKeywordFace">progn</text:span></text:p>
      <text:p text:style-name="OrgSrcBlock"><text:tab/>(delete<text:span text:style-name="OrgSrcHighlightOperatorsFace">-</text:span>other<text:span text:style-name="OrgSrcHighlightOperatorsFace">-</text:span>windows)</text:p>
      <text:p text:style-name="OrgSrcBlock"><text:tab/>(<text:span text:style-name="OrgSrcFontLockKeywordFace">setq</text:span><text:s/>w1<text:s/>(selected<text:span text:style-name="OrgSrcHighlightOperatorsFace">-</text:span>window))</text:p>
      <text:p text:style-name="OrgSrcBlock"><text:tab/>(<text:span text:style-name="OrgSrcFontLockKeywordFace">setq</text:span><text:s/>w1name<text:s/>(buffer<text:span text:style-name="OrgSrcHighlightOperatorsFace">-</text:span>name))</text:p>
      <text:p text:style-name="OrgSrcBlock"><text:tab/>(<text:span text:style-name="OrgSrcFontLockKeywordFace">setq</text:span><text:s/>w2<text:s/>(split<text:span text:style-name="OrgSrcHighlightOperatorsFace">-</text:span>window<text:s/>w1<text:s/>nil<text:s/>t))</text:p>
      <text:p text:style-name="OrgSrcBlock"><text:tab/>(R)</text:p>
      <text:p text:style-name="OrgSrcBlockLastLine"><text:tab/>(set<text:span text:style-name="OrgSrcHighlightOperatorsFace">-</text:span>window<text:span text:style-name="OrgSrcHighlightOperatorsFace">-</text:span>buffer<text:s/>w2<text:s/><text:span text:style-name="OrgSrcFontLockStringFace">"*R*"</text:span>)</text:p>
      <text:p text:style-name="OrgSrcBlockLastLine"><text:tab/>(set<text:span text:style-name="OrgSrcHighlightOperatorsFace">-</text:span>window<text:span text:style-name="OrgSrcHighlightOperatorsFace">-</text:span>buffer<text:s/>w1<text:s/>w1name))))</text:p>
      <text:h text:style-name="Heading_20_2" text:outline-level="2" text:is-list-header="false">
<text:bookmark-start text:name="OrgXref.orgf3e772b"/>
<text:bookmark text:name="orgf3e772b"/>Scratch script R
<text:bookmark-end text:name="OrgXref.orgf3e772b"/></text:h>
      <text:p text:style-name="OrgSrcBlock">(<text:span text:style-name="OrgSrcFontLockKeywordFace">defun</text:span><text:s/>R<text:span text:style-name="OrgSrcHighlightOperatorsFace">-</text:span>scratch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progn</text:span></text:p>
      <text:p text:style-name="OrgSrcBlock"><text:s/><text:s/><text:s/><text:s/>(delete<text:span text:style-name="OrgSrcHighlightOperatorsFace">-</text:span>other<text:span text:style-name="OrgSrcHighlightOperatorsFace">-</text:span>windows)</text:p>
      <text:p text:style-name="OrgSrcBlock"><text:s/><text:s/><text:s/><text:s/>(<text:span text:style-name="OrgSrcFontLockKeywordFace">setq</text:span><text:s/>new<text:span text:style-name="OrgSrcHighlightOperatorsFace">-</text:span>buf<text:s/>(get<text:span text:style-name="OrgSrcHighlightOperatorsFace">-</text:span>buffer<text:span text:style-name="OrgSrcHighlightOperatorsFace">-</text:span>create<text:s/><text:span text:style-name="OrgSrcFontLockStringFace">"scratch.R"</text:span>))</text:p>
      <text:p text:style-name="OrgSrcBlock"><text:s/><text:s/><text:s/><text:s/>(switch<text:span text:style-name="OrgSrcHighlightOperatorsFace">-</text:span>to<text:span text:style-name="OrgSrcHighlightOperatorsFace">-</text:span>buffer<text:s/>new<text:span text:style-name="OrgSrcHighlightOperatorsFace">-</text:span>buf)</text:p>
      <text:p text:style-name="OrgSrcBlock"><text:s/><text:s/><text:s/><text:s/>(R<text:span text:style-name="OrgSrcHighlightOperatorsFace">-</text:span>mode)</text:p>
      <text:p text:style-name="OrgSrcBlock"><text:s/><text:s/><text:s/><text:s/>(<text:span text:style-name="OrgSrcFontLockKeywordFace">setq</text:span><text:s/>w1<text:s/>(selected<text:span text:style-name="OrgSrcHighlightOperatorsFace">-</text:span>window))</text:p>
      <text:p text:style-name="OrgSrcBlock"><text:s/><text:s/><text:s/><text:s/>(<text:span text:style-name="OrgSrcFontLockKeywordFace">setq</text:span><text:s/>w1name<text:s/>(buffer<text:span text:style-name="OrgSrcHighlightOperatorsFace">-</text:span>name))</text:p>
      <text:p text:style-name="OrgSrcBlock"><text:s/><text:s/><text:s/><text:s/>(<text:span text:style-name="OrgSrcFontLockKeywordFace">setq</text:span><text:s/>w2<text:s/>(split<text:span text:style-name="OrgSrcHighlightOperatorsFace">-</text:span>window<text:s/>w1<text:s/>nil<text:s/>t))</text:p>
      <text:p text:style-name="OrgSrcBlock"><text:s/><text:s/><text:s/><text:s/>(<text:span text:style-name="OrgSrcFontLockKeywordFace">if</text:span><text:s/>(not<text:s/>(member<text:s/><text:span text:style-name="OrgSrcFontLockStringFace">"*R*"</text:span><text:s/>(mapcar<text:s/>(<text:span text:style-name="OrgSrcFontLockKeywordFace">function</text:span><text:s/>buffer<text:span text:style-name="OrgSrcHighlightOperatorsFace">-</text:span>name)<text:s/>(buffer<text:span text:style-name="OrgSrcHighlightOperatorsFace">-</text:span>list))))</text:p>
      <text:p text:style-name="OrgSrcBlock"><text:tab/>(R))</text:p>
      <text:p text:style-name="OrgSrcBlock"><text:s/><text:s/><text:s/><text:s/>(set<text:span text:style-name="OrgSrcHighlightOperatorsFace">-</text:span>window<text:span text:style-name="OrgSrcHighlightOperatorsFace">-</text:span>buffer<text:s/>w2<text:s/><text:span text:style-name="OrgSrcFontLockStringFace">"*R*"</text:span>)</text:p>
      <text:p text:style-name="OrgSrcBlock"><text:s/><text:s/><text:s/><text:s/>(set<text:span text:style-name="OrgSrcHighlightOperatorsFace">-</text:span>window<text:span text:style-name="OrgSrcHighlightOperatorsFace">-</text:span>buffer<text:s/>w1<text:s/>w1name)))</text:p>
      <text:p text:style-name="OrgSrcBlock"/>
      <text:p text:style-name="OrgSrcBlockLastLine">(global<text:span text:style-name="OrgSrcHighlightOperatorsFace">-</text:span>set<text:span text:style-name="OrgSrcHighlightOperatorsFace">-</text:span>key<text:s/>(kbd<text:s/><text:span text:style-name="OrgSrcFontLockStringFace">"C-x<text:s/>9"</text:span>)<text:s/>'R<text:span text:style-name="OrgSrcHighlightOperatorsFace">-</text:span>scratch)</text:p>
      <text:p text:style-name="OrgSrcBlockLastLine"/>
      <text:h text:style-name="Heading_20_2" text:outline-level="2" text:is-list-header="false">
<text:bookmark-start text:name="OrgXref.org3f1694f"/>
<text:bookmark text:name="org3f1694f"/>Add Shiny shortcut
<text:bookmark-end text:name="OrgXref.org3f1694f"/></text:h>
      <text:p text:style-name="OrgSrcBlock">(<text:span text:style-name="OrgSrcFontLockKeywordFace">defun</text:span><text:s/>ess<text:span text:style-name="OrgSrcHighlightOperatorsFace">-</text:span>r<text:span text:style-name="OrgSrcHighlightOperatorsFace">-</text:span>shiny<text:span text:style-name="OrgSrcHighlightOperatorsFace">-</text:span>run<text:span text:style-name="OrgSrcHighlightOperatorsFace">-</text:span>app<text:s/>(<text:span text:style-name="OrgSrcHighlightOperatorsFace">&amp;</text:span>optional<text:s/>arg)</text:p>
      <text:p text:style-name="OrgSrcBlock"><text:s/><text:s/><text:span text:style-name="OrgSrcFontLockDocFace">"Interface<text:s/>for<text:s/>`shiny::runApp()'.</text:span></text:p>
      <text:p text:style-name="OrgSrcBlock"><text:span text:style-name="OrgSrcFontLockDocFace"><text:s/><text:s/><text:s/>With<text:s/>prefix<text:s/>ARG<text:s/>ask<text:s/>for<text:s/>extra<text:s/>args."</text:span></text:p>
      <text:p text:style-name="OrgSrcBlock"><text:s/><text:s/>(<text:span text:style-name="OrgSrcFontLockKeywordFace">interactive</text:span>)</text:p>
      <text:p text:style-name="OrgSrcBlock"><text:s/><text:s/>(inferior<text:span text:style-name="OrgSrcHighlightOperatorsFace">-</text:span>ess<text:span text:style-name="OrgSrcHighlightOperatorsFace">-</text:span>r<text:span text:style-name="OrgSrcHighlightOperatorsFace">-</text:span>force)</text:p>
      <text:p text:style-name="OrgSrcBlock"><text:s/><text:s/>(ess<text:span text:style-name="OrgSrcHighlightOperatorsFace">-</text:span>eval<text:span text:style-name="OrgSrcHighlightOperatorsFace">-</text:span>linewise</text:p>
      <text:p text:style-name="OrgSrcBlock"><text:s/><text:s/><text:s/><text:span text:style-name="OrgSrcFontLockStringFace">"shiny::runApp(</text:span><text:span text:style-name="OrgSrcHesEscapeBackslashFace">\</text:span><text:span text:style-name="OrgSrcHesEscapeSequenceFace">"</text:span><text:span text:style-name="OrgSrcFontLockStringFace">.</text:span><text:span text:style-name="OrgSrcHesEscapeBackslashFace">\</text:span><text:span text:style-name="OrgSrcHesEscapeSequenceFace">"</text:span><text:span text:style-name="OrgSrcFontLockStringFace">)</text:span><text:span text:style-name="OrgSrcHesEscapeBackslashFace">\</text:span><text:span text:style-name="OrgSrcHesEscapeSequenceFace">n</text:span><text:span text:style-name="OrgSrcFontLockStringFace">"</text:span><text:s/><text:span text:style-name="OrgSrcFontLockStringFace">"Running<text:s/>app"</text:span><text:s/>arg</text:p>
      <text:p text:style-name="OrgSrcBlockLastLine"><text:s/><text:s/><text:s/>'(<text:span text:style-name="OrgSrcFontLockStringFace">""</text:span><text:s/>(read<text:span text:style-name="OrgSrcHighlightOperatorsFace">-</text:span>string<text:s/><text:span text:style-name="OrgSrcFontLockStringFace">"Arguments:<text:s/>"</text:span><text:s/><text:span text:style-name="OrgSrcFontLockStringFace">"recompile<text:s/>=<text:s/>TRUE"</text:span>))))</text:p>
      <text:h text:style-name="Heading_20_2" text:outline-level="2" text:is-list-header="false">
<text:bookmark-start text:name="OrgXref.org08c5e73"/>
<text:bookmark text:name="org08c5e73"/>Insert RMarkdown chunk
<text:bookmark-end text:name="OrgXref.org08c5e73"/></text:h>
      <text:p text:style-name="OrgSrcBlock"/>
      <text:p text:style-name="OrgSrcBlock">(<text:span text:style-name="OrgSrcFontLockKeywordFace">defun</text:span><text:s/>new<text:span text:style-name="OrgSrcHighlightOperatorsFace">-</text:span>chunk<text:s/>(header)</text:p>
      <text:p text:style-name="OrgSrcBlock"><text:s/><text:s/><text:span text:style-name="OrgSrcFontLockDocFace">"Insert<text:s/>an<text:s/>r-chunk<text:s/>in<text:s/>markdown<text:s/>mode.<text:s/>Necessary<text:s/>due<text:s/>to<text:s/>interactions<text:s/>between<text:s/>pol</text:span><text:span text:style-name="OrgSrcWhitespaceLine">ymode<text:s/>and<text:s/>yasnippet"</text:span></text:p>
      <text:p text:style-name="OrgSrcBlock"><text:s/><text:s/>(<text:span text:style-name="OrgSrcFontLockKeywordFace">interactive</text:span><text:s/><text:span text:style-name="OrgSrcFontLockStringFace">"sHeader:<text:s/>"</text:span>)</text:p>
      <text:p text:style-name="OrgSrcBlockLastLine"><text:s/><text:s/>(insert<text:s/>(concat<text:s/><text:span text:style-name="OrgSrcFontLockStringFace">"```{r<text:s/>"</text:span><text:s/>header<text:s/><text:span text:style-name="OrgSrcFontLockStringFace">"}</text:span><text:span text:style-name="OrgSrcHesEscapeBackslashFace">\</text:span><text:span text:style-name="OrgSrcHesEscapeSequenceFace">n</text:span><text:span text:style-name="OrgSrcHesEscapeBackslashFace">\</text:span><text:span text:style-name="OrgSrcHesEscapeSequenceFace">n</text:span><text:span text:style-name="OrgSrcFontLockStringFace">```"</text:span>))</text:p>
      <text:p text:style-name="OrgSrcBlockLastLine"><text:s/><text:s/>(forward<text:span text:style-name="OrgSrcHighlightOperatorsFace">-</text:span>line<text:s/><text:span text:style-name="OrgSrcHighlightNumbersNumber">-1</text:span>))</text:p>
      <text:p text:style-name="OrgSrcBlockLastLine"/>
      <text:h text:style-name="Heading_20_2" text:outline-level="2" text:is-list-header="false">
<text:bookmark-start text:name="OrgXref.org16a8640"/>
<text:bookmark text:name="org16a8640"/>Drake workflow
<text:bookmark-end text:name="OrgXref.org16a8640"/></text:h>
      <text:p text:style-name="OrgSrcBlock"/>
      <text:p text:style-name="OrgSrcBlock">(<text:span text:style-name="OrgSrcFontLockKeywordFace">defun</text:span><text:s/>text<text:span text:style-name="OrgSrcHighlightOperatorsFace">-</text:span>around<text:span text:style-name="OrgSrcHighlightOperatorsFace">-</text:span>cursor<text:s/>(<text:span text:style-name="OrgSrcHighlightOperatorsFace">&amp;</text:span>optional<text:s/>rows<text:span text:style-name="OrgSrcHighlightOperatorsFace">-</text:span>around)</text:p>
      <text:p text:style-name="OrgSrcBlock"><text:s/><text:s/>(<text:span text:style-name="OrgSrcFontLockKeywordFace">let</text:span><text:s/>((rows<text:span text:style-name="OrgSrcHighlightOperatorsFace">-</text:span>around<text:s/>(<text:span text:style-name="OrgSrcFontLockKeywordFace">or</text:span><text:s/>rows<text:span text:style-name="OrgSrcHighlightOperatorsFace">-</text:span>around<text:s/><text:span text:style-name="OrgSrcHighlightNumbersNumber">10</text:span>))</text:p>
      <text:p text:style-name="OrgSrcBlock"><text:s/><text:s/>(current<text:span text:style-name="OrgSrcHighlightOperatorsFace">-</text:span>line<text:s/>(line<text:span text:style-name="OrgSrcHighlightOperatorsFace">-</text:span>number<text:span text:style-name="OrgSrcHighlightOperatorsFace">-</text:span>at<text:span text:style-name="OrgSrcHighlightOperatorsFace">-</text:span>pos))</text:p>
      <text:p text:style-name="OrgSrcBlock"><text:s/><text:s/>(initial<text:span text:style-name="OrgSrcHighlightOperatorsFace">-</text:span>point<text:s/>(point)))</text:p>
      <text:p text:style-name="OrgSrcBlock"><text:s/><text:s/><text:s/><text:s/>(save<text:span text:style-name="OrgSrcHighlightOperatorsFace">-</text:span>mark<text:span text:style-name="OrgSrcHighlightOperatorsFace">-</text:span>and<text:span text:style-name="OrgSrcHighlightOperatorsFace">-</text:span>excursion</text:p>
      <text:p text:style-name="OrgSrcBlock"><text:s/><text:s/><text:s/><text:s/><text:s/><text:s/>(goto<text:span text:style-name="OrgSrcHighlightOperatorsFace">-</text:span>line<text:s/>(<text:span text:style-name="OrgSrcHighlightOperatorsFace">-</text:span><text:s/>current<text:span text:style-name="OrgSrcHighlightOperatorsFace">-</text:span>line<text:s/>rows<text:span text:style-name="OrgSrcHighlightOperatorsFace">-</text:span>around))</text:p>
      <text:p text:style-name="OrgSrcBlock"><text:s/><text:s/><text:s/><text:s/><text:s/><text:s/>(set<text:span text:style-name="OrgSrcHighlightOperatorsFace">-</text:span>mark<text:s/>(point))</text:p>
      <text:p text:style-name="OrgSrcBlock"><text:s/><text:s/><text:s/><text:s/><text:s/><text:s/>(goto<text:span text:style-name="OrgSrcHighlightOperatorsFace">-</text:span>line<text:s/>(<text:span text:style-name="OrgSrcHighlightOperatorsFace">+</text:span><text:s/>current<text:span text:style-name="OrgSrcHighlightOperatorsFace">-</text:span>line<text:s/>rows<text:span text:style-name="OrgSrcHighlightOperatorsFace">-</text:span>around))</text:p>
      <text:p text:style-name="OrgSrcBlock"><text:s/><text:s/><text:s/><text:s/><text:s/><text:s/>(end<text:span text:style-name="OrgSrcHighlightOperatorsFace">-</text:span>of<text:span text:style-name="OrgSrcHighlightOperatorsFace">-</text:span>line)</text:p>
      <text:p text:style-name="OrgSrcBlock"><text:s/><text:s/><text:s/><text:s/><text:s/><text:s/><text:span text:style-name="OrgSrcFontLockCommentDelimiterFace">;;<text:s/></text:span><text:span text:style-name="OrgSrcFontLockCommentFace">Return<text:s/>a<text:s/>list<text:s/>of<text:s/>text,<text:s/>index</text:span></text:p>
      <text:p text:style-name="OrgSrcBlock"><text:s/><text:s/><text:s/><text:s/><text:s/><text:s/>(list<text:s/>(buffer<text:span text:style-name="OrgSrcHighlightOperatorsFace">-</text:span>substring<text:span text:style-name="OrgSrcHighlightOperatorsFace">-</text:span>no<text:span text:style-name="OrgSrcHighlightOperatorsFace">-</text:span>properties<text:s/>(mark)<text:s/>(point))</text:p>
      <text:p text:style-name="OrgSrcBlock"><text:tab/><text:s/><text:s/><text:s/><text:s/>(<text:span text:style-name="OrgSrcHighlightOperatorsFace">+</text:span><text:s/>(<text:span text:style-name="OrgSrcHighlightOperatorsFace">-</text:span><text:s/>initial<text:span text:style-name="OrgSrcHighlightOperatorsFace">-</text:span>point<text:s/>(mark))<text:s/><text:span text:style-name="OrgSrcHighlightNumbersNumber">1</text:span>)))))</text:p>
      <text:p text:style-name="OrgSrcBlock"/>
      <text:p text:style-name="OrgSrcBlock">(<text:span text:style-name="OrgSrcFontLockKeywordFace">defun</text:span><text:s/>strip<text:span text:style-name="OrgSrcHighlightOperatorsFace">-</text:span>ess<text:span text:style-name="OrgSrcHighlightOperatorsFace">-</text:span>output<text:span text:style-name="OrgSrcHighlightOperatorsFace">-</text:span>junk<text:s/>(r<text:span text:style-name="OrgSrcHighlightOperatorsFace">-</text:span>buffer)</text:p>
      <text:p text:style-name="OrgSrcBlock"><text:s/><text:s/>(with<text:span text:style-name="OrgSrcHighlightOperatorsFace">-</text:span>current<text:span text:style-name="OrgSrcHighlightOperatorsFace">-</text:span>buffer<text:s/>r<text:span text:style-name="OrgSrcHighlightOperatorsFace">-</text:span>buffer</text:p>
      <text:p text:style-name="OrgSrcBlock"><text:s/><text:s/><text:s/><text:s/>(goto<text:span text:style-name="OrgSrcHighlightOperatorsFace">-</text:span>char<text:s/>(point<text:span text:style-name="OrgSrcHighlightOperatorsFace">-</text:span>min))</text:p>
      <text:p text:style-name="OrgSrcBlock"><text:s/><text:s/><text:s/><text:s/>(<text:span text:style-name="OrgSrcFontLockKeywordFace">while</text:span><text:s/>(re<text:span text:style-name="OrgSrcHighlightOperatorsFace">-</text:span>search<text:span text:style-name="OrgSrcHighlightOperatorsFace">-</text:span>forward<text:s/><text:span text:style-name="OrgSrcFontLockStringFace">"</text:span><text:span text:style-name="OrgSrcHesEscapeBackslashFace">\</text:span><text:span text:style-name="OrgSrcHesEscapeSequenceFace">\</text:span><text:span text:style-name="OrgSrcFontLockStringFace">+</text:span><text:span text:style-name="OrgSrcHesEscapeBackslashFace">\</text:span><text:span text:style-name="OrgSrcHesEscapeSequenceFace">s</text:span><text:span text:style-name="OrgSrcFontLockStringFace">"</text:span><text:s/>nil<text:s/>t)</text:p>
      <text:p text:style-name="OrgSrcBlock"><text:s/><text:s/><text:s/><text:s/><text:s/><text:s/>(replace<text:span text:style-name="OrgSrcHighlightOperatorsFace">-</text:span>match<text:s/><text:span text:style-name="OrgSrcFontLockStringFace">""</text:span>))))</text:p>
      <text:p text:style-name="OrgSrcBlock"/>
      <text:p text:style-name="OrgSrcBlock">(<text:span text:style-name="OrgSrcFontLockKeywordFace">defun</text:span><text:s/>exec<text:span text:style-name="OrgSrcHighlightOperatorsFace">-</text:span>r<text:span text:style-name="OrgSrcHighlightOperatorsFace">-</text:span>fn<text:span text:style-name="OrgSrcHighlightOperatorsFace">-</text:span>to<text:span text:style-name="OrgSrcHighlightOperatorsFace">-</text:span>buffer<text:s/>(r_fn<text:s/>text)</text:p>
      <text:p text:style-name="OrgSrcBlock"><text:s/><text:s/>(<text:span text:style-name="OrgSrcFontLockKeywordFace">let</text:span><text:s/>((r<text:span text:style-name="OrgSrcHighlightOperatorsFace">-</text:span>process<text:s/>(ess<text:span text:style-name="OrgSrcHighlightOperatorsFace">-</text:span>get<text:span text:style-name="OrgSrcHighlightOperatorsFace">-</text:span>process))</text:p>
      <text:p text:style-name="OrgSrcBlock"><text:tab/>(r<text:span text:style-name="OrgSrcHighlightOperatorsFace">-</text:span>output<text:span text:style-name="OrgSrcHighlightOperatorsFace">-</text:span>buffer<text:s/>(get<text:span text:style-name="OrgSrcHighlightOperatorsFace">-</text:span>buffer<text:span text:style-name="OrgSrcHighlightOperatorsFace">-</text:span>create<text:s/><text:span text:style-name="OrgSrcFontLockStringFace">"*R-output*"</text:span>)))</text:p>
      <text:p text:style-name="OrgSrcBlock"><text:s/><text:s/><text:s/><text:s/>(ess<text:span text:style-name="OrgSrcHighlightOperatorsFace">-</text:span>string<text:span text:style-name="OrgSrcHighlightOperatorsFace">-</text:span>command</text:p>
      <text:p text:style-name="OrgSrcBlock"><text:s/><text:s/><text:s/><text:s/><text:s/>(format<text:s/><text:span text:style-name="OrgSrcFontLockStringFace">"cat(%s(%s))</text:span><text:span text:style-name="OrgSrcHesEscapeBackslashFace">\</text:span><text:span text:style-name="OrgSrcHesEscapeSequenceFace">n</text:span><text:span text:style-name="OrgSrcFontLockStringFace">"</text:span><text:s/>r_fn<text:s/>text)</text:p>
      <text:p text:style-name="OrgSrcBlock"><text:s/><text:s/><text:s/><text:s/><text:s/>r<text:span text:style-name="OrgSrcHighlightOperatorsFace">-</text:span>output<text:span text:style-name="OrgSrcHighlightOperatorsFace">-</text:span>buffer<text:s/>nil)</text:p>
      <text:p text:style-name="OrgSrcBlock"><text:s/><text:s/><text:s/><text:s/>(strip<text:span text:style-name="OrgSrcHighlightOperatorsFace">-</text:span>ess<text:span text:style-name="OrgSrcHighlightOperatorsFace">-</text:span>output<text:span text:style-name="OrgSrcHighlightOperatorsFace">-</text:span>junk<text:s/>r<text:span text:style-name="OrgSrcHighlightOperatorsFace">-</text:span>output<text:span text:style-name="OrgSrcHighlightOperatorsFace">-</text:span>buffer)</text:p>
      <text:p text:style-name="OrgSrcBlock"><text:s/><text:s/><text:s/><text:s/>(save<text:span text:style-name="OrgSrcHighlightOperatorsFace">-</text:span>mark<text:span text:style-name="OrgSrcHighlightOperatorsFace">-</text:span>and<text:span text:style-name="OrgSrcHighlightOperatorsFace">-</text:span>excursion</text:p>
      <text:p text:style-name="OrgSrcBlock"><text:s/><text:s/><text:s/><text:s/><text:s/><text:s/>(goto<text:span text:style-name="OrgSrcHighlightOperatorsFace">-</text:span>char<text:s/>(point<text:span text:style-name="OrgSrcHighlightOperatorsFace">-</text:span>max))</text:p>
      <text:p text:style-name="OrgSrcBlock"><text:s/><text:s/><text:s/><text:s/><text:s/><text:s/>(newline)</text:p>
      <text:p text:style-name="OrgSrcBlock"><text:s/><text:s/><text:s/><text:s/><text:s/><text:s/>(insert<text:span text:style-name="OrgSrcHighlightOperatorsFace">-</text:span>buffer<text:s/>r<text:span text:style-name="OrgSrcHighlightOperatorsFace">-</text:span>output<text:span text:style-name="OrgSrcHighlightOperatorsFace">-</text:span>buffer))))</text:p>
      <text:p text:style-name="OrgSrcBlock"/>
      <text:p text:style-name="OrgSrcBlock"><text:span text:style-name="OrgSrcFontLockCommentDelimiterFace">;;<text:s/></text:span><text:span text:style-name="OrgSrcFontLockCommentFace">fnmate<text:s/>functions<text:s/>for<text:s/>keybindings</text:span></text:p>
      <text:p text:style-name="OrgSrcBlock"><text:s/>(<text:span text:style-name="OrgSrcFontLockKeywordFace">defun</text:span><text:s/><text:span text:style-name="OrgSrcFontLockFunctionNameFace">fnmate</text:span><text:s/>()</text:p>
      <text:p text:style-name="OrgSrcBlock"><text:s/><text:s/><text:s/>(<text:span text:style-name="OrgSrcFontLockKeywordFace">interactive</text:span>)</text:p>
      <text:p text:style-name="OrgSrcBlock"><text:s/><text:s/><text:s/>(let<text:span text:style-name="OrgSrcHighlightOperatorsFace">*</text:span><text:s/>((input<text:span text:style-name="OrgSrcHighlightOperatorsFace">-</text:span>context<text:s/>(text<text:span text:style-name="OrgSrcHighlightOperatorsFace">-</text:span>around<text:span text:style-name="OrgSrcHighlightOperatorsFace">-</text:span>cursor))</text:p>
      <text:p text:style-name="OrgSrcBlock"><text:tab/><text:s/><text:s/>(text<text:s/>(prin1<text:span text:style-name="OrgSrcHighlightOperatorsFace">-</text:span>to<text:span text:style-name="OrgSrcHighlightOperatorsFace">-</text:span>string<text:s/>(car<text:s/>input<text:span text:style-name="OrgSrcHighlightOperatorsFace">-</text:span>context)))</text:p>
      <text:p text:style-name="OrgSrcBlock"><text:tab/><text:s/><text:s/>(index<text:s/>(cdr<text:s/>input<text:span text:style-name="OrgSrcHighlightOperatorsFace">-</text:span>context)))</text:p>
      <text:p text:style-name="OrgSrcBlock"><text:s/><text:s/><text:s/><text:s/><text:s/>(ess<text:span text:style-name="OrgSrcHighlightOperatorsFace">-</text:span>eval<text:span text:style-name="OrgSrcHighlightOperatorsFace">-</text:span>linewise<text:s/>(format<text:s/><text:span text:style-name="OrgSrcFontLockStringFace">"fnmate::fnmate_fn.R(%s,<text:s/>%s)"</text:span><text:s/>text<text:s/>index))))</text:p>
      <text:p text:style-name="OrgSrcBlock"/>
      <text:p text:style-name="OrgSrcBlock">(<text:span text:style-name="OrgSrcFontLockKeywordFace">defun</text:span><text:s/>fnmate<text:span text:style-name="OrgSrcHighlightOperatorsFace">-</text:span>below<text:s/>()</text:p>
      <text:p text:style-name="OrgSrcBlock"><text:s/><text:s/>(<text:span text:style-name="OrgSrcFontLockKeywordFace">interactive</text:span>)</text:p>
      <text:p text:style-name="OrgSrcBlock"><text:s/><text:s/>(let<text:span text:style-name="OrgSrcHighlightOperatorsFace">*</text:span><text:s/>((input<text:span text:style-name="OrgSrcHighlightOperatorsFace">-</text:span>context<text:s/>(text<text:span text:style-name="OrgSrcHighlightOperatorsFace">-</text:span>around<text:span text:style-name="OrgSrcHighlightOperatorsFace">-</text:span>cursor))</text:p>
      <text:p text:style-name="OrgSrcBlock"><text:tab/><text:s/>(text<text:s/>(prin1<text:span text:style-name="OrgSrcHighlightOperatorsFace">-</text:span>to<text:span text:style-name="OrgSrcHighlightOperatorsFace">-</text:span>string<text:s/>(car<text:s/>input<text:span text:style-name="OrgSrcHighlightOperatorsFace">-</text:span>context)))</text:p>
      <text:p text:style-name="OrgSrcBlock"><text:tab/><text:s/>(index<text:s/>(cdr<text:s/>input<text:span text:style-name="OrgSrcHighlightOperatorsFace">-</text:span>context))</text:p>
      <text:p text:style-name="OrgSrcBlockLastLine"><text:tab/><text:s/>(args<text:s/>(format<text:s/><text:span text:style-name="OrgSrcFontLockStringFace">"%s,<text:s/>%s"</text:span><text:s/>text<text:s/>index)))</text:p>
      <text:p text:style-name="OrgSrcBlockLastLine"><text:s/><text:s/><text:s/><text:s/>(exec<text:span text:style-name="OrgSrcHighlightOperatorsFace">-</text:span>r<text:span text:style-name="OrgSrcHighlightOperatorsFace">-</text:span>fn<text:span text:style-name="OrgSrcHighlightOperatorsFace">-</text:span>to<text:span text:style-name="OrgSrcHighlightOperatorsFace">-</text:span>buffer<text:s/><text:span text:style-name="OrgSrcFontLockStringFace">"fnmate::fnmate_below"</text:span><text:s/>args)))</text:p>
      <text:p text:style-name="OrgSrcBlockLastLine"/>
      <text:h text:style-name="Heading_20_1" text:outline-level="1" text:is-list-header="false">
<text:bookmark-start text:name="OrgXref.orgc16d2be"/>
<text:bookmark text:name="orgc16d2be"/>Stan
<text:bookmark-end text:name="OrgXref.orgc16d2be"/></text:h>
      <text:h text:style-name="Heading_20_2" text:outline-level="2" text:is-list-header="false">
<text:bookmark-start text:name="OrgXref.orgf5e7d39"/>
<text:bookmark text:name="orgf5e7d39"/>Install Stan
<text:bookmark-end text:name="OrgXref.orgf5e7d39"/></text:h>
      <text:p text:style-name="OrgSrcBlock"/>
      <text:p text:style-name="OrgSrcBlock"><text:s/><text:s/><text:s/>(use<text:span text:style-name="OrgSrcHighlightOperatorsFace">-</text:span>package<text:s/>stan<text:span text:style-name="OrgSrcHighlightOperatorsFace">-</text:span>mode</text:p>
      <text:p text:style-name="OrgSrcBlock"><text:s/><text:s/><text:s/><text:s/><text:s/><text:span text:style-name="OrgSrcHighlightOperatorsFace">:</text:span>ensure<text:s/>t</text:p>
      <text:p text:style-name="OrgSrcBlock"><text:s/><text:s/><text:s/><text:s/><text:s/><text:span text:style-name="OrgSrcHighlightOperatorsFace">:</text:span>init<text:s/>(<text:span text:style-name="OrgSrcFontLockKeywordFace">require</text:span><text:s/>'stan<text:span text:style-name="OrgSrcHighlightOperatorsFace">-</text:span>mode))</text:p>
      <text:p text:style-name="OrgSrcBlock"/>
      <text:p text:style-name="OrgSrcBlock"><text:s/><text:s/><text:s/>(use<text:span text:style-name="OrgSrcHighlightOperatorsFace">-</text:span>package<text:s/>stan<text:span text:style-name="OrgSrcHighlightOperatorsFace">-</text:span>snippets</text:p>
      <text:p text:style-name="OrgSrcBlock"><text:s/><text:s/><text:s/><text:s/><text:s/><text:span text:style-name="OrgSrcHighlightOperatorsFace">:</text:span>ensure<text:s/>t</text:p>
      <text:p text:style-name="OrgSrcBlock"><text:s/><text:s/><text:s/><text:s/><text:s/><text:span text:style-name="OrgSrcHighlightOperatorsFace">:</text:span>init<text:s/>(<text:span text:style-name="OrgSrcFontLockKeywordFace">require</text:span><text:s/>'stan<text:span text:style-name="OrgSrcHighlightOperatorsFace">-</text:span>snippets))</text:p>
      <text:p text:style-name="OrgSrcBlockLastLine"/>
      <text:p text:style-name="OrgSrcBlockLastLine">(<text:span text:style-name="OrgSrcFontLockKeywordFace">setq</text:span><text:s/>stan<text:span text:style-name="OrgSrcHighlightOperatorsFace">-</text:span>use<text:span text:style-name="OrgSrcHighlightOperatorsFace">-</text:span>auto<text:span text:style-name="OrgSrcHighlightOperatorsFace">-</text:span>complete<text:s/>t)<text:s/></text:p>
      <text:h text:style-name="Heading_20_1" text:outline-level="1" text:is-list-header="false">
<text:bookmark-start text:name="OrgXref.org4c8233f"/>
<text:bookmark text:name="org4c8233f"/>Magit
<text:bookmark-end text:name="OrgXref.org4c8233f"/></text:h>
      <text:p text:style-name="OrgSrcBlock">(use<text:span text:style-name="OrgSrcHighlightOperatorsFace">-</text:span>package<text:s/><text:span text:style-name="OrgSrcFontLockConstantFace">magit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/text:p>
      <text:p text:style-name="OrgSrcBlock"><text:s/><text:s/>(<text:span text:style-name="OrgSrcFontLockKeywordFace">progn</text:span></text:p>
      <text:p text:style-name="OrgSrcBlock"><text:s/><text:s/><text:s/><text:s/>(bind<text:span text:style-name="OrgSrcHighlightOperatorsFace">-</text:span>key<text:s/><text:span text:style-name="OrgSrcFontLockStringFace">"C-x<text:s/>g"</text:span><text:s/>'magit<text:span text:style-name="OrgSrcHighlightOperatorsFace">-</text:span>status)</text:p>
      <text:p text:style-name="OrgSrcBlock"><text:s/><text:s/><text:s/><text:s/>))</text:p>
      <text:p text:style-name="OrgSrcBlock"/>
      <text:p text:style-name="OrgSrcBlock">(define<text:span text:style-name="OrgSrcHighlightOperatorsFace">-</text:span>key<text:s/>magit<text:span text:style-name="OrgSrcHighlightOperatorsFace">-</text:span>mode<text:span text:style-name="OrgSrcHighlightOperatorsFace">-</text:span>map<text:s/>(kbd<text:s/><text:span text:style-name="OrgSrcFontLockStringFace">"&lt;tab&gt;"</text:span>)<text:s/>'magit<text:span text:style-name="OrgSrcHighlightOperatorsFace">-</text:span>section<text:span text:style-name="OrgSrcHighlightOperatorsFace">-</text:span>toggle)</text:p>
      <text:p text:style-name="OrgSrcBlock"/>
      <text:p text:style-name="OrgSrcBlock"/>
      <text:p text:style-name="OrgSrcBlock"><text:span text:style-name="OrgSrcFontLockCommentDelimiterFace">;;<text:s/></text:span><text:span text:style-name="OrgSrcFontLockCommentFace">(setq<text:s/>magit-status-margin</text:span></text:p>
      <text:p text:style-name="OrgSrcBlock"><text:span text:style-name="OrgSrcFontLockCommentDelimiterFace">;;<text:s/><text:s/><text:s/></text:span><text:span text:style-name="OrgSrcFontLockCommentFace">'(t<text:s/>"%Y-%m-%d<text:s/>%H:%M<text:s/>"<text:s/>magit-log-margin-width<text:s/>t<text:s/>18))</text:span></text:p>
      <text:p text:style-name="OrgSrcBlock"><text:span text:style-name="OrgSrcFontLockCommentDelimiterFace">;;<text:s/><text:s/><text:s/><text:s/><text:s/></text:span><text:span text:style-name="OrgSrcFontLockCommentFace">(use-package<text:s/>git-gutter</text:span></text:p>
      <text:p text:style-name="OrgSrcBlock"><text:span text:style-name="OrgSrcFontLockCommentDelimiterFace">;;<text:s/><text:s/><text:s/><text:s/><text:s/></text:span><text:span text:style-name="OrgSrcFontLockCommentFace">:ensure<text:s/>t</text:span></text:p>
      <text:p text:style-name="OrgSrcBlock"><text:span text:style-name="OrgSrcFontLockCommentDelimiterFace">;;<text:s/><text:s/><text:s/><text:s/><text:s/></text:span><text:span text:style-name="OrgSrcFontLockCommentFace">:init</text:span></text:p>
      <text:p text:style-name="OrgSrcBlock"><text:span text:style-name="OrgSrcFontLockCommentDelimiterFace">;;<text:s/><text:s/><text:s/><text:s/><text:s/></text:span><text:span text:style-name="OrgSrcFontLockCommentFace">(global-git-gutter-mode<text:s/>+1))</text:span></text:p>
      <text:p text:style-name="OrgSrcBlock"/>
      <text:p text:style-name="OrgSrcBlock"><text:span text:style-name="OrgSrcFontLockCommentDelimiterFace">;;<text:s/><text:s/><text:s/><text:s/><text:s/></text:span><text:span text:style-name="OrgSrcFontLockCommentFace">(global-set-key<text:s/>(kbd<text:s/>"M-g<text:s/>M-g")<text:s/>'hydra-git-gutter/body)</text:span></text:p>
      <text:p text:style-name="OrgSrcBlock"/>
      <text:p text:style-name="OrgSrcBlock"/>
      <text:p text:style-name="OrgSrcBlock"><text:span text:style-name="OrgSrcFontLockCommentDelimiterFace">;;<text:s/><text:s/><text:s/><text:s/><text:s/></text:span><text:span text:style-name="OrgSrcFontLockCommentFace">(use-package<text:s/>git-timemachine</text:span></text:p>
      <text:p text:style-name="OrgSrcBlock"><text:span text:style-name="OrgSrcFontLockCommentDelimiterFace">;;<text:s/><text:s/><text:s/><text:s/><text:s/></text:span><text:span text:style-name="OrgSrcFontLockCommentFace">:ensure<text:s/>t</text:span></text:p>
      <text:p text:style-name="OrgSrcBlock"><text:span text:style-name="OrgSrcFontLockCommentDelimiterFace">;;<text:s/><text:s/><text:s/><text:s/><text:s/></text:span><text:span text:style-name="OrgSrcFontLockCommentFace">)</text:span></text:p>
      <text:p text:style-name="OrgSrcBlock"><text:span text:style-name="OrgSrcFontLockCommentDelimiterFace">;;<text:s/><text:s/><text:s/></text:span><text:span text:style-name="OrgSrcFontLockCommentFace">(defhydra<text:s/>hydra-git-gutter<text:s/>(:body-pre<text:s/>(git-gutter-mode<text:s/>1)</text:span></text:p>
      <text:p text:style-name="OrgSrcBlock"><text:span text:style-name="OrgSrcFontLockCommentDelimiterFace">;;<text:s/></text:span><text:span text:style-name="OrgSrcFontLockCommentFace"><text:tab/><text:tab/><text:tab/><text:s/><text:s/><text:s/><text:s/><text:s/><text:s/>:hint<text:s/>nil)</text:span></text:p>
      <text:p text:style-name="OrgSrcBlock"><text:span text:style-name="OrgSrcFontLockCommentDelimiterFace">;;<text:s/><text:s/><text:s/><text:s/><text:s/></text:span><text:span text:style-name="OrgSrcFontLockCommentFace">"</text:span></text:p>
      <text:p text:style-name="OrgSrcBlock"><text:span text:style-name="OrgSrcFontLockCommentDelimiterFace">;;<text:s/><text:s/><text:s/></text:span><text:span text:style-name="OrgSrcFontLockCommentFace">Git<text:s/>gutter:</text:span></text:p>
      <text:p text:style-name="OrgSrcBlock"><text:span text:style-name="OrgSrcFontLockCommentDelimiterFace">;;<text:s/><text:s/><text:s/><text:s/><text:s/></text:span><text:span text:style-name="OrgSrcFontLockCommentFace">_j_:<text:s/>next<text:s/>hunk<text:s/><text:s/><text:s/><text:s/><text:s/><text:s/><text:s/><text:s/>_s_tage<text:s/>hunk<text:s/><text:s/><text:s/><text:s/><text:s/>_q_uit</text:span></text:p>
      <text:p text:style-name="OrgSrcBlock"><text:span text:style-name="OrgSrcFontLockCommentDelimiterFace">;;<text:s/><text:s/><text:s/><text:s/><text:s/></text:span><text:span text:style-name="OrgSrcFontLockCommentFace">_k_:<text:s/>previous<text:s/>hunk<text:s/><text:s/><text:s/><text:s/>_r_evert<text:s/>hunk<text:s/><text:s/><text:s/><text:s/>_Q_uit<text:s/>and<text:s/>deactivate<text:s/>git-gutter</text:span></text:p>
      <text:p text:style-name="OrgSrcBlock"><text:span text:style-name="OrgSrcFontLockCommentDelimiterFace">;;<text:s/><text:s/><text:s/><text:s/><text:s/></text:span><text:span text:style-name="OrgSrcFontLockCommentFace">^<text:s/>^<text:s/><text:s/><text:s/><text:s/><text:s/><text:s/><text:s/><text:s/><text:s/><text:s/><text:s/><text:s/><text:s/><text:s/><text:s/><text:s/><text:s/><text:s/><text:s/>_p_opup<text:s/>hunk</text:span></text:p>
      <text:p text:style-name="OrgSrcBlock"><text:span text:style-name="OrgSrcFontLockCommentDelimiterFace">;;<text:s/><text:s/><text:s/><text:s/><text:s/></text:span><text:span text:style-name="OrgSrcFontLockCommentFace">_h_:<text:s/>first<text:s/>hunk</text:span></text:p>
      <text:p text:style-name="OrgSrcBlock"><text:span text:style-name="OrgSrcFontLockCommentDelimiterFace">;;<text:s/><text:s/><text:s/><text:s/><text:s/></text:span><text:span text:style-name="OrgSrcFontLockCommentFace">_l_:<text:s/>last<text:s/>hunk<text:s/><text:s/><text:s/><text:s/><text:s/><text:s/><text:s/><text:s/>set<text:s/>start<text:s/>_R_evision</text:span></text:p>
      <text:p text:style-name="OrgSrcBlock"><text:span text:style-name="OrgSrcFontLockCommentDelimiterFace">;;<text:s/><text:s/><text:s/></text:span><text:span text:style-name="OrgSrcFontLockCommentFace">"</text:span></text:p>
      <text:p text:style-name="OrgSrcBlock"><text:span text:style-name="OrgSrcFontLockCommentDelimiterFace">;;<text:s/><text:s/><text:s/><text:s/><text:s/></text:span><text:span text:style-name="OrgSrcFontLockCommentFace">("j"<text:s/>git-gutter:next-hunk)</text:span></text:p>
      <text:p text:style-name="OrgSrcBlock"><text:span text:style-name="OrgSrcFontLockCommentDelimiterFace">;;<text:s/><text:s/><text:s/><text:s/><text:s/></text:span><text:span text:style-name="OrgSrcFontLockCommentFace">("k"<text:s/>git-gutter:previous-hunk)</text:span></text:p>
      <text:p text:style-name="OrgSrcBlock"><text:span text:style-name="OrgSrcFontLockCommentDelimiterFace">;;<text:s/><text:s/><text:s/><text:s/><text:s/></text:span><text:span text:style-name="OrgSrcFontLockCommentFace">("h"<text:s/>(progn<text:s/>(goto-char<text:s/>(point-min))</text:span></text:p>
      <text:p text:style-name="OrgSrcBlock"><text:span text:style-name="OrgSrcFontLockCommentDelimiterFace">;;<text:s/></text:span><text:span text:style-name="OrgSrcFontLockCommentFace"><text:tab/><text:tab/>(git-gutter:next-hunk<text:s/>1)))</text:span></text:p>
      <text:p text:style-name="OrgSrcBlock"><text:span text:style-name="OrgSrcFontLockCommentDelimiterFace">;;<text:s/><text:s/><text:s/><text:s/><text:s/></text:span><text:span text:style-name="OrgSrcFontLockCommentFace">("l"<text:s/>(progn<text:s/>(goto-char<text:s/>(point-min))</text:span></text:p>
      <text:p text:style-name="OrgSrcBlock"><text:span text:style-name="OrgSrcFontLockCommentDelimiterFace">;;<text:s/></text:span><text:span text:style-name="OrgSrcFontLockCommentFace"><text:tab/><text:tab/>(git-gutter:previous-hunk<text:s/>1)))</text:span></text:p>
      <text:p text:style-name="OrgSrcBlock"><text:span text:style-name="OrgSrcFontLockCommentDelimiterFace">;;<text:s/><text:s/><text:s/><text:s/><text:s/></text:span><text:span text:style-name="OrgSrcFontLockCommentFace">("s"<text:s/>git-gutter:stage-hunk)</text:span></text:p>
      <text:p text:style-name="OrgSrcBlock"><text:span text:style-name="OrgSrcFontLockCommentDelimiterFace">;;<text:s/><text:s/><text:s/><text:s/><text:s/></text:span><text:span text:style-name="OrgSrcFontLockCommentFace">("r"<text:s/>git-gutter:revert-hunk)</text:span></text:p>
      <text:p text:style-name="OrgSrcBlock"><text:span text:style-name="OrgSrcFontLockCommentDelimiterFace">;;<text:s/><text:s/><text:s/><text:s/><text:s/></text:span><text:span text:style-name="OrgSrcFontLockCommentFace">("p"<text:s/>git-gutter:popup-hunk)</text:span></text:p>
      <text:p text:style-name="OrgSrcBlock"><text:span text:style-name="OrgSrcFontLockCommentDelimiterFace">;;<text:s/><text:s/><text:s/><text:s/><text:s/></text:span><text:span text:style-name="OrgSrcFontLockCommentFace">("R"<text:s/>git-gutter:set-start-revision)</text:span></text:p>
      <text:p text:style-name="OrgSrcBlock"><text:span text:style-name="OrgSrcFontLockCommentDelimiterFace">;;<text:s/><text:s/><text:s/><text:s/><text:s/></text:span><text:span text:style-name="OrgSrcFontLockCommentFace">("q"<text:s/>nil<text:s/>:color<text:s/>blue)</text:span></text:p>
      <text:p text:style-name="OrgSrcBlock"><text:span text:style-name="OrgSrcFontLockCommentDelimiterFace">;;<text:s/><text:s/><text:s/><text:s/><text:s/></text:span><text:span text:style-name="OrgSrcFontLockCommentFace">("Q"<text:s/>(progn<text:s/>(git-gutter-mode<text:s/>-1)</text:span></text:p>
      <text:p text:style-name="OrgSrcBlock"><text:span text:style-name="OrgSrcFontLockCommentDelimiterFace">;;<text:s/></text:span><text:span text:style-name="OrgSrcFontLockCommentFace"><text:tab/><text:tab/>;;<text:s/>git-gutter-fringe<text:s/>doesn't<text:s/>seem<text:s/>to</text:span></text:p>
      <text:p text:style-name="OrgSrcBlock"><text:span text:style-name="OrgSrcFontLockCommentDelimiterFace">;;<text:s/></text:span><text:span text:style-name="OrgSrcFontLockCommentFace"><text:tab/><text:tab/>;;<text:s/>clear<text:s/>the<text:s/>markup<text:s/>right<text:s/>away</text:span></text:p>
      <text:p text:style-name="OrgSrcBlock"><text:span text:style-name="OrgSrcFontLockCommentDelimiterFace">;;<text:s/></text:span><text:span text:style-name="OrgSrcFontLockCommentFace"><text:tab/><text:tab/>(sit-for<text:s/>0.1)</text:span></text:p>
      <text:p text:style-name="OrgSrcBlock"><text:span text:style-name="OrgSrcFontLockCommentDelimiterFace">;;<text:s/></text:span><text:span text:style-name="OrgSrcFontLockCommentFace"><text:tab/><text:tab/>(git-gutter:clear))</text:span></text:p>
      <text:p text:style-name="OrgSrcBlock"><text:span text:style-name="OrgSrcFontLockCommentDelimiterFace">;;<text:s/></text:span><text:span text:style-name="OrgSrcFontLockCommentFace"><text:tab/><text:s/>:color<text:s/>blue))</text:span></text:p>
      <text:p text:style-name="OrgSrcBlock"/>
      <text:p text:style-name="OrgSrcBlock"/>
      <text:p text:style-name="OrgSrcBlock"><text:span text:style-name="OrgSrcFontLockCommentDelimiterFace">;;<text:s/></text:span><text:span text:style-name="OrgSrcFontLockCommentFace">(use-package<text:s/>git-gutter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custom</text:span></text:p>
      <text:p text:style-name="OrgSrcBlock"><text:span text:style-name="OrgSrcFontLockCommentDelimiterFace">;;<text:s/><text:s/><text:s/></text:span><text:span text:style-name="OrgSrcFontLockCommentFace">(git-gutter:update-interval<text:s/>0.05))</text:span></text:p>
      <text:p text:style-name="OrgSrcBlock"/>
      <text:p text:style-name="OrgSrcBlock"><text:span text:style-name="OrgSrcFontLockCommentDelimiterFace">;;<text:s/></text:span><text:span text:style-name="OrgSrcFontLockCommentFace">(use-package<text:s/>git-gutter-fringe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global-git-gutter-mode<text:s/>+1)</text:span></text:p>
      <text:p text:style-name="OrgSrcBlock"><text:span text:style-name="OrgSrcFontLockCommentDelimiterFace">;;<text:s/><text:s/><text:s/></text:span><text:span text:style-name="OrgSrcFontLockCommentFace">(setq-default<text:s/>fringes-outside-margins<text:s/>t)</text:span></text:p>
      <text:p text:style-name="OrgSrcBlock"><text:span text:style-name="OrgSrcFontLockCommentDelimiterFace">;;<text:s/><text:s/><text:s/></text:span><text:span text:style-name="OrgSrcFontLockCommentFace">(define-fringe-bitmap<text:s/>'git-gutter-fr:added<text:s/>[224]</text:span></text:p>
      <text:p text:style-name="OrgSrcBlock"><text:span text:style-name="OrgSrcFontLockCommentDelimiterFace">;;<text:s/><text:s/><text:s/><text:s/><text:s/></text:span><text:span text:style-name="OrgSrcFontLockCommentFace">nil<text:s/>nil<text:s/>'(center<text:s/>repeated))</text:span></text:p>
      <text:p text:style-name="OrgSrcBlock"><text:span text:style-name="OrgSrcFontLockCommentDelimiterFace">;;<text:s/><text:s/><text:s/></text:span><text:span text:style-name="OrgSrcFontLockCommentFace">(define-fringe-bitmap<text:s/>'git-gutter-fr:modified<text:s/>[224]</text:span></text:p>
      <text:p text:style-name="OrgSrcBlock"><text:span text:style-name="OrgSrcFontLockCommentDelimiterFace">;;<text:s/><text:s/><text:s/><text:s/><text:s/></text:span><text:span text:style-name="OrgSrcFontLockCommentFace">nil<text:s/>nil<text:s/>'(center<text:s/>repeated))</text:span></text:p>
      <text:p text:style-name="OrgSrcBlock"><text:span text:style-name="OrgSrcFontLockCommentDelimiterFace">;;<text:s/><text:s/><text:s/></text:span><text:span text:style-name="OrgSrcFontLockCommentFace">(define-fringe-bitmap<text:s/>'git-gutter-fr:deleted<text:s/>[128<text:s/>192<text:s/>224<text:s/>240]</text:span></text:p>
      <text:p text:style-name="OrgSrcBlockLastLine"><text:span text:style-name="OrgSrcFontLockCommentDelimiterFace">;;<text:s/><text:s/><text:s/><text:s/><text:s/></text:span><text:span text:style-name="OrgSrcFontLockCommentFace">nil<text:s/>nil<text:s/>'bottom))</text:span></text:p>
      <text:p text:style-name="OrgSrcBlockLastLine"/>
      <text:h text:style-name="Heading_20_1" text:outline-level="1" text:is-list-header="false">
<text:bookmark-start text:name="OrgXref.org3d4137c"/>
<text:bookmark text:name="org3d4137c"/>Python
<text:bookmark-end text:name="OrgXref.org3d4137c"/></text:h>
      <text:h text:style-name="Heading_20_2" text:outline-level="2" text:is-list-header="false">
<text:bookmark-start text:name="OrgXref.org62e792b"/>
<text:bookmark text:name="org62e792b"/>Set Python interpreter
<text:bookmark-end text:name="OrgXref.org62e792b"/></text:h>
      <text:p text:style-name="OrgSrcBlock"><text:span text:style-name="OrgSrcFontLockCommentDelimiterFace">;;<text:s/></text:span><text:span text:style-name="OrgSrcFontLockCommentFace">You<text:s/>had<text:s/>some<text:s/>problems<text:s/>making<text:s/>sure<text:s/>elpy<text:s/>had<text:s/>autocompletion<text:s/>in<text:s/>both</text:span></text:p>
      <text:p text:style-name="OrgSrcBlock"><text:span text:style-name="OrgSrcFontLockCommentDelimiterFace">;;<text:s/></text:span><text:span text:style-name="OrgSrcFontLockCommentFace">script<text:s/>and<text:s/>inferior<text:s/>python.<text:s/>This<text:s/>was<text:s/>due<text:s/>to<text:s/>elpy<text:s/>have<text:s/>python2.7<text:s/>in</text:span></text:p>
      <text:p text:style-name="OrgSrcBlock"><text:span text:style-name="OrgSrcFontLockCommentDelimiterFace">;;<text:s/></text:span><text:span text:style-name="OrgSrcFontLockCommentFace">RPC<text:s/>Python<text:s/>in<text:s/>elpy-config<text:s/>(in<text:s/>Emacs)<text:s/>where<text:s/>it<text:s/>should<text:s/>have<text:s/>python3.</text:span></text:p>
      <text:p text:style-name="OrgSrcBlock"><text:span text:style-name="OrgSrcFontLockCommentDelimiterFace">;;<text:s/></text:span><text:span text:style-name="OrgSrcFontLockCommentFace">Both<text:s/>Interactive<text:s/>Python<text:s/>and<text:s/>RPC<text:s/>Python<text:s/>should<text:s/>have<text:s/>python3.</text:span></text:p>
      <text:p text:style-name="OrgSrcBlock">(<text:span text:style-name="OrgSrcFontLockKeywordFace">setq</text:span><text:s/>python<text:span text:style-name="OrgSrcHighlightOperatorsFace">-</text:span>shell<text:span text:style-name="OrgSrcHighlightOperatorsFace">-</text:span>interpreter<text:s/><text:span text:style-name="OrgSrcFontLockStringFace">"python3.8"</text:span>)</text:p>
      <text:p text:style-name="OrgSrcBlockLastLine">(<text:span text:style-name="OrgSrcFontLockKeywordFace">setq</text:span><text:s/>elpy<text:span text:style-name="OrgSrcHighlightOperatorsFace">-</text:span>rpc<text:span text:style-name="OrgSrcHighlightOperatorsFace">-</text:span>python<text:span text:style-name="OrgSrcHighlightOperatorsFace">-</text:span>command<text:s/><text:span text:style-name="OrgSrcFontLockStringFace">"python3.8"</text:span>)</text:p>
      <text:p text:style-name="OrgSrcBlockLastLine"/>
      <text:h text:style-name="Heading_20_2" text:outline-level="2" text:is-list-header="false">
<text:bookmark-start text:name="OrgXref.org417dbdb"/>
<text:bookmark text:name="org417dbdb"/>Install elpy
<text:bookmark-end text:name="OrgXref.org417dbdb"/></text:h>
      <text:p text:style-name="OrgSrcBlock">(use<text:span text:style-name="OrgSrcHighlightOperatorsFace">-</text:span>package<text:s/><text:span text:style-name="OrgSrcFontLockConstantFace">elpy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/text:p>
      <text:p text:style-name="OrgSrcBlock"><text:s/><text:s/>(elpy<text:span text:style-name="OrgSrcHighlightOperatorsFace">-</text:span>enable))</text:p>
      <text:p text:style-name="OrgSrcBlock"/>
      <text:p text:style-name="OrgSrcBlock">(<text:span text:style-name="OrgSrcFontLockKeywordFace">setq</text:span><text:s/>indent<text:span text:style-name="OrgSrcHighlightOperatorsFace">-</text:span>tabs<text:span text:style-name="OrgSrcHighlightOperatorsFace">-</text:span>mode<text:s/>nil)</text:p>
      <text:p text:style-name="OrgSrcBlockLastLine">(setenv<text:s/><text:span text:style-name="OrgSrcFontLockStringFace">"WORKON_HOME"</text:span><text:s/><text:span text:style-name="OrgSrcFontLockStringFace">"~/miniconda3/envs/"</text:span>)</text:p>
      <text:p text:style-name="OrgSrcBlockLastLine"/>
      <text:h text:style-name="Heading_20_2" text:outline-level="2" text:is-list-header="false">
<text:bookmark-start text:name="OrgXref.org05342c8"/>
<text:bookmark text:name="org05342c8"/>Assign operator shortcut
<text:bookmark-end text:name="OrgXref.org05342c8"/></text:h>
      <text:p text:style-name="OrgSrcBlock">(<text:span text:style-name="OrgSrcFontLockKeywordFace">defun</text:span><text:s/><text:span text:style-name="OrgSrcFontLockFunctionNameFace">assign_python_operator</text:span><text:s/>()</text:p>
      <text:p text:style-name="OrgSrcBlock"><text:s/><text:s/><text:span text:style-name="OrgSrcFontLockDocFace">"Python<text:s/>-<text:s/>Insert<text:s/>=<text:s/>operator"</text:span></text:p>
      <text:p text:style-name="OrgSrcBlock"><text:s/><text:s/>(<text:span text:style-name="OrgSrcFontLockKeywordFace">interactive</text:span>)</text:p>
      <text:p text:style-name="OrgSrcBlock"><text:s/><text:s/>(insert<text:s/><text:span text:style-name="OrgSrcFontLockStringFace">"<text:s/>=<text:s/>"</text:span>))</text:p>
      <text:p text:style-name="OrgSrcBlock">(define<text:span text:style-name="OrgSrcHighlightOperatorsFace">-</text:span>key<text:s/>python<text:span text:style-name="OrgSrcHighlightOperatorsFace">-</text:span>mode<text:span text:style-name="OrgSrcHighlightOperatorsFace">-</text:span>map<text:s/>(kbd<text:s/><text:span text:style-name="OrgSrcFontLockStringFace">"C-&lt;"</text:span>)<text:s/>'assign_python_operator)</text:p>
      <text:p text:style-name="OrgSrcBlockLastLine">(define<text:span text:style-name="OrgSrcHighlightOperatorsFace">-</text:span>key<text:s/>inferior<text:span text:style-name="OrgSrcHighlightOperatorsFace">-</text:span>python<text:span text:style-name="OrgSrcHighlightOperatorsFace">-</text:span>mode<text:span text:style-name="OrgSrcHighlightOperatorsFace">-</text:span>map<text:s/>(kbd<text:s/><text:span text:style-name="OrgSrcFontLockStringFace">"C-&lt;"</text:span>)<text:s/>'assign_python_operator)</text:p>
      <text:h text:style-name="Heading_20_2" text:outline-level="2" text:is-list-header="false">
<text:bookmark-start text:name="OrgXref.org4906ebb"/>
<text:bookmark text:name="org4906ebb"/>Scratch script Python
<text:bookmark-end text:name="OrgXref.org4906ebb"/></text:h>
      <text:p text:style-name="OrgSrcBlock"/>
      <text:p text:style-name="OrgSrcBlock">(<text:span text:style-name="OrgSrcFontLockKeywordFace">defun</text:span><text:s/>python<text:span text:style-name="OrgSrcHighlightOperatorsFace">-</text:span>scratch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progn</text:span></text:p>
      <text:p text:style-name="OrgSrcBlock"><text:s/><text:s/><text:s/><text:s/>(delete<text:span text:style-name="OrgSrcHighlightOperatorsFace">-</text:span>other<text:span text:style-name="OrgSrcHighlightOperatorsFace">-</text:span>windows)</text:p>
      <text:p text:style-name="OrgSrcBlock"><text:s/><text:s/><text:s/><text:s/>(<text:span text:style-name="OrgSrcFontLockKeywordFace">setq</text:span><text:s/>new<text:span text:style-name="OrgSrcHighlightOperatorsFace">-</text:span>buf<text:s/>(get<text:span text:style-name="OrgSrcHighlightOperatorsFace">-</text:span>buffer<text:span text:style-name="OrgSrcHighlightOperatorsFace">-</text:span>create<text:s/><text:span text:style-name="OrgSrcFontLockStringFace">"scratch.py"</text:span>))</text:p>
      <text:p text:style-name="OrgSrcBlock"><text:s/><text:s/><text:s/><text:s/>(switch<text:span text:style-name="OrgSrcHighlightOperatorsFace">-</text:span>to<text:span text:style-name="OrgSrcHighlightOperatorsFace">-</text:span>buffer<text:s/>new<text:span text:style-name="OrgSrcHighlightOperatorsFace">-</text:span>buf)</text:p>
      <text:p text:style-name="OrgSrcBlock"><text:s/><text:s/><text:s/><text:s/>(python<text:span text:style-name="OrgSrcHighlightOperatorsFace">-</text:span>mode)</text:p>
      <text:p text:style-name="OrgSrcBlock"><text:s/><text:s/><text:s/><text:s/>(<text:span text:style-name="OrgSrcFontLockKeywordFace">setq</text:span><text:s/>w1<text:s/>(selected<text:span text:style-name="OrgSrcHighlightOperatorsFace">-</text:span>window))</text:p>
      <text:p text:style-name="OrgSrcBlock"><text:s/><text:s/><text:s/><text:s/>(<text:span text:style-name="OrgSrcFontLockKeywordFace">setq</text:span><text:s/>w1name<text:s/>(buffer<text:span text:style-name="OrgSrcHighlightOperatorsFace">-</text:span>name))</text:p>
      <text:p text:style-name="OrgSrcBlock"><text:s/><text:s/><text:s/><text:s/>(<text:span text:style-name="OrgSrcFontLockKeywordFace">setq</text:span><text:s/>w2<text:s/>(split<text:span text:style-name="OrgSrcHighlightOperatorsFace">-</text:span>window<text:s/>w1<text:s/>nil<text:s/>t))</text:p>
      <text:p text:style-name="OrgSrcBlock"><text:s/><text:s/><text:s/><text:s/>(<text:span text:style-name="OrgSrcFontLockKeywordFace">if</text:span><text:s/>(not<text:s/>(member<text:s/><text:span text:style-name="OrgSrcFontLockStringFace">"*Python*"</text:span><text:s/>(mapcar<text:s/>(<text:span text:style-name="OrgSrcFontLockKeywordFace">function</text:span><text:s/>buffer<text:span text:style-name="OrgSrcHighlightOperatorsFace">-</text:span>name)<text:s/>(buffer<text:span text:style-name="OrgSrcHighlightOperatorsFace">-</text:span>list))))</text:p>
      <text:p text:style-name="OrgSrcBlock"><text:tab/>(run<text:span text:style-name="OrgSrcHighlightOperatorsFace">-</text:span>python))</text:p>
      <text:p text:style-name="OrgSrcBlock"><text:s/><text:s/><text:s/><text:s/>(set<text:span text:style-name="OrgSrcHighlightOperatorsFace">-</text:span>window<text:span text:style-name="OrgSrcHighlightOperatorsFace">-</text:span>buffer<text:s/>w2<text:s/><text:span text:style-name="OrgSrcFontLockStringFace">"*Python*"</text:span>)</text:p>
      <text:p text:style-name="OrgSrcBlock"><text:s/><text:s/><text:s/><text:s/>(set<text:span text:style-name="OrgSrcHighlightOperatorsFace">-</text:span>window<text:span text:style-name="OrgSrcHighlightOperatorsFace">-</text:span>buffer<text:s/>w1<text:s/>w1name)))</text:p>
      <text:p text:style-name="OrgSrcBlockLastLine"/>
      <text:p text:style-name="OrgSrcBlockLastLine">(global<text:span text:style-name="OrgSrcHighlightOperatorsFace">-</text:span>set<text:span text:style-name="OrgSrcHighlightOperatorsFace">-</text:span>key<text:s/>(kbd<text:s/><text:span text:style-name="OrgSrcFontLockStringFace">"C-x<text:s/>7"</text:span>)<text:s/>'python<text:span text:style-name="OrgSrcHighlightOperatorsFace">-</text:span>scratch)</text:p>
      <text:p text:style-name="OrgSrcBlockLastLine"/>
      <text:h text:style-name="Heading_20_2" text:outline-level="2" text:is-list-header="false">
<text:bookmark-start text:name="OrgXref.orgae4a46f"/>
<text:bookmark text:name="orgae4a46f"/>Make Shift-Enter similar to ESS
<text:bookmark-end text:name="OrgXref.orgae4a46f"/></text:h>
      <text:p text:style-name="OrgSrcBlock">(<text:span text:style-name="OrgSrcFontLockKeywordFace">defun</text:span><text:s/>py<text:span text:style-name="OrgSrcHighlightOperatorsFace">-</text:span>eval<text:span text:style-name="OrgSrcHighlightOperatorsFace">-</text:span>region<text:span text:style-name="OrgSrcHighlightOperatorsFace">-</text:span>or<text:span text:style-name="OrgSrcHighlightOperatorsFace">-</text:span>line<text:span text:style-name="OrgSrcHighlightOperatorsFace">-</text:span>and<text:span text:style-name="OrgSrcHighlightOperatorsFace">-</text:span>step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transient<text:span text:style-name="OrgSrcHighlightOperatorsFace">-</text:span>mark<text:span text:style-name="OrgSrcHighlightOperatorsFace">-</text:span>mode<text:s/>mark<text:span text:style-name="OrgSrcHighlightOperatorsFace">-</text:span>active</text:p>
      <text:p text:style-name="OrgSrcBlock"><text:tab/><text:s/><text:s/><text:s/>(<text:span text:style-name="OrgSrcHighlightOperatorsFace">&gt;</text:span><text:s/>(region<text:span text:style-name="OrgSrcHighlightOperatorsFace">-</text:span>end)<text:s/>(region<text:span text:style-name="OrgSrcHighlightOperatorsFace">-</text:span>beginning)))</text:p>
      <text:p text:style-name="OrgSrcBlock"><text:s/><text:s/><text:s/><text:s/><text:s/><text:s/>(elpy<text:span text:style-name="OrgSrcHighlightOperatorsFace">-</text:span>shell<text:span text:style-name="OrgSrcHighlightOperatorsFace">-</text:span>send<text:span text:style-name="OrgSrcHighlightOperatorsFace">-</text:span>region<text:span text:style-name="OrgSrcHighlightOperatorsFace">-</text:span>or<text:span text:style-name="OrgSrcHighlightOperatorsFace">-</text:span>buffer)</text:p>
      <text:p text:style-name="OrgSrcBlock"><text:s/><text:s/><text:s/><text:s/>(<text:span text:style-name="OrgSrcFontLockKeywordFace">progn</text:span></text:p>
      <text:p text:style-name="OrgSrcBlock"><text:s/><text:s/><text:s/><text:s/><text:s/><text:s/>(end<text:span text:style-name="OrgSrcHighlightOperatorsFace">-</text:span>of<text:span text:style-name="OrgSrcHighlightOperatorsFace">-</text:span>line)</text:p>
      <text:p text:style-name="OrgSrcBlock"><text:s/><text:s/><text:s/><text:s/><text:s/><text:s/>(<text:span text:style-name="OrgSrcFontLockKeywordFace">let</text:span><text:s/>((eol<text:s/>(point)))</text:p>
      <text:p text:style-name="OrgSrcBlock"><text:tab/>(beginning<text:span text:style-name="OrgSrcHighlightOperatorsFace">-</text:span>of<text:span text:style-name="OrgSrcHighlightOperatorsFace">-</text:span>line)</text:p>
      <text:p text:style-name="OrgSrcBlock"><text:tab/>(python<text:span text:style-name="OrgSrcHighlightOperatorsFace">-</text:span>shell<text:span text:style-name="OrgSrcHighlightOperatorsFace">-</text:span>send<text:span text:style-name="OrgSrcHighlightOperatorsFace">-</text:span>region<text:s/>(point)<text:s/>eol))</text:p>
      <text:p text:style-name="OrgSrcBlock"><text:s/><text:s/><text:s/><text:s/><text:s/><text:s/>(python<text:span text:style-name="OrgSrcHighlightOperatorsFace">-</text:span>nav<text:span text:style-name="OrgSrcHighlightOperatorsFace">-</text:span>forward<text:span text:style-name="OrgSrcHighlightOperatorsFace">-</text:span>statement)</text:p>
      <text:p text:style-name="OrgSrcBlock"><text:s/><text:s/><text:s/><text:s/><text:s/><text:s/>)))</text:p>
      <text:p text:style-name="OrgSrcBlock"/>
      <text:p text:style-name="OrgSrcBlock"><text:span text:style-name="OrgSrcFontLockCommentDelimiterFace">;;<text:s/></text:span><text:span text:style-name="OrgSrcFontLockCommentFace">Map<text:s/>py-eval-region-or-line-and-step<text:s/>to<text:s/>M-ret<text:s/>because<text:s/>that's<text:s/>how<text:s/>I<text:s/>have<text:s/>it<text:s/>set</text:span></text:p>
      <text:p text:style-name="OrgSrcBlock"><text:span text:style-name="OrgSrcFontLockCommentDelimiterFace">;;<text:s/></text:span><text:span text:style-name="OrgSrcFontLockCommentFace">for<text:s/>ESS</text:span></text:p>
      <text:p text:style-name="OrgSrcBlockLastLine">(define<text:span text:style-name="OrgSrcHighlightOperatorsFace">-</text:span>key<text:s/>python<text:span text:style-name="OrgSrcHighlightOperatorsFace">-</text:span>mode<text:span text:style-name="OrgSrcHighlightOperatorsFace">-</text:span>map<text:s/>(kbd<text:s/><text:span text:style-name="OrgSrcFontLockStringFace">"C-&lt;return&gt;"</text:span>)<text:s/>'py<text:span text:style-name="OrgSrcHighlightOperatorsFace">-</text:span>eval<text:span text:style-name="OrgSrcHighlightOperatorsFace">-</text:span>region<text:span text:style-name="OrgSrcHighlightOperatorsFace">-</text:span>or<text:span text:style-name="OrgSrcHighlightOperatorsFace">-</text:span>line<text:span text:style-name="OrgSrcHighlightOperatorsFace">-</text:span>and<text:span text:style-name="OrgSrcHighlightOperatorsFace">-</text:span>step)</text:p>
      <text:h text:style-name="Heading_20_1" text:outline-level="1" text:is-list-header="false">
<text:bookmark-start text:name="OrgXref.orga958297"/>
<text:bookmark text:name="orga958297"/>Yasnippet
<text:bookmark-end text:name="OrgXref.orga958297"/></text:h>
      <text:p text:style-name="OrgSrcBlock">(use<text:span text:style-name="OrgSrcHighlightOperatorsFace">-</text:span>package<text:s/><text:span text:style-name="OrgSrcFontLockConstantFace">yasnippet</text:span>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/text:p>
      <text:p text:style-name="OrgSrcBlockLastLine"><text:s/><text:s/><text:s/><text:s/>(yas<text:span text:style-name="OrgSrcHighlightOperatorsFace">-</text:span>global<text:span text:style-name="OrgSrcHighlightOperatorsFace">-</text:span>mode<text:s/><text:span text:style-name="OrgSrcHighlightNumbersNumber">1</text:span>))</text:p>
      <text:h text:style-name="Heading_20_1" text:outline-level="1" text:is-list-header="false">
<text:bookmark-start text:name="OrgXref.org5016861"/>
<text:bookmark text:name="org5016861"/>Flycheck
<text:bookmark-end text:name="OrgXref.org5016861"/></text:h>
      <text:p text:style-name="OrgSrcBlock"/>
      <text:p text:style-name="OrgSrcBlock"><text:span text:style-name="OrgSrcFontLockCommentDelimiterFace">;;<text:s/></text:span><text:span text:style-name="OrgSrcFontLockCommentFace">(use-package<text:s/>flycheck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init<text:s/>(global-flycheck-mode))</text:span></text:p>
      <text:p text:style-name="OrgSrcBlock"/>
      <text:p text:style-name="OrgSrcBlock"><text:span text:style-name="OrgSrcFontLockCommentDelimiterFace">;;<text:s/></text:span><text:span text:style-name="OrgSrcFontLockCommentFace">'(flycheck-lintr-caching<text:s/>nil)<text:s/>;;<text:s/>need<text:s/>to<text:s/>customised<text:s/>it<text:s/>inside<text:s/>of<text:s/>Emacs</text:span></text:p>
      <text:p text:style-name="OrgSrcBlock"><text:span text:style-name="OrgSrcFontLockCommentDelimiterFace">;;<text:s/></text:span><text:span text:style-name="OrgSrcFontLockCommentFace">(add-hook<text:s/>'ess-mode-hook<text:s/>(lambda<text:s/>()<text:s/>(flycheck-mode<text:s/>t)))</text:span></text:p>
      <text:p text:style-name="OrgSrcBlock"><text:span text:style-name="OrgSrcFontLockCommentDelimiterFace">;;<text:s/></text:span><text:span text:style-name="OrgSrcFontLockCommentFace">'(flycheck-check-syntax-automatically<text:s/>(quote<text:s/>(save<text:s/>idle-change<text:s/>mode-enabled))</text:span><text:span text:style-name="OrgSrcWhitespaceLine">)</text:span></text:p>
      <text:p text:style-name="OrgSrcBlock"><text:span text:style-name="OrgSrcFontLockCommentDelimiterFace">;;<text:s/></text:span><text:span text:style-name="OrgSrcFontLockCommentFace">'(flycheck-idle-change-delay<text:s/>100)<text:s/>;;<text:s/>Set<text:s/>delay<text:s/>based<text:s/>on<text:s/>what<text:s/>suits<text:s/>you<text:s/>the<text:s/>be</text:span><text:span text:style-name="OrgSrcWhitespaceLine">st</text:span></text:p>
      <text:p text:style-name="OrgSrcBlock"/>
      <text:p text:style-name="OrgSrcBlock"/>
      <text:p text:style-name="OrgSrcBlock"><text:span text:style-name="OrgSrcFontLockCommentDelimiterFace">;;<text:s/></text:span><text:span text:style-name="OrgSrcFontLockCommentFace">'(flyche<text:s/>ck-check-syntax-automatically<text:s/>(quote<text:s/>'(save<text:s/>mode-enable)))</text:span></text:p>
      <text:p text:style-name="OrgSrcBlock"><text:span text:style-name="OrgSrcFontLockCommentDelimiterFace">;;<text:s/></text:span><text:span text:style-name="OrgSrcFontLockCommentFace">'(flycheck-idle-change-delay<text:s/>4)<text:s/>;;<text:s/>Set<text:s/>delay<text:s/>based<text:s/>on<text:s/>what<text:s/>suits<text:s/>you<text:s/>the<text:s/>best</text:span></text:p>
      <text:p text:style-name="OrgSrcBlock"/>
      <text:p text:style-name="OrgSrcBlock"><text:span text:style-name="OrgSrcFontLockCommentDelimiterFace">;<text:s/><text:s/></text:span><text:span text:style-name="OrgSrcFontLockCommentFace">In<text:s/>case<text:s/>you<text:s/>want<text:s/>to<text:s/>add<text:s/>flycheck<text:s/>every<text:s/>time<text:s/>you<text:s/>save.</text:span></text:p>
      <text:p text:style-name="OrgSrcBlockLastLine"><text:span text:style-name="OrgSrcFontLockCommentDelimiterFace">;;<text:s/></text:span><text:span text:style-name="OrgSrcFontLockCommentFace">(setq<text:s/>flycheck-check-syntax-automatically<text:s/>'(save<text:s/>mode-enable))</text:span></text:p>
      <text:p text:style-name="OrgSrcBlockLastLine"><text:span text:style-name="OrgSrcFontLockCommentDelimiterFace">;;<text:s/></text:span><text:span text:style-name="OrgSrcFontLockCommentFace">the<text:s/>default<text:s/>value<text:s/>was<text:s/>'(save<text:s/>idle-change<text:s/>new-line<text:s/>mode-enabled)</text:span></text:p>
      <text:p text:style-name="OrgSrcBlockLastLine"/>
      <text:h text:style-name="Heading_20_1" text:outline-level="1" text:is-list-header="false">
<text:bookmark-start text:name="OrgXref.org4716440"/>
<text:bookmark text:name="org4716440"/>expand-region
<text:bookmark-end text:name="OrgXref.org4716440"/></text:h>
      <text:p text:style-name="OrgSrcBlock"/>
      <text:p text:style-name="OrgSrcBlock">(use<text:span text:style-name="OrgSrcHighlightOperatorsFace">-</text:span>package<text:s/>expand<text:span text:style-name="OrgSrcHighlightOperatorsFace">-</text:span>region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text:s/>(global<text:span text:style-name="OrgSrcHighlightOperatorsFace">-</text:span>set<text:span text:style-name="OrgSrcHighlightOperatorsFace">-</text:span>key<text:s/>(kbd<text:s/><text:span text:style-name="OrgSrcFontLockStringFace">"C-="</text:span>)<text:s/>'er<text:span text:style-name="OrgSrcHighlightOperatorsFace">/</text:span>expand<text:span text:style-name="OrgSrcHighlightOperatorsFace">-</text:span>region)</text:p>
      <text:p text:style-name="OrgSrcBlock"><text:s/><text:s/>)</text:p>
      <text:p text:style-name="OrgSrcBlock"/>
      <text:p text:style-name="OrgSrcBlockLastLine">(pending<text:span text:style-name="OrgSrcHighlightOperatorsFace">-</text:span>delete<text:span text:style-name="OrgSrcHighlightOperatorsFace">-</text:span>mode<text:s/>t)</text:p>
      <text:p text:style-name="OrgSrcBlockLastLine"/>
      <text:p text:style-name="OrgSrcBlockLastLine"/>
      <text:h text:style-name="Heading_20_1" text:outline-level="1" text:is-list-header="false">
<text:bookmark-start text:name="OrgXref.org4fad0cf"/>
<text:bookmark text:name="org4fad0cf"/>Google Calendar and Org-agenda
<text:bookmark-end text:name="OrgXref.org4fad0cf"/></text:h>
      <text:h text:style-name="Heading_20_2" text:outline-level="2" text:is-list-header="false">
<text:bookmark-start text:name="OrgXref.orgaaf54b4"/>
<text:bookmark text:name="orgaaf54b4"/>Google Calendar
<text:bookmark-end text:name="OrgXref.orgaaf54b4"/></text:h>
      <text:p text:style-name="OrgSrcBlock"/>
      <text:p text:style-name="OrgSrcBlock"><text:span text:style-name="OrgSrcFontLockCommentDelimiterFace">;;<text:s/></text:span><text:span text:style-name="OrgSrcFontLockCommentFace">Go<text:s/>https://console.developers.google.com/apis/credentials/oauthclient/6726228</text:span><text:span text:style-name="OrgSrcWhitespaceLine">40611-q5j91p8rojnjf5sghgvems2kjkhslg9v.apps.googleusercontent.com?project=emacs-gcal-251211&amp;folder&amp;organizationId</text:span></text:p>
      <text:p text:style-name="OrgSrcBlock"><text:span text:style-name="OrgSrcFontLockCommentDelimiterFace">;;<text:s/></text:span><text:span text:style-name="OrgSrcFontLockCommentFace">to<text:s/>find<text:s/>your<text:s/>client-id<text:s/>and<text:s/>client-secret</text:span></text:p>
      <text:p text:style-name="OrgSrcBlock"><text:span text:style-name="OrgSrcFontLockCommentDelimiterFace">;;<text:s/></text:span><text:span text:style-name="OrgSrcFontLockCommentFace">The<text:s/>MELPA<text:s/>org-gcal<text:s/>doesn't<text:s/>seem<text:s/>to<text:s/>work<text:s/>at<text:s/>this<text:s/>point<text:s/>for<text:s/>me<text:s/>so<text:s/>I'm<text:s/>using<text:s/>the</text:span><text:span text:style-name="OrgSrcWhitespaceLine"><text:s/>original<text:s/>org-gcal<text:s/>from<text:s/>https://github.com/myuhe/org-gcal.el</text:span></text:p>
      <text:p text:style-name="OrgSrcBlock"><text:span text:style-name="OrgSrcFontLockCommentDelimiterFace">;;<text:s/></text:span><text:span text:style-name="OrgSrcFontLockCommentFace">What<text:s/>I<text:s/>do<text:s/>is<text:s/>just<text:s/>download<text:s/>this<text:s/>file:<text:s/>https://github.com/myuhe/org-gcal.el/bl</text:span><text:span text:style-name="OrgSrcWhitespaceLine">ob/master/org-gcal.el<text:s/>and<text:s/>then<text:s/>install<text:s/>it<text:s/>with</text:span></text:p>
      <text:p text:style-name="OrgSrcBlock"><text:span text:style-name="OrgSrcFontLockCommentDelimiterFace">;;<text:s/></text:span><text:span text:style-name="OrgSrcFontLockCommentFace">M-x<text:s/>package-install-file<text:s/>and<text:s/>then<text:s/>everything<text:s/>should<text:s/>be<text:s/>ok.</text:span></text:p>
      <text:p text:style-name="OrgSrcBlock"/>
      <text:p text:style-name="OrgSrcBlock"><text:span text:style-name="OrgSrcFontLockCommentDelimiterFace">;;<text:s/></text:span><text:span text:style-name="OrgSrcFontLockCommentFace">(use-package<text:s/>org-gcal</text:span></text:p>
      <text:p text:style-name="OrgSrcBlock"><text:span text:style-name="OrgSrcFontLockCommentDelimiterFace">;;<text:s/><text:s/><text:s/><text:s/></text:span><text:span text:style-name="OrgSrcFontLockCommentFace">:ensure<text:s/>t</text:span></text:p>
      <text:p text:style-name="OrgSrcBlock"><text:span text:style-name="OrgSrcFontLockCommentDelimiterFace">;;<text:s/><text:s/><text:s/><text:s/></text:span><text:span text:style-name="OrgSrcFontLockCommentFace">:config</text:span></text:p>
      <text:p text:style-name="OrgSrcBlock"><text:span text:style-name="OrgSrcFontLockCommentDelimiterFace">;;<text:s/><text:s/><text:s/><text:s/></text:span><text:span text:style-name="OrgSrcFontLockCommentFace">;;<text:s/>I<text:s/>stored<text:s/>both<text:s/>these<text:s/>in<text:s/>txt<text:s/>files<text:s/>on<text:s/>my<text:s/>Drive<text:s/>for<text:s/>security<text:s/>reasons</text:span></text:p>
      <text:p text:style-name="OrgSrcBlock"><text:span text:style-name="OrgSrcFontLockCommentDelimiterFace">;;<text:s/><text:s/><text:s/><text:s/></text:span><text:span text:style-name="OrgSrcFontLockCommentFace">(setq<text:s/>org-gcal-client-id<text:s/>(when<text:s/>(file-exists-p<text:s/>"~/google_drive/gtd/")</text:span></text:p>
      <text:p text:style-name="OrgSrcBlock"><text:span text:style-name="OrgSrcFontLockCommentDelimiterFace">;;<text:s/></text:span><text:span text:style-name="OrgSrcFontLockCommentFace"><text:tab/><text:tab/><text:tab/><text:s/><text:s/><text:s/><text:s/><text:s/><text:s/><text:s/>(load<text:s/>"~/google_drive/gtd/client_id.txt"))</text:span></text:p>
      <text:p text:style-name="OrgSrcBlock"><text:span text:style-name="OrgSrcFontLockCommentDelimiterFace">;;<text:s/><text:s/><text:s/><text:s/><text:s/><text:s/><text:s/></text:span><text:span text:style-name="OrgSrcFontLockCommentFace">org-gcal-client-secret<text:s/>(when<text:s/>(file-exists-p<text:s/>"~/google_drive/gtd/")</text:span></text:p>
      <text:p text:style-name="OrgSrcBlock"><text:span text:style-name="OrgSrcFontLockCommentDelimiterFace">;;<text:s/></text:span><text:span text:style-name="OrgSrcFontLockCommentFace"><text:tab/><text:tab/><text:tab/><text:s/><text:s/><text:s/><text:s/><text:s/><text:s/><text:s/>(load<text:s/>"~/google_drive/gtd/client_secret.txt"))<text:s/></text:span></text:p>
      <text:p text:style-name="OrgSrcBlock"><text:span text:style-name="OrgSrcFontLockCommentDelimiterFace">;;<text:s/><text:s/><text:s/><text:s/><text:s/><text:s/><text:s/></text:span><text:span text:style-name="OrgSrcFontLockCommentFace">org-gcal-file-alist<text:s/>'(("cimentadaj@gmail.com"<text:s/>.<text:s/>"~/google_drive/gtd/gca</text:span><text:span text:style-name="OrgSrcWhitespaceLine">l.org"))))</text:span></text:p>
      <text:p text:style-name="OrgSrcBlock"/>
      <text:p text:style-name="OrgSrcBlock">(use<text:span text:style-name="OrgSrcHighlightOperatorsFace">-</text:span>package<text:s/>org<text:span text:style-name="OrgSrcHighlightOperatorsFace">-</text:span>gcal</text:p>
      <text:p text:style-name="OrgSrcBlock"><text:s/><text:s/><text:s/><text:span text:style-name="OrgSrcHighlightOperatorsFace">:</text:span>ensure<text:s/>t</text:p>
      <text:p text:style-name="OrgSrcBlock"><text:s/><text:s/><text:s/><text:span text:style-name="OrgSrcHighlightOperatorsFace">:</text:span>config</text:p>
      <text:p text:style-name="OrgSrcBlock"><text:s/><text:s/><text:s/><text:span text:style-name="OrgSrcFontLockCommentDelimiterFace">;;<text:s/></text:span><text:span text:style-name="OrgSrcFontLockCommentFace">I<text:s/>stored<text:s/>both<text:s/>these<text:s/>in<text:s/>txt<text:s/>files<text:s/>on<text:s/>my<text:s/>Drive<text:s/>for<text:s/>security<text:s/>reasons</text:span></text:p>
      <text:p text:style-name="OrgSrcBlock"><text:s/><text:s/><text:s/>(<text:span text:style-name="OrgSrcFontLockKeywordFace">setq</text:span><text:s/>org<text:span text:style-name="OrgSrcHighlightOperatorsFace">-</text:span>gcal<text:span text:style-name="OrgSrcHighlightOperatorsFace">-</text:span>client<text:span text:style-name="OrgSrcHighlightOperatorsFace">-</text:span>id<text:s/><text:span text:style-name="OrgSrcFontLockStringFace">"672622840611-q5j91p8rojnjf5sghgvems2kjkhslg9v.apps.</text:span><text:span text:style-name="OrgSrcWhitespaceLine">googleusercontent.com"</text:span></text:p>
      <text:p text:style-name="OrgSrcBlock"><text:s/><text:s/><text:s/><text:s/><text:s/><text:s/>org<text:span text:style-name="OrgSrcHighlightOperatorsFace">-</text:span>gcal<text:span text:style-name="OrgSrcHighlightOperatorsFace">-</text:span>client<text:span text:style-name="OrgSrcHighlightOperatorsFace">-</text:span>secret<text:s/><text:span text:style-name="OrgSrcFontLockStringFace">"M7eqO_zAKYlReZVOx-2GGxlc"</text:span></text:p>
      <text:p text:style-name="OrgSrcBlock"><text:s/><text:s/><text:s/><text:s/><text:s/><text:s/>org<text:span text:style-name="OrgSrcHighlightOperatorsFace">-</text:span>gcal<text:span text:style-name="OrgSrcHighlightOperatorsFace">-</text:span>file<text:span text:style-name="OrgSrcHighlightOperatorsFace">-</text:span>alist<text:s/>'((<text:span text:style-name="OrgSrcFontLockStringFace">"cimentadaj@gmail.com"</text:span><text:s/><text:span text:style-name="OrgSrcHighlightOperatorsFace">.</text:span><text:s/><text:span text:style-name="OrgSrcFontLockStringFace">"~/google_drive/gtd/gcal.o</text:span><text:span text:style-name="OrgSrcWhitespaceLine">rg"</text:span><text:span text:style-name="OrgSrcWhitespaceLine">))))</text:span></text:p>
      <text:p text:style-name="OrgSrcBlock"/>
      <text:p text:style-name="OrgSrcBlock"/>
      <text:p text:style-name="OrgSrcBlock">(<text:span text:style-name="OrgSrcFontLockKeywordFace">setq</text:span><text:s/>package<text:span text:style-name="OrgSrcHighlightOperatorsFace">-</text:span>check<text:span text:style-name="OrgSrcHighlightOperatorsFace">-</text:span>signature<text:s/>nil)</text:p>
      <text:p text:style-name="OrgSrcBlock">(<text:span text:style-name="OrgSrcFontLockKeywordFace">setq</text:span><text:s/>org<text:span text:style-name="OrgSrcHighlightOperatorsFace">-</text:span>gcal<text:span text:style-name="OrgSrcHighlightOperatorsFace">-</text:span>notify<text:span text:style-name="OrgSrcHighlightOperatorsFace">-</text:span>p<text:s/>nil)</text:p>
      <text:p text:style-name="OrgSrcBlock"/>
      <text:p text:style-name="OrgSrcBlockLastLine">(add<text:span text:style-name="OrgSrcHighlightOperatorsFace">-</text:span>hook<text:s/>'org<text:span text:style-name="OrgSrcHighlightOperatorsFace">-</text:span>agenda<text:span text:style-name="OrgSrcHighlightOperatorsFace">-</text:span>mode<text:span text:style-name="OrgSrcHighlightOperatorsFace">-</text:span>hook<text:s/>(<text:span text:style-name="OrgSrcFontLockKeywordFace">lambda</text:span><text:s/>()<text:s/>(org<text:span text:style-name="OrgSrcHighlightOperatorsFace">-</text:span>gcal<text:span text:style-name="OrgSrcHighlightOperatorsFace">-</text:span>sync)<text:s/>))</text:p>
      <text:p text:style-name="OrgSrcBlockLastLine">(add<text:span text:style-name="OrgSrcHighlightOperatorsFace">-</text:span>hook<text:s/>'org<text:span text:style-name="OrgSrcHighlightOperatorsFace">-</text:span>capture<text:span text:style-name="OrgSrcHighlightOperatorsFace">-</text:span>after<text:span text:style-name="OrgSrcHighlightOperatorsFace">-</text:span>finalize<text:span text:style-name="OrgSrcHighlightOperatorsFace">-</text:span>hook<text:s/>(<text:span text:style-name="OrgSrcFontLockKeywordFace">lambda</text:span><text:s/>()<text:s/>(org<text:span text:style-name="OrgSrcHighlightOperatorsFace">-</text:span>gcal<text:span text:style-name="OrgSrcHighlightOperatorsFace">-</text:span>sync)<text:s/>))</text:p>
      <text:p text:style-name="OrgSrcBlockLastLine"/>
      <text:h text:style-name="Heading_20_1" text:outline-level="1" text:is-list-header="false">
<text:bookmark-start text:name="OrgXref.org2d7597a"/>
<text:bookmark text:name="org2d7597a"/><text:a xlink:type="simple" xlink:href="https://praxis.fortelabs.co/the-p-a-r-a-method-a-universal-system-for-organizing-digital-information-75a9da8bfb37/">P.A.R.A</text:a>
<text:bookmark-end text:name="OrgXref.org2d7597a"/></text:h>
      <text:h text:style-name="Heading_20_2" text:outline-level="2" text:is-list-header="false">
<text:bookmark-start text:name="OrgXref.org5090bce"/>
<text:bookmark text:name="org5090bce"/>Functions to move faster acros <text:a xlink:type="simple" xlink:href="https://praxis.fortelabs.co/the-p-a-r-a-method-a-universal-system-for-organizing-digital-information-75a9da8bfb37/">P.A.R.A</text:a>
<text:bookmark-end text:name="OrgXref.org5090bce"/></text:h>
      <text:p text:style-name="OrgSrcBlock"/>
      <text:p text:style-name="OrgSrcBlock">(<text:span text:style-name="OrgSrcFontLockKeywordFace">defun</text:span><text:s/>go<text:span text:style-name="OrgSrcHighlightOperatorsFace">-</text:span>to<text:span text:style-name="OrgSrcHighlightOperatorsFace">-</text:span>projects<text:s/>()</text:p>
      <text:p text:style-name="OrgSrcBlock"><text:s/><text:s/>(<text:span text:style-name="OrgSrcFontLockKeywordFace">interactive</text:span>)</text:p>
      <text:p text:style-name="OrgSrcBlock"><text:s/><text:s/>(find<text:span text:style-name="OrgSrcHighlightOperatorsFace">-</text:span>file<text:s/><text:span text:style-name="OrgSrcFontLockStringFace">"~/google_drive/gtd/inbox.org"</text:span>)</text:p>
      <text:p text:style-name="OrgSrcBlock"><text:s/><text:s/>(widen)</text:p>
      <text:p text:style-name="OrgSrcBlock"><text:s/><text:s/>(beginning<text:span text:style-name="OrgSrcHighlightOperatorsFace">-</text:span>of<text:span text:style-name="OrgSrcHighlightOperatorsFace">-</text:span>buffer)</text:p>
      <text:p text:style-name="OrgSrcBlock"><text:s/><text:s/>(re<text:span text:style-name="OrgSrcHighlightOperatorsFace">-</text:span>search<text:span text:style-name="OrgSrcHighlightOperatorsFace">-</text:span>forward<text:s/><text:span text:style-name="OrgSrcFontLockStringFace">"*<text:s/>Projects"</text:span>)</text:p>
      <text:p text:style-name="OrgSrcBlock"><text:s/><text:s/>(beginning<text:span text:style-name="OrgSrcHighlightOperatorsFace">-</text:span>of<text:span text:style-name="OrgSrcHighlightOperatorsFace">-</text:span>line))</text:p>
      <text:p text:style-name="OrgSrcBlock"/>
      <text:p text:style-name="OrgSrcBlock">(<text:span text:style-name="OrgSrcFontLockKeywordFace">defun</text:span><text:s/>project<text:span text:style-name="OrgSrcHighlightOperatorsFace">-</text:span>overview<text:s/>()</text:p>
      <text:p text:style-name="OrgSrcBlock"><text:s/><text:s/>(<text:span text:style-name="OrgSrcFontLockKeywordFace">interactive</text:span>)</text:p>
      <text:p text:style-name="OrgSrcBlock"><text:s/><text:s/>(go<text:span text:style-name="OrgSrcHighlightOperatorsFace">-</text:span>to<text:span text:style-name="OrgSrcHighlightOperatorsFace">-</text:span>projects)</text:p>
      <text:p text:style-name="OrgSrcBlockLastLine"><text:s/><text:s/>(org<text:span text:style-name="OrgSrcHighlightOperatorsFace">-</text:span>narrow<text:span text:style-name="OrgSrcHighlightOperatorsFace">-</text:span>to<text:span text:style-name="OrgSrcHighlightOperatorsFace">-</text:span>subtree)</text:p>
      <text:p text:style-name="OrgSrcBlockLastLine"><text:s/><text:s/>(org<text:span text:style-name="OrgSrcHighlightOperatorsFace">-</text:span>cycle))</text:p>
      <text:p text:style-name="OrgSrcBlockLastLine"/>
      <text:h text:style-name="Heading_20_2" text:outline-level="2" text:is-list-header="false">
<text:bookmark-start text:name="OrgXref.org83af61a"/>
<text:bookmark text:name="org83af61a"/>Functions to navigate quickly to org-agenda
<text:bookmark-end text:name="OrgXref.org83af61a"/></text:h>
      <text:p text:style-name="OrgSrcBlock"/>
      <text:p text:style-name="OrgSrcBlock">(<text:span text:style-name="OrgSrcFontLockKeywordFace">defun</text:span><text:s/>go<text:span text:style-name="OrgSrcHighlightOperatorsFace">-</text:span>to<text:span text:style-name="OrgSrcHighlightOperatorsFace">-</text:span>today<text:s/>()</text:p>
      <text:p text:style-name="OrgSrcBlock"><text:s/><text:s/>(<text:span text:style-name="OrgSrcFontLockKeywordFace">interactive</text:span>)</text:p>
      <text:p text:style-name="OrgSrcBlock"><text:s/><text:s/>(org<text:span text:style-name="OrgSrcHighlightOperatorsFace">-</text:span>agenda<text:s/>nil<text:s/><text:span text:style-name="OrgSrcFontLockStringFace">"n"</text:span>)</text:p>
      <text:p text:style-name="OrgSrcBlock"><text:s/><text:s/>(org<text:span text:style-name="OrgSrcHighlightOperatorsFace">-</text:span>agenda<text:span text:style-name="OrgSrcHighlightOperatorsFace">-</text:span>goto<text:span text:style-name="OrgSrcHighlightOperatorsFace">-</text:span>today)</text:p>
      <text:p text:style-name="OrgSrcBlock"><text:s/><text:s/>(org<text:span text:style-name="OrgSrcHighlightOperatorsFace">-</text:span>agenda<text:span text:style-name="OrgSrcHighlightOperatorsFace">-</text:span>day<text:span text:style-name="OrgSrcHighlightOperatorsFace">-</text:span>view)</text:p>
      <text:p text:style-name="OrgSrcBlock"><text:s/><text:s/>(re<text:span text:style-name="OrgSrcHighlightOperatorsFace">-</text:span>search<text:span text:style-name="OrgSrcHighlightOperatorsFace">-</text:span>forward<text:s/><text:span text:style-name="OrgSrcFontLockStringFace">"Global<text:s/>list<text:s/>of<text:s/>TODO<text:s/>items<text:s/>of<text:s/>type:<text:s/>ALL"</text:span>)</text:p>
      <text:p text:style-name="OrgSrcBlock"><text:s/><text:s/>(beginning<text:span text:style-name="OrgSrcHighlightOperatorsFace">-</text:span>of<text:span text:style-name="OrgSrcHighlightOperatorsFace">-</text:span>line)</text:p>
      <text:p text:style-name="OrgSrcBlock"><text:s/><text:s/>(re<text:span text:style-name="OrgSrcHighlightOperatorsFace">-</text:span>search<text:span text:style-name="OrgSrcHighlightOperatorsFace">-</text:span>forward<text:s/><text:span text:style-name="OrgSrcFontLockStringFace">"project"</text:span>)</text:p>
      <text:p text:style-name="OrgSrcBlockLastLine"><text:s/><text:s/>(beginning<text:span text:style-name="OrgSrcHighlightOperatorsFace">-</text:span>of<text:span text:style-name="OrgSrcHighlightOperatorsFace">-</text:span>line)</text:p>
      <text:p text:style-name="OrgSrcBlockLastLine"><text:s/><text:s/>)</text:p>
      <text:p text:style-name="OrgSrcBlockLastLine"/>
      <text:h text:style-name="Heading_20_2" text:outline-level="2" text:is-list-header="false">
<text:bookmark-start text:name="OrgXref.org3ee7f9d"/>
<text:bookmark text:name="org3ee7f9d"/>Functions for daily/weekly review
<text:bookmark-end text:name="OrgXref.org3ee7f9d"/></text:h>
      <text:p text:style-name="OrgSrcBlock"/>
      <text:p text:style-name="OrgSrcBlock">(<text:span text:style-name="OrgSrcFontLockKeywordFace">defun</text:span><text:s/>my<text:span text:style-name="OrgSrcHighlightOperatorsFace">-</text:span>new<text:span text:style-name="OrgSrcHighlightOperatorsFace">-</text:span>daily<text:span text:style-name="OrgSrcHighlightOperatorsFace">-</text:span>review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org<text:span text:style-name="OrgSrcHighlightOperatorsFace">-</text:span>capture<text:span text:style-name="OrgSrcHighlightOperatorsFace">-</text:span>templates<text:s/>'((<text:span text:style-name="OrgSrcFontLockStringFace">"d"</text:span><text:s/><text:span text:style-name="OrgSrcFontLockStringFace">"Review:<text:s/>Daily<text:s/>Review"</text:span><text:s/>entry<text:s/>(file<text:span text:style-name="OrgSrcHighlightOperatorsFace">+</text:span>olp<text:span text:style-name="OrgSrcHighlightOperatorsFace">+</text:span>dat<text:span text:style-name="OrgSrcWhitespaceLine">etree<text:s/></text:span><text:span text:style-name="OrgSrcWhitespaceLine">"/tmp/daily_reviews.org"</text:span><text:span text:style-name="OrgSrcWhitespaceLine">)</text:span></text:p>
      <text:p text:style-name="OrgSrcBlock"><text:tab/><text:tab/><text:tab/><text:tab/><text:s/><text:s/>(file<text:s/><text:span text:style-name="OrgSrcFontLockStringFace">"~/google_drive/gtd/dailyreviewtemplate.</text:span><text:span text:style-name="OrgSrcWhitespaceLine">org"</text:span><text:span text:style-name="OrgSrcWhitespaceLine">)))))</text:span></text:p>
      <text:p text:style-name="OrgSrcBlock"><text:s/><text:s/><text:s/><text:s/>(<text:span text:style-name="OrgSrcFontLockKeywordFace">progn</text:span></text:p>
      <text:p text:style-name="OrgSrcBlock"><text:s/><text:s/><text:s/><text:s/><text:s/><text:s/>(org<text:span text:style-name="OrgSrcHighlightOperatorsFace">-</text:span>capture<text:s/>nil<text:s/><text:span text:style-name="OrgSrcFontLockStringFace">"d"</text:span>)</text:p>
      <text:p text:style-name="OrgSrcBlock"><text:s/><text:s/><text:s/><text:s/><text:s/><text:s/>(org<text:span text:style-name="OrgSrcHighlightOperatorsFace">-</text:span>capture<text:span text:style-name="OrgSrcHighlightOperatorsFace">-</text:span>finalize<text:s/>t)</text:p>
      <text:p text:style-name="OrgSrcBlock"><text:s/><text:s/><text:s/><text:s/><text:s/><text:s/>(org<text:span text:style-name="OrgSrcHighlightOperatorsFace">-</text:span>speed<text:span text:style-name="OrgSrcHighlightOperatorsFace">-</text:span>move<text:span text:style-name="OrgSrcHighlightOperatorsFace">-</text:span>safe<text:s/>'outline<text:span text:style-name="OrgSrcHighlightOperatorsFace">-</text:span>up<text:span text:style-name="OrgSrcHighlightOperatorsFace">-</text:span>heading)</text:p>
      <text:p text:style-name="OrgSrcBlock"><text:s/><text:s/><text:s/><text:s/><text:s/><text:s/>(org<text:span text:style-name="OrgSrcHighlightOperatorsFace">-</text:span>narrow<text:span text:style-name="OrgSrcHighlightOperatorsFace">-</text:span>to<text:span text:style-name="OrgSrcHighlightOperatorsFace">-</text:span>subtree)</text:p>
      <text:p text:style-name="OrgSrcBlock"><text:s/><text:s/><text:s/><text:s/><text:s/><text:s/>(fetch<text:span text:style-name="OrgSrcHighlightOperatorsFace">-</text:span>calendar)</text:p>
      <text:p text:style-name="OrgSrcBlock"><text:s/><text:s/><text:s/><text:s/><text:s/><text:s/>(org<text:span text:style-name="OrgSrcHighlightOperatorsFace">-</text:span>clock<text:span text:style-name="OrgSrcHighlightOperatorsFace">-</text:span>in))))</text:p>
      <text:p text:style-name="OrgSrcBlock"/>
      <text:p text:style-name="OrgSrcBlock">(<text:span text:style-name="OrgSrcFontLockKeywordFace">defun</text:span><text:s/>work<text:span text:style-name="OrgSrcHighlightOperatorsFace">-</text:span>statistics<text:s/>()</text:p>
      <text:p text:style-name="OrgSrcBlock"><text:s/><text:s/>(<text:span text:style-name="OrgSrcFontLockKeywordFace">interactive</text:span>)</text:p>
      <text:p text:style-name="OrgSrcBlock"><text:s/><text:s/>(find<text:span text:style-name="OrgSrcHighlightOperatorsFace">-</text:span>file<text:s/><text:span text:style-name="OrgSrcFontLockStringFace">"~/google_drive/gtd/work_statistics.org"</text:span>))</text:p>
      <text:p text:style-name="OrgSrcBlock"/>
      <text:p text:style-name="OrgSrcBlock">(<text:span text:style-name="OrgSrcFontLockKeywordFace">defun</text:span><text:s/>my<text:span text:style-name="OrgSrcHighlightOperatorsFace">-</text:span>new<text:span text:style-name="OrgSrcHighlightOperatorsFace">-</text:span>weekly<text:span text:style-name="OrgSrcHighlightOperatorsFace">-</text:span>review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org<text:span text:style-name="OrgSrcHighlightOperatorsFace">-</text:span>capture<text:span text:style-name="OrgSrcHighlightOperatorsFace">-</text:span>templates<text:s/>'((<text:span text:style-name="OrgSrcFontLockStringFace">"w"</text:span><text:s/><text:span text:style-name="OrgSrcFontLockStringFace">"Review:<text:s/>Weekly<text:s/>Review"</text:span><text:s/>entry<text:s/>(file<text:span text:style-name="OrgSrcHighlightOperatorsFace">+</text:span>olp<text:span text:style-name="OrgSrcHighlightOperatorsFace">+</text:span>da<text:span text:style-name="OrgSrcWhitespaceLine">tetree<text:s/></text:span><text:span text:style-name="OrgSrcWhitespaceLine">"/tmp/weekly_reviews.org"</text:span><text:span text:style-name="OrgSrcWhitespaceLine">)</text:span></text:p>
      <text:p text:style-name="OrgSrcBlock"><text:tab/><text:tab/><text:tab/><text:tab/><text:s/><text:s/>(file<text:s/><text:span text:style-name="OrgSrcFontLockStringFace">"~/google_drive/gtd/weeklyreviewtemplate</text:span><text:span text:style-name="OrgSrcWhitespaceLine">.org"</text:span><text:span text:style-name="OrgSrcWhitespaceLine">)))))</text:span></text:p>
      <text:p text:style-name="OrgSrcBlock"><text:s/><text:s/><text:s/><text:s/>(<text:span text:style-name="OrgSrcFontLockKeywordFace">progn</text:span></text:p>
      <text:p text:style-name="OrgSrcBlock"><text:s/><text:s/><text:s/><text:s/><text:s/><text:s/>(org<text:span text:style-name="OrgSrcHighlightOperatorsFace">-</text:span>capture<text:s/>nil<text:s/><text:span text:style-name="OrgSrcFontLockStringFace">"d"</text:span>)</text:p>
      <text:p text:style-name="OrgSrcBlock"><text:s/><text:s/><text:s/><text:s/><text:s/><text:s/>(org<text:span text:style-name="OrgSrcHighlightOperatorsFace">-</text:span>capture<text:span text:style-name="OrgSrcHighlightOperatorsFace">-</text:span>finalize<text:s/>t)</text:p>
      <text:p text:style-name="OrgSrcBlock"><text:s/><text:s/><text:s/><text:s/><text:s/><text:s/>(org<text:span text:style-name="OrgSrcHighlightOperatorsFace">-</text:span>speed<text:span text:style-name="OrgSrcHighlightOperatorsFace">-</text:span>move<text:span text:style-name="OrgSrcHighlightOperatorsFace">-</text:span>safe<text:s/>'outline<text:span text:style-name="OrgSrcHighlightOperatorsFace">-</text:span>up<text:span text:style-name="OrgSrcHighlightOperatorsFace">-</text:span>heading)</text:p>
      <text:p text:style-name="OrgSrcBlock"><text:s/><text:s/><text:s/><text:s/><text:s/><text:s/>(org<text:span text:style-name="OrgSrcHighlightOperatorsFace">-</text:span>narrow<text:span text:style-name="OrgSrcHighlightOperatorsFace">-</text:span>to<text:span text:style-name="OrgSrcHighlightOperatorsFace">-</text:span>subtree)</text:p>
      <text:p text:style-name="OrgSrcBlockLastLine"><text:s/><text:s/><text:s/><text:s/><text:s/><text:s/>(fetch<text:span text:style-name="OrgSrcHighlightOperatorsFace">-</text:span>calendar)</text:p>
      <text:p text:style-name="OrgSrcBlockLastLine"><text:s/><text:s/><text:s/><text:s/><text:s/><text:s/>(org<text:span text:style-name="OrgSrcHighlightOperatorsFace">-</text:span>clock<text:span text:style-name="OrgSrcHighlightOperatorsFace">-</text:span>in))))</text:p>
      <text:p text:style-name="OrgSrcBlockLastLine"/>
      <text:h text:style-name="Heading_20_1" text:outline-level="1" text:is-list-header="false">
<text:bookmark-start text:name="OrgXref.orgfaf724d"/>
<text:bookmark text:name="orgfaf724d"/>Macros
<text:bookmark-end text:name="OrgXref.orgfaf724d"/></text:h>
      <text:p text:style-name="OrgSrcBlock"/>
      <text:p text:style-name="OrgSrcBlock"><text:span text:style-name="OrgSrcFontLockCommentDelimiterFace">;;<text:s/><text:s/></text:span><text:span text:style-name="OrgSrcFontLockCommentFace">space<text:s/>and<text:s/>then<text:s/>search<text:s/>for<text:s/>next<text:s/>comma:</text:span></text:p>
      <text:p text:style-name="OrgSrcBlock"><text:span text:style-name="OrgSrcFontLockCommentDelimiterFace">;;<text:s/><text:s/></text:span><text:span text:style-name="OrgSrcFontLockCommentFace">to<text:s/>ident<text:s/>columns<text:s/>such<text:s/>as<text:s/>in<text:s/>dplyr::select<text:s/>or<text:s/>arguments<text:s/>in<text:s/>function</text:span></text:p>
      <text:p text:style-name="OrgSrcBlock"/>
      <text:p text:style-name="OrgSrcBlock"><text:span text:style-name="OrgSrcFontLockCommentDelimiterFace">;;<text:s/></text:span><text:span text:style-name="OrgSrcFontLockCommentFace">(fset<text:s/>'sc</text:span></text:p>
      <text:p text:style-name="OrgSrcBlock"><text:span text:style-name="OrgSrcFontLockCommentDelimiterFace">;;<text:s/><text:s/><text:s/><text:s/></text:span><text:span text:style-name="OrgSrcFontLockCommentFace">[return<text:s/>?\C-s<text:s/>?,<text:s/>return])</text:span></text:p>
      <text:p text:style-name="OrgSrcBlockLastLine"/>
      <text:p text:style-name="OrgSrcBlockLastLine"><text:span text:style-name="OrgSrcFontLockCommentDelimiterFace">;;<text:s/></text:span><text:span text:style-name="OrgSrcFontLockCommentFace">(global-set-key<text:s/>(kbd<text:s/>"M-&lt;f3&gt;")<text:s/>'sc)</text:span></text:p>
      <text:p text:style-name="OrgSrcBlockLastLine"/>
      <text:h text:style-name="Heading_20_1" text:outline-level="1" text:is-list-header="false">
<text:bookmark-start text:name="OrgXref.org30276cd"/>
<text:bookmark text:name="org30276cd"/>Julia
<text:bookmark-end text:name="OrgXref.org30276cd"/></text:h>
      <text:h text:style-name="Heading_20_2" text:outline-level="2" text:is-list-header="false">
<text:bookmark-start text:name="OrgXref.org45b98dc"/>
<text:bookmark text:name="org45b98dc"/>Set Julia to the julia executable
<text:bookmark-end text:name="OrgXref.org45b98dc"/></text:h>
      <text:p text:style-name="OrgSrcBlockLastLine">(<text:span text:style-name="OrgSrcFontLockKeywordFace">setq</text:span><text:s/>inferior<text:span text:style-name="OrgSrcHighlightOperatorsFace">-</text:span>julia<text:span text:style-name="OrgSrcHighlightOperatorsFace">-</text:span>program<text:span text:style-name="OrgSrcHighlightOperatorsFace">-</text:span>name<text:s/><text:span text:style-name="OrgSrcFontLockStringFace">"/home/jorge/julia-1.3.1/bin/julia"</text:span>)</text:p>
      <text:h text:style-name="Heading_20_2" text:outline-level="2" text:is-list-header="false">
<text:bookmark-start text:name="OrgXref.orge12b637"/>
<text:bookmark text:name="orge12b637"/>Julia from scratch
<text:bookmark-end text:name="OrgXref.orge12b637"/></text:h>
      <text:p text:style-name="OrgSrcBlock">(<text:span text:style-name="OrgSrcFontLockKeywordFace">defun</text:span><text:s/>jl<text:span text:style-name="OrgSrcHighlightOperatorsFace">-</text:span>scratch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progn</text:span></text:p>
      <text:p text:style-name="OrgSrcBlock"><text:s/><text:s/><text:s/><text:s/>(delete<text:span text:style-name="OrgSrcHighlightOperatorsFace">-</text:span>other<text:span text:style-name="OrgSrcHighlightOperatorsFace">-</text:span>windows)</text:p>
      <text:p text:style-name="OrgSrcBlock"><text:s/><text:s/><text:s/><text:s/>(<text:span text:style-name="OrgSrcFontLockKeywordFace">setq</text:span><text:s/>new<text:span text:style-name="OrgSrcHighlightOperatorsFace">-</text:span>buf<text:s/>(get<text:span text:style-name="OrgSrcHighlightOperatorsFace">-</text:span>buffer<text:span text:style-name="OrgSrcHighlightOperatorsFace">-</text:span>create<text:s/><text:span text:style-name="OrgSrcFontLockStringFace">"scratch.jl"</text:span>))</text:p>
      <text:p text:style-name="OrgSrcBlock"><text:s/><text:s/><text:s/><text:s/>(switch<text:span text:style-name="OrgSrcHighlightOperatorsFace">-</text:span>to<text:span text:style-name="OrgSrcHighlightOperatorsFace">-</text:span>buffer<text:s/>new<text:span text:style-name="OrgSrcHighlightOperatorsFace">-</text:span>buf)</text:p>
      <text:p text:style-name="OrgSrcBlock"><text:s/><text:s/><text:s/><text:s/>(julia<text:span text:style-name="OrgSrcHighlightOperatorsFace">-</text:span>mode)</text:p>
      <text:p text:style-name="OrgSrcBlock"><text:s/><text:s/><text:s/><text:s/>(<text:span text:style-name="OrgSrcFontLockKeywordFace">setq</text:span><text:s/>w1<text:s/>(selected<text:span text:style-name="OrgSrcHighlightOperatorsFace">-</text:span>window))</text:p>
      <text:p text:style-name="OrgSrcBlock"><text:s/><text:s/><text:s/><text:s/>(<text:span text:style-name="OrgSrcFontLockKeywordFace">setq</text:span><text:s/>w1name<text:s/>(buffer<text:span text:style-name="OrgSrcHighlightOperatorsFace">-</text:span>name))</text:p>
      <text:p text:style-name="OrgSrcBlock"><text:s/><text:s/><text:s/><text:s/>(<text:span text:style-name="OrgSrcFontLockKeywordFace">setq</text:span><text:s/>w2<text:s/>(split<text:span text:style-name="OrgSrcHighlightOperatorsFace">-</text:span>window<text:s/>w1<text:s/>nil<text:s/>t))</text:p>
      <text:p text:style-name="OrgSrcBlock"><text:s/><text:s/><text:s/><text:s/>(<text:span text:style-name="OrgSrcFontLockKeywordFace">if</text:span><text:s/>(not<text:s/>(member<text:s/><text:span text:style-name="OrgSrcFontLockStringFace">"*julia*"</text:span><text:s/>(mapcar<text:s/>(<text:span text:style-name="OrgSrcFontLockKeywordFace">function</text:span><text:s/>buffer<text:span text:style-name="OrgSrcHighlightOperatorsFace">-</text:span>name)<text:s/>(buffer<text:span text:style-name="OrgSrcHighlightOperatorsFace">-</text:span>list))))</text:p>
      <text:p text:style-name="OrgSrcBlock"><text:tab/>(julia))</text:p>
      <text:p text:style-name="OrgSrcBlock"><text:s/><text:s/><text:s/><text:s/>(set<text:span text:style-name="OrgSrcHighlightOperatorsFace">-</text:span>window<text:span text:style-name="OrgSrcHighlightOperatorsFace">-</text:span>buffer<text:s/>w2<text:s/><text:span text:style-name="OrgSrcFontLockStringFace">"*julia*"</text:span>)</text:p>
      <text:p text:style-name="OrgSrcBlock"><text:s/><text:s/><text:s/><text:s/>(set<text:span text:style-name="OrgSrcHighlightOperatorsFace">-</text:span>window<text:span text:style-name="OrgSrcHighlightOperatorsFace">-</text:span>buffer<text:s/>w1<text:s/>w1name)))</text:p>
      <text:p text:style-name="OrgSrcBlock"/>
      <text:p text:style-name="OrgSrcBlockLastLine">(global<text:span text:style-name="OrgSrcHighlightOperatorsFace">-</text:span>set<text:span text:style-name="OrgSrcHighlightOperatorsFace">-</text:span>key<text:s/>(kbd<text:s/><text:span text:style-name="OrgSrcFontLockStringFace">"C-x<text:s/>6"</text:span>)<text:s/>'jl<text:span text:style-name="OrgSrcHighlightOperatorsFace">-</text:span>scratch)</text:p>
      <text:p text:style-name="OrgSrcBlockLastLine"/>
      <text:h text:style-name="Heading_20_2" text:outline-level="2" text:is-list-header="false">
<text:bookmark-start text:name="OrgXref.orgcc65839"/>
<text:bookmark text:name="orgcc65839"/>Install other Julia modes (apart from ESS)
<text:bookmark-end text:name="OrgXref.orgcc65839"/></text:h>
      <text:p text:style-name="OrgSrcBlock"/>
      <text:p text:style-name="OrgSrcBlock">(use<text:span text:style-name="OrgSrcHighlightOperatorsFace">-</text:span>package<text:s/>julia<text:span text:style-name="OrgSrcHighlightOperatorsFace">-</text:span>mode</text:p>
      <text:p text:style-name="OrgSrcBlock"><text:s/><text:s/><text:span text:style-name="OrgSrcHighlightOperatorsFace">:</text:span>ensure<text:s/>t)</text:p>
      <text:p text:style-name="OrgSrcBlock"/>
      <text:p text:style-name="OrgSrcBlock">(use<text:span text:style-name="OrgSrcHighlightOperatorsFace">-</text:span>package<text:s/>flycheck<text:span text:style-name="OrgSrcHighlightOperatorsFace">-</text:span>julia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/text:p>
      <text:p text:style-name="OrgSrcBlock"><text:s/><text:s/>(add<text:span text:style-name="OrgSrcHighlightOperatorsFace">-</text:span>hook<text:s/>'ess<text:span text:style-name="OrgSrcHighlightOperatorsFace">-</text:span>julia<text:span text:style-name="OrgSrcHighlightOperatorsFace">-</text:span>mode<text:span text:style-name="OrgSrcHighlightOperatorsFace">-</text:span>hook<text:s/>#'flycheck<text:span text:style-name="OrgSrcHighlightOperatorsFace">-</text:span>julia<text:span text:style-name="OrgSrcHighlightOperatorsFace">-</text:span>setup))</text:p>
      <text:p text:style-name="OrgSrcBlock"/>
      <text:p text:style-name="OrgSrcBlock">(use<text:span text:style-name="OrgSrcHighlightOperatorsFace">-</text:span>package<text:s/>julia<text:span text:style-name="OrgSrcHighlightOperatorsFace">-</text:span>repl</text:p>
      <text:p text:style-name="OrgSrcBlock"><text:s/><text:s/><text:span text:style-name="OrgSrcHighlightOperatorsFace">:</text:span>ensure<text:s/>t</text:p>
      <text:p text:style-name="OrgSrcBlock"><text:s/><text:s/><text:span text:style-name="OrgSrcHighlightOperatorsFace">:</text:span>init</text:p>
      <text:p text:style-name="OrgSrcBlock"><text:s/><text:s/>(with<text:span text:style-name="OrgSrcHighlightOperatorsFace">-</text:span>eval<text:span text:style-name="OrgSrcHighlightOperatorsFace">-</text:span>after<text:span text:style-name="OrgSrcHighlightOperatorsFace">-</text:span>load<text:s/>'julia<text:span text:style-name="OrgSrcHighlightOperatorsFace">-</text:span>mode</text:p>
      <text:p text:style-name="OrgSrcBlock"><text:s/><text:s/><text:s/><text:s/>(add<text:span text:style-name="OrgSrcHighlightOperatorsFace">-</text:span>hook<text:s/>'flycheck<text:span text:style-name="OrgSrcHighlightOperatorsFace">-</text:span>mode<text:span text:style-name="OrgSrcHighlightOperatorsFace">-</text:span>hook<text:s/>#'flycheck<text:span text:style-name="OrgSrcHighlightOperatorsFace">-</text:span>julia<text:span text:style-name="OrgSrcHighlightOperatorsFace">-</text:span>setup)))</text:p>
      <text:p text:style-name="OrgSrcBlock"/>
      <text:p text:style-name="OrgSrcBlock">(<text:span text:style-name="OrgSrcFontLockKeywordFace">setq</text:span><text:s/>julia<text:span text:style-name="OrgSrcHighlightOperatorsFace">-</text:span>repl<text:span text:style-name="OrgSrcHighlightOperatorsFace">-</text:span>executable<text:span text:style-name="OrgSrcHighlightOperatorsFace">-</text:span>records</text:p>
      <text:p text:style-name="OrgSrcBlock"><text:s/><text:s/><text:s/><text:s/><text:s/><text:s/>'((default<text:s/><text:span text:style-name="OrgSrcFontLockStringFace">"/home/jorge/julia-1.3.1/bin/julia"</text:span>)))</text:p>
      <text:p text:style-name="OrgSrcBlock"/>
      <text:p text:style-name="OrgSrcBlock"><text:span text:style-name="OrgSrcFontLockCommentDelimiterFace">;;<text:s/></text:span><text:span text:style-name="OrgSrcFontLockCommentFace">(add-to-list<text:s/>'load-path<text:s/>"/home/jorge/julia-1.3.1/bin/julia")</text:span></text:p>
      <text:p text:style-name="OrgSrcBlockLastLine"><text:span text:style-name="OrgSrcFontLockCommentDelimiterFace">;;<text:s/></text:span><text:span text:style-name="OrgSrcFontLockCommentFace">(add-hook<text:s/>'julia-mode-hook<text:s/>'julia-repl-mode)</text:span></text:p>
      <text:p text:style-name="OrgSrcBlockLastLine"/>
      <text:p text:style-name="OrgSrcBlockLastLine"/>
      <text:h text:style-name="Heading_20_1" text:outline-level="1" text:is-list-header="false">
<text:bookmark-start text:name="OrgXref.orgdd7dc8e"/>
<text:bookmark text:name="orgdd7dc8e"/>Customize eshell
<text:bookmark-end text:name="OrgXref.orgdd7dc8e"/></text:h>
      <text:p text:style-name="OrgSrcBlock"><text:span text:style-name="OrgSrcFontLockCommentDelimiterFace">;;<text:s/></text:span><text:span text:style-name="OrgSrcFontLockCommentFace">(use-package<text:s/>dash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init<text:s/>(require<text:s/>'dash))</text:span></text:p>
      <text:p text:style-name="OrgSrcBlock"/>
      <text:p text:style-name="OrgSrcBlock"><text:span text:style-name="OrgSrcFontLockCommentDelimiterFace">;;<text:s/></text:span><text:span text:style-name="OrgSrcFontLockCommentFace">(use-package<text:s/>s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init<text:s/>(require<text:s/>'s))</text:span></text:p>
      <text:p text:style-name="OrgSrcBlock"/>
      <text:p text:style-name="OrgSrcBlock"><text:span text:style-name="OrgSrcFontLockCommentDelimiterFace">;;<text:s/></text:span><text:span text:style-name="OrgSrcFontLockCommentFace">(use-package<text:s/>all-the-icons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init<text:s/>(require<text:s/>'all-the-icons))</text:span></text:p>
      <text:p text:style-name="OrgSrcBlock"/>
      <text:p text:style-name="OrgSrcBlock"><text:span text:style-name="OrgSrcFontLockCommentDelimiterFace">;;<text:s/></text:span><text:span text:style-name="OrgSrcFontLockCommentFace">(defmacro<text:s/>with-face<text:s/>(STR<text:s/>&amp;rest<text:s/>PROPS)</text:span></text:p>
      <text:p text:style-name="OrgSrcBlock"><text:span text:style-name="OrgSrcFontLockCommentDelimiterFace">;;<text:s/><text:s/><text:s/></text:span><text:span text:style-name="OrgSrcFontLockCommentFace">"Return<text:s/>STR<text:s/>propertized<text:s/>with<text:s/>PROPS."</text:span></text:p>
      <text:p text:style-name="OrgSrcBlock"><text:span text:style-name="OrgSrcFontLockCommentDelimiterFace">;;<text:s/><text:s/><text:s/></text:span><text:span text:style-name="OrgSrcFontLockCommentFace">`(propertize<text:s/>,STR<text:s/>'face<text:s/>(list<text:s/>,@PROPS)))</text:span></text:p>
      <text:p text:style-name="OrgSrcBlock"/>
      <text:p text:style-name="OrgSrcBlock"><text:span text:style-name="OrgSrcFontLockCommentDelimiterFace">;;<text:s/></text:span><text:span text:style-name="OrgSrcFontLockCommentFace">(defmacro<text:s/>esh-section<text:s/>(NAME<text:s/>ICON<text:s/>FORM<text:s/>&amp;rest<text:s/>PROPS)</text:span></text:p>
      <text:p text:style-name="OrgSrcBlock"><text:span text:style-name="OrgSrcFontLockCommentDelimiterFace">;;<text:s/><text:s/><text:s/></text:span><text:span text:style-name="OrgSrcFontLockCommentFace">"Build<text:s/>eshell<text:s/>section<text:s/>NAME<text:s/>with<text:s/>ICON<text:s/>prepended<text:s/>to<text:s/>evaled<text:s/>FORM<text:s/>with<text:s/>PROPS."</text:span></text:p>
      <text:p text:style-name="OrgSrcBlock"><text:span text:style-name="OrgSrcFontLockCommentDelimiterFace">;;<text:s/><text:s/><text:s/></text:span><text:span text:style-name="OrgSrcFontLockCommentFace">`(setq<text:s/>,NAME</text:span></text:p>
      <text:p text:style-name="OrgSrcBlock"><text:span text:style-name="OrgSrcFontLockCommentDelimiterFace">;;<text:s/></text:span><text:span text:style-name="OrgSrcFontLockCommentFace"><text:tab/><text:s/>(lambda<text:s/>()<text:s/>(when<text:s/>,FORM</text:span></text:p>
      <text:p text:style-name="OrgSrcBlock"><text:span text:style-name="OrgSrcFontLockCommentDelimiterFace">;;<text:s/></text:span><text:span text:style-name="OrgSrcFontLockCommentFace"><text:tab/><text:tab/><text:s/><text:s/><text:s/><text:s/><text:s/><text:s/>(-&gt;<text:s/>,ICON</text:span></text:p>
      <text:p text:style-name="OrgSrcBlock"><text:span text:style-name="OrgSrcFontLockCommentDelimiterFace">;;<text:s/></text:span><text:span text:style-name="OrgSrcFontLockCommentFace"><text:tab/><text:tab/><text:tab/><text:s/><text:s/>(concat<text:s/>esh-section-delim<text:s/>,FORM)</text:span></text:p>
      <text:p text:style-name="OrgSrcBlock"><text:span text:style-name="OrgSrcFontLockCommentDelimiterFace">;;<text:s/></text:span><text:span text:style-name="OrgSrcFontLockCommentFace"><text:tab/><text:tab/><text:tab/><text:s/><text:s/>(with-face<text:s/>,@PROPS))))))</text:span></text:p>
      <text:p text:style-name="OrgSrcBlock"/>
      <text:p text:style-name="OrgSrcBlock"><text:span text:style-name="OrgSrcFontLockCommentDelimiterFace">;;<text:s/></text:span><text:span text:style-name="OrgSrcFontLockCommentFace">(defun<text:s/>esh-acc<text:s/>(acc<text:s/>x)</text:span></text:p>
      <text:p text:style-name="OrgSrcBlock"><text:span text:style-name="OrgSrcFontLockCommentDelimiterFace">;;<text:s/><text:s/><text:s/></text:span><text:span text:style-name="OrgSrcFontLockCommentFace">"Accumulator<text:s/>for<text:s/>evaluating<text:s/>and<text:s/>concatenating<text:s/>esh-sections."</text:span></text:p>
      <text:p text:style-name="OrgSrcBlock"><text:span text:style-name="OrgSrcFontLockCommentDelimiterFace">;;<text:s/><text:s/><text:s/></text:span><text:span text:style-name="OrgSrcFontLockCommentFace">(--if-let<text:s/>(funcall<text:s/>x)</text:span></text:p>
      <text:p text:style-name="OrgSrcBlock"><text:span text:style-name="OrgSrcFontLockCommentDelimiterFace">;;<text:s/><text:s/><text:s/><text:s/><text:s/><text:s/><text:s/></text:span><text:span text:style-name="OrgSrcFontLockCommentFace">(if<text:s/>(s-blank?<text:s/>acc)</text:span></text:p>
      <text:p text:style-name="OrgSrcBlock"><text:span text:style-name="OrgSrcFontLockCommentDelimiterFace">;;<text:s/></text:span><text:span text:style-name="OrgSrcFontLockCommentFace"><text:tab/><text:s/><text:s/>it</text:span></text:p>
      <text:p text:style-name="OrgSrcBlock"><text:span text:style-name="OrgSrcFontLockCommentDelimiterFace">;;<text:s/></text:span><text:span text:style-name="OrgSrcFontLockCommentFace"><text:tab/>(concat<text:s/>acc<text:s/>esh-sep<text:s/>it))</text:span></text:p>
      <text:p text:style-name="OrgSrcBlock"><text:span text:style-name="OrgSrcFontLockCommentDelimiterFace">;;<text:s/><text:s/><text:s/><text:s/><text:s/></text:span><text:span text:style-name="OrgSrcFontLockCommentFace">acc))</text:span></text:p>
      <text:p text:style-name="OrgSrcBlock"/>
      <text:p text:style-name="OrgSrcBlock"><text:span text:style-name="OrgSrcFontLockCommentDelimiterFace">;;<text:s/></text:span><text:span text:style-name="OrgSrcFontLockCommentFace">(defun<text:s/>esh-prompt-func<text:s/>()</text:span></text:p>
      <text:p text:style-name="OrgSrcBlock"><text:span text:style-name="OrgSrcFontLockCommentDelimiterFace">;;<text:s/><text:s/><text:s/></text:span><text:span text:style-name="OrgSrcFontLockCommentFace">"Build<text:s/>`</text:span><text:span text:style-name="OrgSrcFontLockConstantFace">eshell-prompt-function</text:span><text:span text:style-name="OrgSrcFontLockCommentFace">'"</text:span></text:p>
      <text:p text:style-name="OrgSrcBlock"><text:span text:style-name="OrgSrcFontLockCommentDelimiterFace">;;<text:s/><text:s/><text:s/></text:span><text:span text:style-name="OrgSrcFontLockCommentFace">(concat<text:s/>esh-header</text:span></text:p>
      <text:p text:style-name="OrgSrcBlock"><text:span text:style-name="OrgSrcFontLockCommentDelimiterFace">;;<text:s/></text:span><text:span text:style-name="OrgSrcFontLockCommentFace"><text:tab/><text:s/><text:s/>(-reduce-from<text:s/>'esh-acc<text:s/>""<text:s/>eshell-funcs)</text:span></text:p>
      <text:p text:style-name="OrgSrcBlock"><text:span text:style-name="OrgSrcFontLockCommentDelimiterFace">;;<text:s/></text:span><text:span text:style-name="OrgSrcFontLockCommentFace"><text:tab/><text:s/><text:s/>"\n"</text:span></text:p>
      <text:p text:style-name="OrgSrcBlock"><text:span text:style-name="OrgSrcFontLockCommentDelimiterFace">;;<text:s/></text:span><text:span text:style-name="OrgSrcFontLockCommentFace"><text:tab/><text:s/><text:s/>eshell-prompt-string))</text:span></text:p>
      <text:p text:style-name="OrgSrcBlock"/>
      <text:p text:style-name="OrgSrcBlock"><text:span text:style-name="OrgSrcFontLockCommentDelimiterFace">;;<text:s/></text:span><text:span text:style-name="OrgSrcFontLockCommentFace">(esh-section<text:s/>esh-dir</text:span></text:p>
      <text:p text:style-name="OrgSrcBlock"><text:span text:style-name="OrgSrcFontLockCommentDelimiterFace">;;<text:s/></text:span><text:span text:style-name="OrgSrcFontLockCommentFace"><text:tab/><text:s/><text:s/><text:s/><text:s/><text:s/>"\xf07c"<text:s/><text:s/>;<text:s/><text:s/>(faicon<text:s/>folder)</text:span></text:p>
      <text:p text:style-name="OrgSrcBlock"><text:span text:style-name="OrgSrcFontLockCommentDelimiterFace">;;<text:s/></text:span><text:span text:style-name="OrgSrcFontLockCommentFace"><text:tab/><text:s/><text:s/><text:s/><text:s/><text:s/>(abbreviate-file-name<text:s/>(eshell/pwd))</text:span></text:p>
      <text:p text:style-name="OrgSrcBlock"><text:span text:style-name="OrgSrcFontLockCommentDelimiterFace">;;<text:s/></text:span><text:span text:style-name="OrgSrcFontLockCommentFace"><text:tab/><text:s/><text:s/><text:s/><text:s/><text:s/>'(:foreground<text:s/>"gold"<text:s/>:bold<text:s/>ultra-bold<text:s/>:underline<text:s/>t))</text:span></text:p>
      <text:p text:style-name="OrgSrcBlock"/>
      <text:p text:style-name="OrgSrcBlock"><text:span text:style-name="OrgSrcFontLockCommentDelimiterFace">;;<text:s/></text:span><text:span text:style-name="OrgSrcFontLockCommentFace">(esh-section<text:s/>esh-git</text:span></text:p>
      <text:p text:style-name="OrgSrcBlock"><text:span text:style-name="OrgSrcFontLockCommentDelimiterFace">;;<text:s/></text:span><text:span text:style-name="OrgSrcFontLockCommentFace"><text:tab/><text:s/><text:s/><text:s/><text:s/><text:s/>"\xe907"<text:s/><text:s/>;<text:s/><text:s/>(git<text:s/>icon)</text:span></text:p>
      <text:p text:style-name="OrgSrcBlock"><text:span text:style-name="OrgSrcFontLockCommentDelimiterFace">;;<text:s/></text:span><text:span text:style-name="OrgSrcFontLockCommentFace"><text:tab/><text:s/><text:s/><text:s/><text:s/><text:s/>(magit-get-current-branch)</text:span></text:p>
      <text:p text:style-name="OrgSrcBlock"><text:span text:style-name="OrgSrcFontLockCommentDelimiterFace">;;<text:s/></text:span><text:span text:style-name="OrgSrcFontLockCommentFace"><text:tab/><text:s/><text:s/><text:s/><text:s/><text:s/>'(:foreground<text:s/>"pink"))</text:span></text:p>
      <text:p text:style-name="OrgSrcBlock"/>
      <text:p text:style-name="OrgSrcBlock"><text:span text:style-name="OrgSrcFontLockCommentDelimiterFace">;;<text:s/></text:span><text:span text:style-name="OrgSrcFontLockCommentFace">;;<text:s/>Separator<text:s/>between<text:s/>esh-sections</text:span></text:p>
      <text:p text:style-name="OrgSrcBlock"><text:span text:style-name="OrgSrcFontLockCommentDelimiterFace">;;<text:s/></text:span><text:span text:style-name="OrgSrcFontLockCommentFace">(setq<text:s/>esh-sep<text:s/>"<text:s/><text:s/>")<text:s/><text:s/>;<text:s/>or<text:s/>"<text:s/>|<text:s/>"</text:span></text:p>
      <text:p text:style-name="OrgSrcBlock"/>
      <text:p text:style-name="OrgSrcBlock"><text:span text:style-name="OrgSrcFontLockCommentDelimiterFace">;;<text:s/></text:span><text:span text:style-name="OrgSrcFontLockCommentFace">;;<text:s/>Separator<text:s/>between<text:s/>an<text:s/>esh-section<text:s/>icon<text:s/>and<text:s/>form</text:span></text:p>
      <text:p text:style-name="OrgSrcBlock"><text:span text:style-name="OrgSrcFontLockCommentDelimiterFace">;;<text:s/></text:span><text:span text:style-name="OrgSrcFontLockCommentFace">(setq<text:s/>esh-section-delim<text:s/>"<text:s/>")</text:span></text:p>
      <text:p text:style-name="OrgSrcBlock"/>
      <text:p text:style-name="OrgSrcBlock"><text:span text:style-name="OrgSrcFontLockCommentDelimiterFace">;;<text:s/></text:span><text:span text:style-name="OrgSrcFontLockCommentFace">;;<text:s/>Eshell<text:s/>prompt<text:s/>header</text:span></text:p>
      <text:p text:style-name="OrgSrcBlock"><text:span text:style-name="OrgSrcFontLockCommentDelimiterFace">;;<text:s/></text:span><text:span text:style-name="OrgSrcFontLockCommentFace">(setq<text:s/>esh-header<text:s/>"")<text:s/><text:s/>;<text:s/>or<text:s/>"\n┌─"</text:span></text:p>
      <text:p text:style-name="OrgSrcBlock"/>
      <text:p text:style-name="OrgSrcBlock"><text:span text:style-name="OrgSrcFontLockCommentDelimiterFace">;;<text:s/></text:span><text:span text:style-name="OrgSrcFontLockCommentFace">;;<text:s/>Eshell<text:s/>prompt<text:s/>regexp<text:s/>and<text:s/>string.<text:s/>Unless<text:s/>you<text:s/>are<text:s/>varying<text:s/>the<text:s/>prompt<text:s/>by<text:s/>eg.</text:span></text:p>
      <text:p text:style-name="OrgSrcBlock"><text:span text:style-name="OrgSrcFontLockCommentDelimiterFace">;;<text:s/></text:span><text:span text:style-name="OrgSrcFontLockCommentFace">;;<text:s/>your<text:s/>login,<text:s/>these<text:s/>can<text:s/>be<text:s/>the<text:s/>same.</text:span></text:p>
      <text:p text:style-name="OrgSrcBlock"><text:span text:style-name="OrgSrcFontLockCommentDelimiterFace">;;<text:s/></text:span><text:span text:style-name="OrgSrcFontLockCommentFace">(setq<text:s/>eshell-prompt-regexp<text:s/>"<text:s/>")<text:s/><text:s/><text:s/>;<text:s/>or<text:s/>"└─&gt;<text:s/>"</text:span></text:p>
      <text:p text:style-name="OrgSrcBlock"><text:span text:style-name="OrgSrcFontLockCommentDelimiterFace">;;<text:s/></text:span><text:span text:style-name="OrgSrcFontLockCommentFace">(setq<text:s/>eshell-prompt-string<text:s/>"<text:s/>")<text:s/><text:s/><text:s/>;<text:s/>or<text:s/>"└─&gt;<text:s/>"</text:span></text:p>
      <text:p text:style-name="OrgSrcBlock"/>
      <text:p text:style-name="OrgSrcBlock"><text:span text:style-name="OrgSrcFontLockCommentDelimiterFace">;;<text:s/></text:span><text:span text:style-name="OrgSrcFontLockCommentFace">;;<text:s/>Choose<text:s/>which<text:s/>eshell-funcs<text:s/>to<text:s/>enable</text:span></text:p>
      <text:p text:style-name="OrgSrcBlock"><text:span text:style-name="OrgSrcFontLockCommentDelimiterFace">;;<text:s/></text:span><text:span text:style-name="OrgSrcFontLockCommentFace">(setq<text:s/>eshell-funcs<text:s/>(list<text:s/>esh-dir<text:s/>esh-git))</text:span></text:p>
      <text:p text:style-name="OrgSrcBlock"/>
      <text:p text:style-name="OrgSrcBlock"><text:span text:style-name="OrgSrcFontLockCommentDelimiterFace">;;<text:s/></text:span><text:span text:style-name="OrgSrcFontLockCommentFace">;;<text:s/>Enable<text:s/>the<text:s/>new<text:s/>eshell<text:s/>prompt</text:span></text:p>
      <text:p text:style-name="OrgSrcBlockLastLine"><text:span text:style-name="OrgSrcFontLockCommentDelimiterFace">;;<text:s/></text:span><text:span text:style-name="OrgSrcFontLockCommentFace">(setq<text:s/>eshell-prompt-function<text:s/>'esh-prompt-func)</text:span></text:p>
      <text:p text:style-name="OrgSrcBlockLastLine"/>
      <text:h text:style-name="Heading_20_1" text:outline-level="1" text:is-list-header="false">
<text:bookmark-start text:name="OrgXref.org0d38729"/>
<text:bookmark text:name="org0d38729"/>Docker
<text:bookmark-end text:name="OrgXref.org0d38729"/></text:h>
      <text:p text:style-name="OrgSrcBlock">(use<text:span text:style-name="OrgSrcHighlightOperatorsFace">-</text:span>package<text:s/>docker<text:span text:style-name="OrgSrcHighlightOperatorsFace">-</text:span>compose<text:span text:style-name="OrgSrcHighlightOperatorsFace">-</text:span>mode</text:p>
      <text:p text:style-name="OrgSrcBlock"><text:s/><text:s/><text:span text:style-name="OrgSrcHighlightOperatorsFace">:</text:span>ensure<text:s/>t)</text:p>
      <text:p text:style-name="OrgSrcBlock"/>
      <text:p text:style-name="OrgSrcBlock">(use<text:span text:style-name="OrgSrcHighlightOperatorsFace">-</text:span>package<text:s/>dockerfile<text:span text:style-name="OrgSrcHighlightOperatorsFace">-</text:span>mode</text:p>
      <text:p text:style-name="OrgSrcBlock"><text:s/><text:s/><text:span text:style-name="OrgSrcHighlightOperatorsFace">:</text:span>ensure<text:s/>t)</text:p>
      <text:p text:style-name="OrgSrcBlock"/>
      <text:p text:style-name="OrgSrcBlock">(add<text:span text:style-name="OrgSrcHighlightOperatorsFace">-</text:span>to<text:span text:style-name="OrgSrcHighlightOperatorsFace">-</text:span>list<text:s/>'auto<text:span text:style-name="OrgSrcHighlightOperatorsFace">-</text:span>mode<text:span text:style-name="OrgSrcHighlightOperatorsFace">-</text:span>alist<text:s/>'(<text:span text:style-name="OrgSrcFontLockStringFace">"Dockerfile</text:span><text:span text:style-name="OrgSrcHesEscapeBackslashFace">\</text:span><text:span text:style-name="OrgSrcHesEscapeSequenceFace">\</text:span><text:span text:style-name="OrgSrcFontLockStringFace">'"</text:span><text:s/><text:span text:style-name="OrgSrcHighlightOperatorsFace">.</text:span><text:s/>dockerfile<text:span text:style-name="OrgSrcHighlightOperatorsFace">-</text:span>mode))</text:p>
      <text:p text:style-name="OrgSrcBlock">(put<text:s/>'dockerfile<text:span text:style-name="OrgSrcHighlightOperatorsFace">-</text:span>image<text:span text:style-name="OrgSrcHighlightOperatorsFace">-</text:span>name<text:s/>'safe<text:span text:style-name="OrgSrcHighlightOperatorsFace">-</text:span>local<text:span text:style-name="OrgSrcHighlightOperatorsFace">-</text:span>variable<text:s/>#'stringp)</text:p>
      <text:p text:style-name="OrgSrcBlock"/>
      <text:p text:style-name="OrgSrcBlock"><text:span text:style-name="OrgSrcFontLockCommentDelimiterFace">;;<text:s/></text:span><text:span text:style-name="OrgSrcFontLockCommentFace">https://stat.ethz.ch/pipermail/ess-help/2017-April/012252.html</text:span></text:p>
      <text:p text:style-name="OrgSrcBlock"/>
      <text:p text:style-name="OrgSrcBlock"><text:span text:style-name="OrgSrcFontLockCommentDelimiterFace">;;<text:s/></text:span><text:span text:style-name="OrgSrcFontLockCommentFace">(defun<text:s/>R-docker<text:s/>()</text:span></text:p>
      <text:p text:style-name="OrgSrcBlock"><text:span text:style-name="OrgSrcFontLockCommentDelimiterFace">;;<text:s/><text:s/><text:s/></text:span><text:span text:style-name="OrgSrcFontLockCommentFace">(interactive)</text:span></text:p>
      <text:p text:style-name="OrgSrcBlock"><text:span text:style-name="OrgSrcFontLockCommentDelimiterFace">;;<text:s/><text:s/><text:s/></text:span><text:span text:style-name="OrgSrcFontLockCommentFace">(let<text:s/>((ess-r-customize-alist</text:span></text:p>
      <text:p text:style-name="OrgSrcBlock"><text:span text:style-name="OrgSrcFontLockCommentDelimiterFace">;;<text:s/><text:s/><text:s/><text:s/><text:s/><text:s/><text:s/><text:s/><text:s/><text:s/></text:span><text:span text:style-name="OrgSrcFontLockCommentFace">(append<text:s/>ess-r-customize-alist</text:span></text:p>
      <text:p text:style-name="OrgSrcBlock"><text:span text:style-name="OrgSrcFontLockCommentDelimiterFace">;;<text:s/><text:s/><text:s/><text:s/><text:s/><text:s/><text:s/><text:s/><text:s/><text:s/><text:s/><text:s/><text:s/><text:s/><text:s/><text:s/><text:s/><text:s/></text:span><text:span text:style-name="OrgSrcFontLockCommentFace">'((inferior-ess-program<text:s/>.<text:s/>"path/to/R-docker"))))</text:span></text:p>
      <text:p text:style-name="OrgSrcBlock"><text:span text:style-name="OrgSrcFontLockCommentDelimiterFace">;;<text:s/><text:s/><text:s/><text:s/><text:s/><text:s/><text:s/><text:s/><text:s/></text:span><text:span text:style-name="OrgSrcFontLockCommentFace">(ess-R-readline<text:s/>t))</text:span></text:p>
      <text:p text:style-name="OrgSrcBlockLastLine"><text:span text:style-name="OrgSrcFontLockCommentDelimiterFace">;;<text:s/><text:s/><text:s/><text:s/><text:s/></text:span><text:span text:style-name="OrgSrcFontLockCommentFace">(R)))</text:span></text:p>
      <text:p text:style-name="OrgSrcBlockLastLine"/>
      <text:h text:style-name="Heading_20_1" text:outline-level="1" text:is-list-header="false">
<text:bookmark-start text:name="OrgXref.orgaa261e0"/>
<text:bookmark text:name="orgaa261e0"/>Rename buffers
<text:bookmark-end text:name="OrgXref.orgaa261e0"/></text:h>
      <text:p text:style-name="OrgSrcBlock">(<text:span text:style-name="OrgSrcFontLockKeywordFace">defun</text:span><text:s/>rename<text:span text:style-name="OrgSrcHighlightOperatorsFace">-</text:span>file<text:span text:style-name="OrgSrcHighlightOperatorsFace">-</text:span>and<text:span text:style-name="OrgSrcHighlightOperatorsFace">-</text:span>buffer<text:s/>()</text:p>
      <text:p text:style-name="OrgSrcBlock"><text:s/><text:s/><text:span text:style-name="OrgSrcFontLockDocFace">"Rename<text:s/>the<text:s/>current<text:s/>buffer<text:s/>and<text:s/>file<text:s/>it<text:s/>is<text:s/>visit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name<text:s/>(buffer<text:span text:style-name="OrgSrcHighlightOperatorsFace">-</text:span>file<text:span text:style-name="OrgSrcHighlightOperatorsFace">-</text:span>name)))</text:p>
      <text:p text:style-name="OrgSrcBlock"><text:s/><text:s/><text:s/><text:s/>(<text:span text:style-name="OrgSrcFontLockKeywordFace">if</text:span><text:s/>(not<text:s/>(<text:span text:style-name="OrgSrcFontLockKeywordFace">and</text:span><text:s/>filename<text:s/>(file<text:span text:style-name="OrgSrcHighlightOperatorsFace">-</text:span>exists<text:span text:style-name="OrgSrcHighlightOperatorsFace">-</text:span>p<text:s/>filename)))</text:p>
      <text:p text:style-name="OrgSrcBlock"><text:tab/>(message<text:s/><text:span text:style-name="OrgSrcFontLockStringFace">"Buffer<text:s/>is<text:s/>not<text:s/>visiting<text:s/>a<text:s/>file!"</text:span>)</text:p>
      <text:p text:style-name="OrgSrcBlock"><text:s/><text:s/><text:s/><text:s/><text:s/><text:s/>(<text:span text:style-name="OrgSrcFontLockKeywordFace">let</text:span><text:s/>((new<text:span text:style-name="OrgSrcHighlightOperatorsFace">-</text:span>name<text:s/>(read<text:span text:style-name="OrgSrcHighlightOperatorsFace">-</text:span>file<text:span text:style-name="OrgSrcHighlightOperatorsFace">-</text:span>name<text:s/><text:span text:style-name="OrgSrcFontLockStringFace">"New<text:s/>name:<text:s/>"</text:span><text:s/>filename)))</text:p>
      <text:p text:style-name="OrgSrcBlock"><text:tab/>(<text:span text:style-name="OrgSrcFontLockKeywordFace">cond</text:span></text:p>
      <text:p text:style-name="OrgSrcBlock"><text:tab/><text:s/>((vc<text:span text:style-name="OrgSrcHighlightOperatorsFace">-</text:span>backend<text:s/>filename)<text:s/>(vc<text:span text:style-name="OrgSrcHighlightOperatorsFace">-</text:span>rename<text:span text:style-name="OrgSrcHighlightOperatorsFace">-</text:span>file<text:s/>filename<text:s/>new<text:span text:style-name="OrgSrcHighlightOperatorsFace">-</text:span>name))</text:p>
      <text:p text:style-name="OrgSrcBlock"><text:tab/><text:s/>(t</text:p>
      <text:p text:style-name="OrgSrcBlock"><text:tab/><text:s/><text:s/>(rename<text:span text:style-name="OrgSrcHighlightOperatorsFace">-</text:span>file<text:s/>filename<text:s/>new<text:span text:style-name="OrgSrcHighlightOperatorsFace">-</text:span>name<text:s/>t)</text:p>
      <text:p text:style-name="OrgSrcBlockLastLine"><text:tab/><text:s/><text:s/>(set<text:span text:style-name="OrgSrcHighlightOperatorsFace">-</text:span>visited<text:span text:style-name="OrgSrcHighlightOperatorsFace">-</text:span>file<text:span text:style-name="OrgSrcHighlightOperatorsFace">-</text:span>name<text:s/>new<text:span text:style-name="OrgSrcHighlightOperatorsFace">-</text:span>name<text:s/>t<text:s/>t))))))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DocFace" style:family="text">
      <style:text-properties fo:color="#6272a4"/>
    </style:style>
    <style:style style:name="OrgSrcFontLockFunctionNameFace" style:family="text">
      <style:text-properties fo:color="#50fa7b"/>
    </style:style>
    <style:style style:name="OrgSrcHesEscapeSequenceFace" style:family="text">
      <style:text-properties fo:color="#f8f8f2"/>
    </style:style>
    <style:style style:name="OrgSrcHesEscapeBackslashFace" style:family="text">
      <style:text-properties fo:color="#f8f8f2"/>
    </style:style>
    <style:style style:name="OrgSrcWhitespaceLine" style:family="text">
      <style:text-properties fo:color="#ff5555"/>
    </style:style>
    <style:style style:name="OrgSrcFontLockConstantFace" style:family="text">
      <style:text-properties fo:color="#8be9fd"/>
    </style:style>
    <style:style style:name="OrgSrcHighlightNumbersNumber" style:family="text">
      <style:text-properties fo:color="#f8f8f2"/>
    </style:style>
    <style:style style:name="OrgSrcFontLockStringFace" style:family="text">
      <style:text-properties fo:color="#f1fa8c"/>
    </style:style>
    <style:style style:name="OrgSrcHighlightOperatorsFace" style:family="text">
      <style:text-properties fo:color="#ffb86c"/>
    </style:style>
    <style:style style:name="OrgSrcFontLockKeywordFace" style:family="text">
      <style:text-properties fo:color="#ff79c6"/>
    </style:style>
    <style:style style:name="OrgSrcBlock" style:family="paragraph" style:parent-style-name="Preformatted_20_Text">
      <style:paragraph-properties fo:background-color="#1e2029" fo:padding="0.049cm" fo:border="0.51pt solid #000000" style:shadow="none">
        <style:background-image/>
      </style:paragraph-properties>
      <style:text-properties fo:color="#f8f8f2"/>
    </style:style>
    <style:style style:name="OrgSrcFontLockCommentFace" style:family="text">
      <style:text-properties fo:color="#6272a4"/>
    </style:style>
    <style:style style:name="OrgSrcFontLockCommentDelimiterFace" style:family="text">
      <style:text-properties fo:color="#6272a4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rge</dc:creator>
    <meta:initial-creator>Jorge</meta:initial-creator>
    <dc:date>2020-05-15T09:18:30</dc:date>
    <meta:creation-date>2020-05-15T09:18:30</meta:creation-date>
    <meta:generator>Emacs 26.3 (Org mode 9.1.9)</meta:generator>
    <meta:keyword/>
    <dc:subject/>
    <dc:title/>
  </office:meta>
</office:document-meta>
</file>